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0063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0.656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929in"/>
    </style:style>
    <style:style style:name="co6" style:family="table-column">
      <style:table-column-properties fo:break-before="auto" style:column-width="1.8055in"/>
    </style:style>
    <style:style style:name="co7" style:family="table-column">
      <style:table-column-properties fo:break-before="auto" style:column-width="1.0181in"/>
    </style:style>
    <style:style style:name="co8" style:family="table-column">
      <style:table-column-properties fo:break-before="auto" style:column-width="0.7516in"/>
    </style:style>
    <style:style style:name="co9" style:family="table-column">
      <style:table-column-properties fo:break-before="auto" style:column-width="0.4634in"/>
    </style:style>
    <style:style style:name="co10" style:family="table-column">
      <style:table-column-properties fo:break-before="auto" style:column-width="1.0035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1.404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"/>
    <style:style style:name="ce6" style:family="table-cell" style:parent-style-name="Default" style:data-style-name="N2"/>
    <style:style style:name="ce7" style:family="table-cell" style:parent-style-name="Default" style:data-style-name="N99"/>
    <style:style style:name="ce23" style:family="table-cell" style:parent-style-name="Default" style:data-style-name="N11"/>
    <style:style style:name="ce8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"/>
    <style:style style:name="ce10" style:family="table-cell" style:parent-style-name="Default" style:data-style-name="N207"/>
    <style:style style:name="ce11" style:family="table-cell" style:parent-style-name="Default" style:data-style-name="N221"/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3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wrap-option="wrap"/>
    </style:style>
    <style:style style:name="ce28" style:family="table-cell" style:parent-style-name="Default" style:data-style-name="N1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4"/>
    <style:style style:name="ce39" style:family="table-cell" style:parent-style-name="Default" style:data-style-name="N163"/>
  </office:automatic-styles>
  <office:body>
    <office:spreadsheet>
      <table:calculation-settings table:case-sensitive="false" table:automatic-find-labels="false" table:use-regular-expressions="false" table:use-wildcards="true"/>
      <table:table table:name="energy_consumption_time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5" table:default-cell-style-name="ce4"/>
        <table:table-column table:style-name="co3" table:number-columns-repeated="5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otal final energy consumption by consuming sector (GWh)</text:p>
          </table:table-cell>
          <table:covered-table-cell table:number-columns-repeated="5" table:style-name="Default"/>
          <table:table-cell table:number-columns-repeated="58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Domestic</text:p>
          </table:table-cell>
          <table:table-cell table:style-name="ce2" office:value-type="string" calcext:value-type="string">
            <text:p>Transport</text:p>
          </table:table-cell>
          <table:table-cell table:style-name="ce2" office:value-type="string" calcext:value-type="string">
            <text:p>Total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6118.79" calcext:value-type="float">
            <text:p>66118.79</text:p>
          </table:table-cell>
          <table:table-cell office:value-type="float" office:value="15572.61" calcext:value-type="float">
            <text:p>15572.61</text:p>
          </table:table-cell>
          <table:table-cell office:value-type="float" office:value="54105.09" calcext:value-type="float">
            <text:p>54105.09</text:p>
          </table:table-cell>
          <table:table-cell office:value-type="float" office:value="37493.66" calcext:value-type="float">
            <text:p>37493.66</text:p>
          </table:table-cell>
          <table:table-cell office:value-type="float" office:value="173290.15" calcext:value-type="float">
            <text:p>173290.15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1663.83" calcext:value-type="float">
            <text:p>61663.83</text:p>
          </table:table-cell>
          <table:table-cell office:value-type="float" office:value="14895.81" calcext:value-type="float">
            <text:p>14895.81</text:p>
          </table:table-cell>
          <table:table-cell table:style-name="Default" office:value-type="float" office:value="52953.7" calcext:value-type="float">
            <text:p>52953.7</text:p>
          </table:table-cell>
          <table:table-cell office:value-type="float" office:value="38507.32" calcext:value-type="float">
            <text:p>38507.32</text:p>
          </table:table-cell>
          <table:table-cell office:value-type="float" office:value="168020.67" calcext:value-type="float">
            <text:p>168020.67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0514.45" calcext:value-type="float">
            <text:p>60514.45</text:p>
          </table:table-cell>
          <table:table-cell office:value-type="float" office:value="14941.82" calcext:value-type="float">
            <text:p>14941.82</text:p>
          </table:table-cell>
          <table:table-cell office:value-type="float" office:value="52439.27" calcext:value-type="float">
            <text:p>52439.27</text:p>
          </table:table-cell>
          <table:table-cell office:value-type="float" office:value="39297.58" calcext:value-type="float">
            <text:p>39297.58</text:p>
          </table:table-cell>
          <table:table-cell office:value-type="float" office:value="167193.13" calcext:value-type="float">
            <text:p>167193.13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8961.88" calcext:value-type="float">
            <text:p>58961.88</text:p>
          </table:table-cell>
          <table:table-cell office:value-type="float" office:value="16245.39" calcext:value-type="float">
            <text:p>16245.39</text:p>
          </table:table-cell>
          <table:table-cell office:value-type="float" office:value="51366.96" calcext:value-type="float">
            <text:p>51366.96</text:p>
          </table:table-cell>
          <table:table-cell office:value-type="float" office:value="39033.31" calcext:value-type="float">
            <text:p>39033.31</text:p>
          </table:table-cell>
          <table:table-cell office:value-type="float" office:value="165607.53" calcext:value-type="float">
            <text:p>165607.53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Default" office:value-type="float" office:value="52696.8" calcext:value-type="float">
            <text:p>52696.8</text:p>
          </table:table-cell>
          <table:table-cell office:value-type="float" office:value="15414.32" calcext:value-type="float">
            <text:p>15414.32</text:p>
          </table:table-cell>
          <table:table-cell table:style-name="Default" office:value-type="float" office:value="49451.7" calcext:value-type="float">
            <text:p>49451.7</text:p>
          </table:table-cell>
          <table:table-cell office:value-type="float" office:value="38366.25" calcext:value-type="float">
            <text:p>38366.25</text:p>
          </table:table-cell>
          <table:table-cell office:value-type="float" office:value="155929.08" calcext:value-type="float">
            <text:p>155929.08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3499.78" calcext:value-type="float">
            <text:p>53499.78</text:p>
          </table:table-cell>
          <table:table-cell office:value-type="float" office:value="16577.94" calcext:value-type="float">
            <text:p>16577.94</text:p>
          </table:table-cell>
          <table:table-cell office:value-type="float" office:value="50301.27" calcext:value-type="float">
            <text:p>50301.27</text:p>
          </table:table-cell>
          <table:table-cell office:value-type="float" office:value="37653.72" calcext:value-type="float">
            <text:p>37653.72</text:p>
          </table:table-cell>
          <table:table-cell office:value-type="float" office:value="158032.71" calcext:value-type="float">
            <text:p>158032.71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3469.82" calcext:value-type="float">
            <text:p>53469.82</text:p>
          </table:table-cell>
          <table:table-cell office:value-type="float" office:value="15645.19" calcext:value-type="float">
            <text:p>15645.19</text:p>
          </table:table-cell>
          <table:table-cell office:value-type="float" office:value="47351.51" calcext:value-type="float">
            <text:p>47351.51</text:p>
          </table:table-cell>
          <table:table-cell office:value-type="float" office:value="37090.43" calcext:value-type="float">
            <text:p>37090.43</text:p>
          </table:table-cell>
          <table:table-cell office:value-type="float" office:value="153556.94" calcext:value-type="float">
            <text:p>153556.94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0956.28" calcext:value-type="float">
            <text:p>50956.28</text:p>
          </table:table-cell>
          <table:table-cell office:value-type="float" office:value="16411.16" calcext:value-type="float">
            <text:p>16411.16</text:p>
          </table:table-cell>
          <table:table-cell office:value-type="float" office:value="47322.56" calcext:value-type="float">
            <text:p>47322.56</text:p>
          </table:table-cell>
          <table:table-cell office:value-type="float" office:value="36893.45" calcext:value-type="float">
            <text:p>36893.45</text:p>
          </table:table-cell>
          <table:table-cell office:value-type="float" office:value="151583.45" calcext:value-type="float">
            <text:p>151583.45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8702.57" calcext:value-type="float">
            <text:p>48702.57</text:p>
          </table:table-cell>
          <table:table-cell office:value-type="float" office:value="16264.85" calcext:value-type="float">
            <text:p>16264.85</text:p>
          </table:table-cell>
          <table:table-cell office:value-type="float" office:value="47143.04" calcext:value-type="float">
            <text:p>47143.04</text:p>
          </table:table-cell>
          <table:table-cell office:value-type="float" office:value="36858.17" calcext:value-type="float">
            <text:p>36858.17</text:p>
          </table:table-cell>
          <table:table-cell office:value-type="float" office:value="148968.63" calcext:value-type="float">
            <text:p>148968.63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7426.84" calcext:value-type="float">
            <text:p>47426.84</text:p>
          </table:table-cell>
          <table:table-cell office:value-type="float" office:value="15422.04" calcext:value-type="float">
            <text:p>15422.04</text:p>
          </table:table-cell>
          <table:table-cell office:value-type="float" office:value="46579.95" calcext:value-type="float">
            <text:p>46579.95</text:p>
          </table:table-cell>
          <table:table-cell office:value-type="float" office:value="37473.45" calcext:value-type="float">
            <text:p>37473.45</text:p>
          </table:table-cell>
          <table:table-cell office:value-type="float" office:value="146902.28" calcext:value-type="float">
            <text:p>146902.28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5794.46" calcext:value-type="float">
            <text:p>45794.46</text:p>
          </table:table-cell>
          <table:table-cell office:value-type="float" office:value="16575.76" calcext:value-type="float">
            <text:p>16575.76</text:p>
          </table:table-cell>
          <table:table-cell office:value-type="float" office:value="44533.99" calcext:value-type="float">
            <text:p>44533.99</text:p>
          </table:table-cell>
          <table:table-cell office:value-type="float" office:value="37465.58" calcext:value-type="float">
            <text:p>37465.58</text:p>
          </table:table-cell>
          <table:table-cell office:value-type="float" office:value="144369.79" calcext:value-type="float">
            <text:p>144369.79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6823.66" calcext:value-type="float">
            <text:p>46823.66</text:p>
          </table:table-cell>
          <table:table-cell office:value-type="float" office:value="16274.64" calcext:value-type="float">
            <text:p>16274.64</text:p>
          </table:table-cell>
          <table:table-cell office:value-type="float" office:value="44113.04" calcext:value-type="float">
            <text:p>44113.04</text:p>
          </table:table-cell>
          <table:table-cell office:value-type="float" office:value="37735.99" calcext:value-type="float">
            <text:p>37735.99</text:p>
          </table:table-cell>
          <table:table-cell office:value-type="float" office:value="144947.33" calcext:value-type="float">
            <text:p>144947.33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Default" office:value-type="float" office:value="49096.7" calcext:value-type="float">
            <text:p>49096.7</text:p>
          </table:table-cell>
          <table:table-cell office:value-type="float" office:value="16371.27" calcext:value-type="float">
            <text:p>16371.27</text:p>
          </table:table-cell>
          <table:table-cell office:value-type="float" office:value="44719.53" calcext:value-type="float">
            <text:p>44719.53</text:p>
          </table:table-cell>
          <table:table-cell office:value-type="float" office:value="38838.97" calcext:value-type="float">
            <text:p>38838.97</text:p>
          </table:table-cell>
          <table:table-cell office:value-type="float" office:value="149026.47" calcext:value-type="float">
            <text:p>149026.47</text:p>
          </table:table-cell>
          <table:table-cell table:number-columns-repeated="58"/>
        </table:table-row>
        <table:table-row table:style-name="ro1">
          <table:table-cell table:style-name="Default" office:value-type="string" calcext:value-type="string">
            <text:p>Baseline 2005 - 2007</text:p>
          </table:table-cell>
          <table:table-cell table:style-name="Default" office:value-type="float" office:value="62765.6917436489" calcext:value-type="float">
            <text:p>62765.6917436489</text:p>
          </table:table-cell>
          <table:table-cell table:style-name="Default" office:value-type="float" office:value="15136.7447744754" calcext:value-type="float">
            <text:p>15136.7447744754</text:p>
          </table:table-cell>
          <table:table-cell table:style-name="Default" office:value-type="float" office:value="53166.0227858439" calcext:value-type="float">
            <text:p>53166.0227858439</text:p>
          </table:table-cell>
          <table:table-cell table:style-name="Default" office:value-type="float" office:value="38432.8539439999" calcext:value-type="float">
            <text:p>38432.8539439999</text:p>
          </table:table-cell>
          <table:table-cell table:style-name="Default" office:value-type="float" office:value="169501.313247968" calcext:value-type="float">
            <text:p>169501.313247968</text:p>
          </table:table-cell>
          <table:table-cell table:number-columns-repeated="58"/>
        </table:table-row>
      </table:table>
      <table:table table:name="CSV_energy_consumption_time" table:style-name="ta2">
        <office:forms form:automatic-focus="false" form:apply-design-mode="false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Commercial</text:p>
          </table:table-cell>
        </table:table-row>
        <table:table-row table:style-name="ro1">
          <table:table-cell table:style-name="ce5" table:formula="of:=[$energy_consumption_time.A3]" office:value-type="float" office:value="2005" calcext:value-type="float">
            <text:p>2005</text:p>
          </table:table-cell>
          <table:table-cell table:style-name="ce6" table:formula="of:=[$energy_consumption_time.F3]/1000" office:value-type="float" office:value="173.29015" calcext:value-type="float">
            <text:p>173.29</text:p>
          </table:table-cell>
          <table:table-cell table:style-name="ce6" table:formula="of:=[$energy_consumption_time.B3]/1000" office:value-type="float" office:value="66.11879" calcext:value-type="float">
            <text:p>66.12</text:p>
          </table:table-cell>
          <table:table-cell table:style-name="ce6" table:formula="of:=[$energy_consumption_time.D3]/1000" office:value-type="float" office:value="54.10509" calcext:value-type="float">
            <text:p>54.11</text:p>
          </table:table-cell>
          <table:table-cell table:style-name="ce6" table:formula="of:=[$energy_consumption_time.E3]/1000" office:value-type="float" office:value="37.49366" calcext:value-type="float">
            <text:p>37.49</text:p>
          </table:table-cell>
          <table:table-cell table:style-name="ce6" table:formula="of:=[$energy_consumption_time.C3]/1000" office:value-type="float" office:value="15.57261" calcext:value-type="float">
            <text:p>15.57</text:p>
          </table:table-cell>
        </table:table-row>
        <table:table-row table:style-name="ro1">
          <table:table-cell table:style-name="ce5" table:formula="of:=[$energy_consumption_time.A4]" office:value-type="float" office:value="2006" calcext:value-type="float">
            <text:p>2006</text:p>
          </table:table-cell>
          <table:table-cell table:style-name="ce6" table:formula="of:=[$energy_consumption_time.F4]/1000" office:value-type="float" office:value="168.02067" calcext:value-type="float">
            <text:p>168.02</text:p>
          </table:table-cell>
          <table:table-cell table:style-name="ce6" table:formula="of:=[$energy_consumption_time.B4]/1000" office:value-type="float" office:value="61.66383" calcext:value-type="float">
            <text:p>61.66</text:p>
          </table:table-cell>
          <table:table-cell table:style-name="ce6" table:formula="of:=[$energy_consumption_time.D4]/1000" office:value-type="float" office:value="52.9537" calcext:value-type="float">
            <text:p>52.95</text:p>
          </table:table-cell>
          <table:table-cell table:style-name="ce6" table:formula="of:=[$energy_consumption_time.E4]/1000" office:value-type="float" office:value="38.50732" calcext:value-type="float">
            <text:p>38.51</text:p>
          </table:table-cell>
          <table:table-cell table:style-name="ce6" table:formula="of:=[$energy_consumption_time.C4]/1000" office:value-type="float" office:value="14.89581" calcext:value-type="float">
            <text:p>14.90</text:p>
          </table:table-cell>
        </table:table-row>
        <table:table-row table:style-name="ro1">
          <table:table-cell table:style-name="ce5" table:formula="of:=[$energy_consumption_time.A5]" office:value-type="float" office:value="2007" calcext:value-type="float">
            <text:p>2007</text:p>
          </table:table-cell>
          <table:table-cell table:style-name="ce6" table:formula="of:=[$energy_consumption_time.F5]/1000" office:value-type="float" office:value="167.19313" calcext:value-type="float">
            <text:p>167.19</text:p>
          </table:table-cell>
          <table:table-cell table:style-name="ce6" table:formula="of:=[$energy_consumption_time.B5]/1000" office:value-type="float" office:value="60.51445" calcext:value-type="float">
            <text:p>60.51</text:p>
          </table:table-cell>
          <table:table-cell table:style-name="ce6" table:formula="of:=[$energy_consumption_time.D5]/1000" office:value-type="float" office:value="52.43927" calcext:value-type="float">
            <text:p>52.44</text:p>
          </table:table-cell>
          <table:table-cell table:style-name="ce6" table:formula="of:=[$energy_consumption_time.E5]/1000" office:value-type="float" office:value="39.29758" calcext:value-type="float">
            <text:p>39.30</text:p>
          </table:table-cell>
          <table:table-cell table:style-name="ce6" table:formula="of:=[$energy_consumption_time.C5]/1000" office:value-type="float" office:value="14.94182" calcext:value-type="float">
            <text:p>14.94</text:p>
          </table:table-cell>
        </table:table-row>
        <table:table-row table:style-name="ro1">
          <table:table-cell table:style-name="ce5" table:formula="of:=[$energy_consumption_time.A6]" office:value-type="float" office:value="2008" calcext:value-type="float">
            <text:p>2008</text:p>
          </table:table-cell>
          <table:table-cell table:style-name="ce6" table:formula="of:=[$energy_consumption_time.F6]/1000" office:value-type="float" office:value="165.60753" calcext:value-type="float">
            <text:p>165.61</text:p>
          </table:table-cell>
          <table:table-cell table:style-name="ce6" table:formula="of:=[$energy_consumption_time.B6]/1000" office:value-type="float" office:value="58.96188" calcext:value-type="float">
            <text:p>58.96</text:p>
          </table:table-cell>
          <table:table-cell table:style-name="ce6" table:formula="of:=[$energy_consumption_time.D6]/1000" office:value-type="float" office:value="51.36696" calcext:value-type="float">
            <text:p>51.37</text:p>
          </table:table-cell>
          <table:table-cell table:style-name="ce6" table:formula="of:=[$energy_consumption_time.E6]/1000" office:value-type="float" office:value="39.03331" calcext:value-type="float">
            <text:p>39.03</text:p>
          </table:table-cell>
          <table:table-cell table:style-name="ce6" table:formula="of:=[$energy_consumption_time.C6]/1000" office:value-type="float" office:value="16.24539" calcext:value-type="float">
            <text:p>16.25</text:p>
          </table:table-cell>
        </table:table-row>
        <table:table-row table:style-name="ro1">
          <table:table-cell table:style-name="ce5" table:formula="of:=[$energy_consumption_time.A7]" office:value-type="float" office:value="2009" calcext:value-type="float">
            <text:p>2009</text:p>
          </table:table-cell>
          <table:table-cell table:style-name="ce6" table:formula="of:=[$energy_consumption_time.F7]/1000" office:value-type="float" office:value="155.92908" calcext:value-type="float">
            <text:p>155.93</text:p>
          </table:table-cell>
          <table:table-cell table:style-name="ce6" table:formula="of:=[$energy_consumption_time.B7]/1000" office:value-type="float" office:value="52.6968" calcext:value-type="float">
            <text:p>52.70</text:p>
          </table:table-cell>
          <table:table-cell table:style-name="ce6" table:formula="of:=[$energy_consumption_time.D7]/1000" office:value-type="float" office:value="49.4517" calcext:value-type="float">
            <text:p>49.45</text:p>
          </table:table-cell>
          <table:table-cell table:style-name="ce6" table:formula="of:=[$energy_consumption_time.E7]/1000" office:value-type="float" office:value="38.36625" calcext:value-type="float">
            <text:p>38.37</text:p>
          </table:table-cell>
          <table:table-cell table:style-name="ce6" table:formula="of:=[$energy_consumption_time.C7]/1000" office:value-type="float" office:value="15.41432" calcext:value-type="float">
            <text:p>15.41</text:p>
          </table:table-cell>
        </table:table-row>
        <table:table-row table:style-name="ro1">
          <table:table-cell table:style-name="ce5" table:formula="of:=[$energy_consumption_time.A8]" office:value-type="float" office:value="2010" calcext:value-type="float">
            <text:p>2010</text:p>
          </table:table-cell>
          <table:table-cell table:style-name="ce6" table:formula="of:=[$energy_consumption_time.F8]/1000" office:value-type="float" office:value="158.03271" calcext:value-type="float">
            <text:p>158.03</text:p>
          </table:table-cell>
          <table:table-cell table:style-name="ce6" table:formula="of:=[$energy_consumption_time.B8]/1000" office:value-type="float" office:value="53.49978" calcext:value-type="float">
            <text:p>53.50</text:p>
          </table:table-cell>
          <table:table-cell table:style-name="ce6" table:formula="of:=[$energy_consumption_time.D8]/1000" office:value-type="float" office:value="50.30127" calcext:value-type="float">
            <text:p>50.30</text:p>
          </table:table-cell>
          <table:table-cell table:style-name="ce6" table:formula="of:=[$energy_consumption_time.E8]/1000" office:value-type="float" office:value="37.65372" calcext:value-type="float">
            <text:p>37.65</text:p>
          </table:table-cell>
          <table:table-cell table:style-name="ce6" table:formula="of:=[$energy_consumption_time.C8]/1000" office:value-type="float" office:value="16.57794" calcext:value-type="float">
            <text:p>16.58</text:p>
          </table:table-cell>
        </table:table-row>
        <table:table-row table:style-name="ro1">
          <table:table-cell table:style-name="ce5" table:formula="of:=[$energy_consumption_time.A9]" office:value-type="float" office:value="2011" calcext:value-type="float">
            <text:p>2011</text:p>
          </table:table-cell>
          <table:table-cell table:style-name="ce6" table:formula="of:=[$energy_consumption_time.F9]/1000" office:value-type="float" office:value="153.55694" calcext:value-type="float">
            <text:p>153.56</text:p>
          </table:table-cell>
          <table:table-cell table:style-name="ce6" table:formula="of:=[$energy_consumption_time.B9]/1000" office:value-type="float" office:value="53.46982" calcext:value-type="float">
            <text:p>53.47</text:p>
          </table:table-cell>
          <table:table-cell table:style-name="ce6" table:formula="of:=[$energy_consumption_time.D9]/1000" office:value-type="float" office:value="47.35151" calcext:value-type="float">
            <text:p>47.35</text:p>
          </table:table-cell>
          <table:table-cell table:style-name="ce6" table:formula="of:=[$energy_consumption_time.E9]/1000" office:value-type="float" office:value="37.09043" calcext:value-type="float">
            <text:p>37.09</text:p>
          </table:table-cell>
          <table:table-cell table:style-name="ce6" table:formula="of:=[$energy_consumption_time.C9]/1000" office:value-type="float" office:value="15.64519" calcext:value-type="float">
            <text:p>15.65</text:p>
          </table:table-cell>
        </table:table-row>
        <table:table-row table:style-name="ro1">
          <table:table-cell table:style-name="ce5" table:formula="of:=[$energy_consumption_time.A10]" office:value-type="float" office:value="2012" calcext:value-type="float">
            <text:p>2012</text:p>
          </table:table-cell>
          <table:table-cell table:style-name="ce6" table:formula="of:=[$energy_consumption_time.F10]/1000" office:value-type="float" office:value="151.58345" calcext:value-type="float">
            <text:p>151.58</text:p>
          </table:table-cell>
          <table:table-cell table:style-name="ce6" table:formula="of:=[$energy_consumption_time.B10]/1000" office:value-type="float" office:value="50.95628" calcext:value-type="float">
            <text:p>50.96</text:p>
          </table:table-cell>
          <table:table-cell table:style-name="ce6" table:formula="of:=[$energy_consumption_time.D10]/1000" office:value-type="float" office:value="47.32256" calcext:value-type="float">
            <text:p>47.32</text:p>
          </table:table-cell>
          <table:table-cell table:style-name="ce6" table:formula="of:=[$energy_consumption_time.E10]/1000" office:value-type="float" office:value="36.89345" calcext:value-type="float">
            <text:p>36.89</text:p>
          </table:table-cell>
          <table:table-cell table:style-name="ce6" table:formula="of:=[$energy_consumption_time.C10]/1000" office:value-type="float" office:value="16.41116" calcext:value-type="float">
            <text:p>16.41</text:p>
          </table:table-cell>
        </table:table-row>
        <table:table-row table:style-name="ro1">
          <table:table-cell table:style-name="ce5" table:formula="of:=[$energy_consumption_time.A11]" office:value-type="float" office:value="2013" calcext:value-type="float">
            <text:p>2013</text:p>
          </table:table-cell>
          <table:table-cell table:style-name="ce6" table:formula="of:=[$energy_consumption_time.F11]/1000" office:value-type="float" office:value="148.96863" calcext:value-type="float">
            <text:p>148.97</text:p>
          </table:table-cell>
          <table:table-cell table:style-name="ce6" table:formula="of:=[$energy_consumption_time.B11]/1000" office:value-type="float" office:value="48.70257" calcext:value-type="float">
            <text:p>48.70</text:p>
          </table:table-cell>
          <table:table-cell table:style-name="ce6" table:formula="of:=[$energy_consumption_time.D11]/1000" office:value-type="float" office:value="47.14304" calcext:value-type="float">
            <text:p>47.14</text:p>
          </table:table-cell>
          <table:table-cell table:style-name="ce6" table:formula="of:=[$energy_consumption_time.E11]/1000" office:value-type="float" office:value="36.85817" calcext:value-type="float">
            <text:p>36.86</text:p>
          </table:table-cell>
          <table:table-cell table:style-name="ce6" table:formula="of:=[$energy_consumption_time.C11]/1000" office:value-type="float" office:value="16.26485" calcext:value-type="float">
            <text:p>16.26</text:p>
          </table:table-cell>
        </table:table-row>
        <table:table-row table:style-name="ro1">
          <table:table-cell table:style-name="ce5" table:formula="of:=[$energy_consumption_time.A12]" office:value-type="float" office:value="2014" calcext:value-type="float">
            <text:p>2014</text:p>
          </table:table-cell>
          <table:table-cell table:style-name="ce6" table:formula="of:=[$energy_consumption_time.F12]/1000" office:value-type="float" office:value="146.90228" calcext:value-type="float">
            <text:p>146.90</text:p>
          </table:table-cell>
          <table:table-cell table:style-name="ce6" table:formula="of:=[$energy_consumption_time.B12]/1000" office:value-type="float" office:value="47.42684" calcext:value-type="float">
            <text:p>47.43</text:p>
          </table:table-cell>
          <table:table-cell table:style-name="ce6" table:formula="of:=[$energy_consumption_time.D12]/1000" office:value-type="float" office:value="46.57995" calcext:value-type="float">
            <text:p>46.58</text:p>
          </table:table-cell>
          <table:table-cell table:style-name="ce6" table:formula="of:=[$energy_consumption_time.E12]/1000" office:value-type="float" office:value="37.47345" calcext:value-type="float">
            <text:p>37.47</text:p>
          </table:table-cell>
          <table:table-cell table:style-name="ce6" table:formula="of:=[$energy_consumption_time.C12]/1000" office:value-type="float" office:value="15.42204" calcext:value-type="float">
            <text:p>15.42</text:p>
          </table:table-cell>
        </table:table-row>
        <table:table-row table:style-name="ro1">
          <table:table-cell table:style-name="ce5" table:formula="of:=[$energy_consumption_time.A13]" office:value-type="float" office:value="2015" calcext:value-type="float">
            <text:p>2015</text:p>
          </table:table-cell>
          <table:table-cell table:style-name="ce6" table:formula="of:=[$energy_consumption_time.F13]/1000" office:value-type="float" office:value="144.36979" calcext:value-type="float">
            <text:p>144.37</text:p>
          </table:table-cell>
          <table:table-cell table:style-name="ce6" table:formula="of:=[$energy_consumption_time.B13]/1000" office:value-type="float" office:value="45.79446" calcext:value-type="float">
            <text:p>45.79</text:p>
          </table:table-cell>
          <table:table-cell table:style-name="ce6" table:formula="of:=[$energy_consumption_time.D13]/1000" office:value-type="float" office:value="44.53399" calcext:value-type="float">
            <text:p>44.53</text:p>
          </table:table-cell>
          <table:table-cell table:style-name="ce6" table:formula="of:=[$energy_consumption_time.E13]/1000" office:value-type="float" office:value="37.46558" calcext:value-type="float">
            <text:p>37.47</text:p>
          </table:table-cell>
          <table:table-cell table:style-name="ce6" table:formula="of:=[$energy_consumption_time.C13]/1000" office:value-type="float" office:value="16.57576" calcext:value-type="float">
            <text:p>16.58</text:p>
          </table:table-cell>
        </table:table-row>
        <table:table-row table:style-name="ro1">
          <table:table-cell table:style-name="ce5" table:formula="of:=[$energy_consumption_time.A14]" office:value-type="float" office:value="2016" calcext:value-type="float">
            <text:p>2016</text:p>
          </table:table-cell>
          <table:table-cell table:style-name="ce6" table:formula="of:=[$energy_consumption_time.F14]/1000" office:value-type="float" office:value="144.94733" calcext:value-type="float">
            <text:p>144.95</text:p>
          </table:table-cell>
          <table:table-cell table:style-name="ce6" table:formula="of:=[$energy_consumption_time.B14]/1000" office:value-type="float" office:value="46.82366" calcext:value-type="float">
            <text:p>46.82</text:p>
          </table:table-cell>
          <table:table-cell table:style-name="ce6" table:formula="of:=[$energy_consumption_time.D14]/1000" office:value-type="float" office:value="44.11304" calcext:value-type="float">
            <text:p>44.11</text:p>
          </table:table-cell>
          <table:table-cell table:style-name="ce6" table:formula="of:=[$energy_consumption_time.E14]/1000" office:value-type="float" office:value="37.73599" calcext:value-type="float">
            <text:p>37.74</text:p>
          </table:table-cell>
          <table:table-cell table:style-name="ce6" table:formula="of:=[$energy_consumption_time.C14]/1000" office:value-type="float" office:value="16.27464" calcext:value-type="float">
            <text:p>16.27</text:p>
          </table:table-cell>
        </table:table-row>
        <table:table-row table:style-name="ro1">
          <table:table-cell table:style-name="ce5" table:formula="of:=[$energy_consumption_time.A15]" office:value-type="float" office:value="2017" calcext:value-type="float">
            <text:p>2017</text:p>
          </table:table-cell>
          <table:table-cell table:style-name="ce6" table:formula="of:=[$energy_consumption_time.F15]/1000" office:value-type="float" office:value="149.02647" calcext:value-type="float">
            <text:p>149.03</text:p>
          </table:table-cell>
          <table:table-cell table:style-name="ce6" table:formula="of:=[$energy_consumption_time.B15]/1000" office:value-type="float" office:value="49.0967" calcext:value-type="float">
            <text:p>49.10</text:p>
          </table:table-cell>
          <table:table-cell table:style-name="ce6" table:formula="of:=[$energy_consumption_time.D15]/1000" office:value-type="float" office:value="44.71953" calcext:value-type="float">
            <text:p>44.72</text:p>
          </table:table-cell>
          <table:table-cell table:style-name="ce6" table:formula="of:=[$energy_consumption_time.E15]/1000" office:value-type="float" office:value="38.83897" calcext:value-type="float">
            <text:p>38.84</text:p>
          </table:table-cell>
          <table:table-cell table:style-name="ce6" table:formula="of:=[$energy_consumption_time.C15]/1000" office:value-type="float" office:value="16.37127" calcext:value-type="float">
            <text:p>16.37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/>
          <table:table-cell table:style-name="ce6" table:number-columns-repeated="3"/>
          <table:table-cell/>
        </table:table-row>
        <table:table-row table:style-name="ro1">
          <table:table-cell office:value-type="string" calcext:value-type="string">
            <text:p>SYMBOLS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YAXI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GENDX</text:p>
          </table:table-cell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GENDY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Final energy consumption / 1000 GW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XISTITLE2</text:p>
          </table:table-cell>
          <table:table-cell office:value-type="string" calcext:value-type="string">
            <text:p>Total final energy consumption / 1000 GW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MAX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MAX2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change</text:p>
          </table:table-cell>
          <table:table-cell table:style-name="ce23" table:formula="of:=([.B14]/[.B2]-1)" office:value-type="percentage" office:value="-0.140017652474766" calcext:value-type="percentage">
            <text:p>-14.00%</text:p>
          </table:table-cell>
          <table:table-cell table:style-name="ce23" table:formula="of:=([.C14]/[.C2]-1)" office:value-type="percentage" office:value="-0.257447088792762" calcext:value-type="percentage">
            <text:p>-25.74%</text:p>
          </table:table-cell>
          <table:table-cell table:style-name="ce23" table:formula="of:=([.D14]/[.D2]-1)" office:value-type="percentage" office:value="-0.173469076569321" calcext:value-type="percentage">
            <text:p>-17.35%</text:p>
          </table:table-cell>
          <table:table-cell table:style-name="ce23" table:formula="of:=([.E14]/[.E2]-1)" office:value-type="percentage" office:value="0.035880999614335" calcext:value-type="percentage">
            <text:p>3.59%</text:p>
          </table:table-cell>
          <table:table-cell table:style-name="ce23" table:formula="of:=([.F14]/[.F2]-1)" office:value-type="percentage" office:value="0.0512862005790935" calcext:value-type="percentage">
            <text:p>5.13%</text:p>
          </table:table-cell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lectricity_sales" table:style-name="ta2">
        <table:table-column table:style-name="co6" table:default-cell-style-name="ce3"/>
        <table:table-column table:style-name="co2" table:number-columns-repeated="3" table:default-cell-style-name="ce8"/>
        <table:table-column table:style-name="co3" table:number-columns-repeated="60" table:default-cell-style-name="Default"/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Domestic</text:p>
          </table:table-cell>
          <table:table-cell table:style-name="ce2" office:value-type="string" calcext:value-type="string">
            <text:p>Non-domestic</text:p>
          </table:table-cell>
          <table:table-cell table:style-name="ce2" office:value-type="string" calcext:value-type="string">
            <text:p>Total</text:p>
          </table:table-cell>
          <table:table-cell table:number-columns-repeated="6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2392" calcext:value-type="float">
            <text:p>12,392</text:p>
          </table:table-cell>
          <table:table-cell office:value-type="float" office:value="17114" calcext:value-type="float">
            <text:p>17,114</text:p>
          </table:table-cell>
          <table:table-cell office:value-type="float" office:value="29506" calcext:value-type="float">
            <text:p>29,506</text:p>
          </table:table-cell>
          <table:table-cell table:number-columns-repeated="6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2117" calcext:value-type="float">
            <text:p>12,117</text:p>
          </table:table-cell>
          <table:table-cell office:value-type="float" office:value="17311" calcext:value-type="float">
            <text:p>17,311</text:p>
          </table:table-cell>
          <table:table-cell office:value-type="float" office:value="29428" calcext:value-type="float">
            <text:p>29,428</text:p>
          </table:table-cell>
          <table:table-cell table:number-columns-repeated="60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2001" calcext:value-type="float">
            <text:p>12,001</text:p>
          </table:table-cell>
          <table:table-cell office:value-type="float" office:value="16961" calcext:value-type="float">
            <text:p>16,961</text:p>
          </table:table-cell>
          <table:table-cell office:value-type="float" office:value="28962" calcext:value-type="float">
            <text:p>28,962</text:p>
          </table:table-cell>
          <table:table-cell table:number-columns-repeated="60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1578" calcext:value-type="float">
            <text:p>11,578</text:p>
          </table:table-cell>
          <table:table-cell office:value-type="float" office:value="16732" calcext:value-type="float">
            <text:p>16,732</text:p>
          </table:table-cell>
          <table:table-cell office:value-type="float" office:value="28310" calcext:value-type="float">
            <text:p>28,310</text:p>
          </table:table-cell>
          <table:table-cell table:number-columns-repeated="60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435" calcext:value-type="float">
            <text:p>11,435</text:p>
          </table:table-cell>
          <table:table-cell office:value-type="float" office:value="15632" calcext:value-type="float">
            <text:p>15,632</text:p>
          </table:table-cell>
          <table:table-cell office:value-type="float" office:value="27067" calcext:value-type="float">
            <text:p>27,067</text:p>
          </table:table-cell>
          <table:table-cell table:number-columns-repeated="60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372" calcext:value-type="float">
            <text:p>11,372</text:p>
          </table:table-cell>
          <table:table-cell office:value-type="float" office:value="16019" calcext:value-type="float">
            <text:p>16,019</text:p>
          </table:table-cell>
          <table:table-cell office:value-type="float" office:value="27391" calcext:value-type="float">
            <text:p>27,391</text:p>
          </table:table-cell>
          <table:table-cell table:number-columns-repeated="60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150" calcext:value-type="float">
            <text:p>11,150</text:p>
          </table:table-cell>
          <table:table-cell office:value-type="float" office:value="15508" calcext:value-type="float">
            <text:p>15,508</text:p>
          </table:table-cell>
          <table:table-cell office:value-type="float" office:value="26658" calcext:value-type="float">
            <text:p>26,658</text:p>
          </table:table-cell>
          <table:table-cell table:number-columns-repeated="60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958" calcext:value-type="float">
            <text:p>10,958</text:p>
          </table:table-cell>
          <table:table-cell office:value-type="float" office:value="15219" calcext:value-type="float">
            <text:p>15,219</text:p>
          </table:table-cell>
          <table:table-cell office:value-type="float" office:value="26177" calcext:value-type="float">
            <text:p>26,177</text:p>
          </table:table-cell>
          <table:table-cell table:number-columns-repeated="60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9" office:value-type="float" office:value="10652.6039171" calcext:value-type="float">
            <text:p>10,653</text:p>
          </table:table-cell>
          <table:table-cell table:style-name="ce9" office:value-type="float" office:value="15220.29661795" calcext:value-type="float">
            <text:p>15,220</text:p>
          </table:table-cell>
          <table:table-cell table:style-name="ce9" office:value-type="float" office:value="25872.90053505" calcext:value-type="float">
            <text:p>25,873</text:p>
          </table:table-cell>
          <table:table-cell table:number-columns-repeated="60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9" office:value-type="float" office:value="10763.06688" calcext:value-type="float">
            <text:p>10,763</text:p>
          </table:table-cell>
          <table:table-cell table:style-name="ce9" office:value-type="float" office:value="14559.3742999999" calcext:value-type="float">
            <text:p>14,559</text:p>
          </table:table-cell>
          <table:table-cell table:style-name="ce9" office:value-type="float" office:value="25322.4411799999" calcext:value-type="float">
            <text:p>25,322</text:p>
          </table:table-cell>
          <table:table-cell table:number-columns-repeated="60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9" office:value-type="float" office:value="10621.076432" calcext:value-type="float">
            <text:p>10,621</text:p>
          </table:table-cell>
          <table:table-cell table:style-name="ce9" office:value-type="float" office:value="14023.65006" calcext:value-type="float">
            <text:p>14,024</text:p>
          </table:table-cell>
          <table:table-cell table:style-name="ce9" office:value-type="float" office:value="24644.726492" calcext:value-type="float">
            <text:p>24,645</text:p>
          </table:table-cell>
          <table:table-cell table:number-columns-repeated="6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9" office:value-type="float" office:value="10148.8142599999" calcext:value-type="float">
            <text:p>10,149</text:p>
          </table:table-cell>
          <table:table-cell table:style-name="ce9" office:value-type="float" office:value="13921.905874" calcext:value-type="float">
            <text:p>13,922</text:p>
          </table:table-cell>
          <table:table-cell table:style-name="ce9" office:value-type="float" office:value="24070.7201339999" calcext:value-type="float">
            <text:p>24,071</text:p>
          </table:table-cell>
          <table:table-cell table:number-columns-repeated="60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9" office:value-type="float" office:value="10011.096131" calcext:value-type="float">
            <text:p>10,011</text:p>
          </table:table-cell>
          <table:table-cell table:style-name="ce9" office:value-type="float" office:value="14136.42084" calcext:value-type="float">
            <text:p>14,136</text:p>
          </table:table-cell>
          <table:table-cell table:style-name="ce9" office:value-type="float" office:value="24147.516971" calcext:value-type="float">
            <text:p>24,148</text:p>
          </table:table-cell>
          <table:table-cell table:number-columns-repeated="60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9" office:value-type="float" office:value="9686.09221199999" calcext:value-type="float">
            <text:p>9,686</text:p>
          </table:table-cell>
          <table:table-cell table:style-name="ce9" office:value-type="float" office:value="14509.3827079999" calcext:value-type="float">
            <text:p>14,509</text:p>
          </table:table-cell>
          <table:table-cell table:style-name="ce9" office:value-type="float" office:value="24195.4749199999" calcext:value-type="float">
            <text:p>24,195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Baseline 2005/2007</text:p>
          </table:table-cell>
          <table:table-cell office:value-type="float" office:value="12170" calcext:value-type="float">
            <text:p>12,170</text:p>
          </table:table-cell>
          <table:table-cell table:style-name="ce9" office:value-type="float" office:value="17128.6666666667" calcext:value-type="float">
            <text:p>17,129</text:p>
          </table:table-cell>
          <table:table-cell table:style-name="ce9" office:value-type="float" office:value="29298.6666666667" calcext:value-type="float">
            <text:p>29,299</text:p>
          </table:table-cell>
          <table:table-cell table:number-columns-repeated="60"/>
        </table:table-row>
      </table:table>
      <table:table table:name="CSV_electricity_sales" table:style-name="ta2">
        <office:forms form:automatic-focus="false" form:apply-design-mode="false"/>
        <table:table-column table:style-name="co4" table:default-cell-style-name="ce5"/>
        <table:table-column table:style-name="co7" table:default-cell-style-name="ce10"/>
        <table:table-column table:style-name="co4" table:default-cell-style-name="ce10"/>
        <table:table-row table:style-name="ro1">
          <table:table-cell table:style-name="Default" table:formula="of:=[$electricity_sales.A1]" office:value-type="string" office:string-value="Year" calcext:value-type="string">
            <text:p>Year</text:p>
          </table:table-cell>
          <table:table-cell table:style-name="Default" table:formula="of:=[$electricity_sales.C1]" office:value-type="string" office:string-value="Non-domestic" calcext:value-type="string">
            <text:p>Non-domestic</text:p>
          </table:table-cell>
          <table:table-cell table:style-name="Default" table:formula="of:=[$electricity_sales.B1]" office:value-type="string" office:string-value="Domestic" calcext:value-type="string">
            <text:p>Domestic</text:p>
          </table:table-cell>
        </table:table-row>
        <table:table-row table:style-name="ro1">
          <table:table-cell table:formula="of:=[$electricity_sales.A2]" office:value-type="float" office:value="2005" calcext:value-type="float">
            <text:p>2005</text:p>
          </table:table-cell>
          <table:table-cell table:formula="of:=[$electricity_sales.C2]/1000" office:value-type="float" office:value="17.114" calcext:value-type="float">
            <text:p>17.114</text:p>
          </table:table-cell>
          <table:table-cell table:formula="of:=[$electricity_sales.B2]/1000" office:value-type="float" office:value="12.392" calcext:value-type="float">
            <text:p>12.392</text:p>
          </table:table-cell>
        </table:table-row>
        <table:table-row table:style-name="ro1">
          <table:table-cell table:formula="of:=[$electricity_sales.A3]" office:value-type="float" office:value="2006" calcext:value-type="float">
            <text:p>2006</text:p>
          </table:table-cell>
          <table:table-cell table:formula="of:=[$electricity_sales.C3]/1000" office:value-type="float" office:value="17.311" calcext:value-type="float">
            <text:p>17.311</text:p>
          </table:table-cell>
          <table:table-cell table:formula="of:=[$electricity_sales.B3]/1000" office:value-type="float" office:value="12.117" calcext:value-type="float">
            <text:p>12.117</text:p>
          </table:table-cell>
        </table:table-row>
        <table:table-row table:style-name="ro1">
          <table:table-cell table:formula="of:=[$electricity_sales.A4]" office:value-type="float" office:value="2007" calcext:value-type="float">
            <text:p>2007</text:p>
          </table:table-cell>
          <table:table-cell table:formula="of:=[$electricity_sales.C4]/1000" office:value-type="float" office:value="16.961" calcext:value-type="float">
            <text:p>16.961</text:p>
          </table:table-cell>
          <table:table-cell table:formula="of:=[$electricity_sales.B4]/1000" office:value-type="float" office:value="12.001" calcext:value-type="float">
            <text:p>12.001</text:p>
          </table:table-cell>
        </table:table-row>
        <table:table-row table:style-name="ro1">
          <table:table-cell table:formula="of:=[$electricity_sales.A5]" office:value-type="float" office:value="2008" calcext:value-type="float">
            <text:p>2008</text:p>
          </table:table-cell>
          <table:table-cell table:formula="of:=[$electricity_sales.C5]/1000" office:value-type="float" office:value="16.732" calcext:value-type="float">
            <text:p>16.732</text:p>
          </table:table-cell>
          <table:table-cell table:formula="of:=[$electricity_sales.B5]/1000" office:value-type="float" office:value="11.578" calcext:value-type="float">
            <text:p>11.578</text:p>
          </table:table-cell>
        </table:table-row>
        <table:table-row table:style-name="ro1">
          <table:table-cell table:formula="of:=[$electricity_sales.A6]" office:value-type="float" office:value="2009" calcext:value-type="float">
            <text:p>2009</text:p>
          </table:table-cell>
          <table:table-cell table:formula="of:=[$electricity_sales.C6]/1000" office:value-type="float" office:value="15.632" calcext:value-type="float">
            <text:p>15.632</text:p>
          </table:table-cell>
          <table:table-cell table:formula="of:=[$electricity_sales.B6]/1000" office:value-type="float" office:value="11.435" calcext:value-type="float">
            <text:p>11.435</text:p>
          </table:table-cell>
        </table:table-row>
        <table:table-row table:style-name="ro1">
          <table:table-cell table:formula="of:=[$electricity_sales.A7]" office:value-type="float" office:value="2010" calcext:value-type="float">
            <text:p>2010</text:p>
          </table:table-cell>
          <table:table-cell table:formula="of:=[$electricity_sales.C7]/1000" office:value-type="float" office:value="16.019" calcext:value-type="float">
            <text:p>16.019</text:p>
          </table:table-cell>
          <table:table-cell table:formula="of:=[$electricity_sales.B7]/1000" office:value-type="float" office:value="11.372" calcext:value-type="float">
            <text:p>11.372</text:p>
          </table:table-cell>
        </table:table-row>
        <table:table-row table:style-name="ro1">
          <table:table-cell table:formula="of:=[$electricity_sales.A8]" office:value-type="float" office:value="2011" calcext:value-type="float">
            <text:p>2011</text:p>
          </table:table-cell>
          <table:table-cell table:formula="of:=[$electricity_sales.C8]/1000" office:value-type="float" office:value="15.508" calcext:value-type="float">
            <text:p>15.508</text:p>
          </table:table-cell>
          <table:table-cell table:formula="of:=[$electricity_sales.B8]/1000" office:value-type="float" office:value="11.15" calcext:value-type="float">
            <text:p>11.150</text:p>
          </table:table-cell>
        </table:table-row>
        <table:table-row table:style-name="ro1">
          <table:table-cell table:formula="of:=[$electricity_sales.A9]" office:value-type="float" office:value="2012" calcext:value-type="float">
            <text:p>2012</text:p>
          </table:table-cell>
          <table:table-cell table:formula="of:=[$electricity_sales.C9]/1000" office:value-type="float" office:value="15.219" calcext:value-type="float">
            <text:p>15.219</text:p>
          </table:table-cell>
          <table:table-cell table:formula="of:=[$electricity_sales.B9]/1000" office:value-type="float" office:value="10.958" calcext:value-type="float">
            <text:p>10.958</text:p>
          </table:table-cell>
        </table:table-row>
        <table:table-row table:style-name="ro1">
          <table:table-cell table:formula="of:=[$electricity_sales.A10]" office:value-type="float" office:value="2013" calcext:value-type="float">
            <text:p>2013</text:p>
          </table:table-cell>
          <table:table-cell table:formula="of:=[$electricity_sales.C10]/1000" office:value-type="float" office:value="15.22029661795" calcext:value-type="float">
            <text:p>15.220</text:p>
          </table:table-cell>
          <table:table-cell table:formula="of:=[$electricity_sales.B10]/1000" office:value-type="float" office:value="10.6526039171" calcext:value-type="float">
            <text:p>10.653</text:p>
          </table:table-cell>
        </table:table-row>
        <table:table-row table:style-name="ro1">
          <table:table-cell table:formula="of:=[$electricity_sales.A11]" office:value-type="float" office:value="2014" calcext:value-type="float">
            <text:p>2014</text:p>
          </table:table-cell>
          <table:table-cell table:formula="of:=[$electricity_sales.C11]/1000" office:value-type="float" office:value="14.5593742999999" calcext:value-type="float">
            <text:p>14.559</text:p>
          </table:table-cell>
          <table:table-cell table:formula="of:=[$electricity_sales.B11]/1000" office:value-type="float" office:value="10.76306688" calcext:value-type="float">
            <text:p>10.763</text:p>
          </table:table-cell>
        </table:table-row>
        <table:table-row table:style-name="ro1">
          <table:table-cell table:formula="of:=[$electricity_sales.A12]" office:value-type="float" office:value="2015" calcext:value-type="float">
            <text:p>2015</text:p>
          </table:table-cell>
          <table:table-cell table:formula="of:=[$electricity_sales.C12]/1000" office:value-type="float" office:value="14.02365006" calcext:value-type="float">
            <text:p>14.024</text:p>
          </table:table-cell>
          <table:table-cell table:formula="of:=[$electricity_sales.B12]/1000" office:value-type="float" office:value="10.621076432" calcext:value-type="float">
            <text:p>10.621</text:p>
          </table:table-cell>
        </table:table-row>
        <table:table-row table:style-name="ro1">
          <table:table-cell table:formula="of:=[$electricity_sales.A13]" office:value-type="float" office:value="2016" calcext:value-type="float">
            <text:p>2016</text:p>
          </table:table-cell>
          <table:table-cell table:formula="of:=[$electricity_sales.C13]/1000" office:value-type="float" office:value="13.921905874" calcext:value-type="float">
            <text:p>13.922</text:p>
          </table:table-cell>
          <table:table-cell table:formula="of:=[$electricity_sales.B13]/1000" office:value-type="float" office:value="10.1488142599999" calcext:value-type="float">
            <text:p>10.149</text:p>
          </table:table-cell>
        </table:table-row>
        <table:table-row table:style-name="ro1">
          <table:table-cell table:formula="of:=[$electricity_sales.A14]" office:value-type="float" office:value="2017" calcext:value-type="float">
            <text:p>2017</text:p>
          </table:table-cell>
          <table:table-cell table:formula="of:=[$electricity_sales.C14]/1000" office:value-type="float" office:value="14.13642084" calcext:value-type="float">
            <text:p>14.136</text:p>
          </table:table-cell>
          <table:table-cell table:formula="of:=[$electricity_sales.B14]/1000" office:value-type="float" office:value="10.011096131" calcext:value-type="float">
            <text:p>10.011</text:p>
          </table:table-cell>
        </table:table-row>
        <table:table-row table:style-name="ro1">
          <table:table-cell table:formula="of:=[$electricity_sales.A15]" office:value-type="float" office:value="2018" calcext:value-type="float">
            <text:p>2018</text:p>
          </table:table-cell>
          <table:table-cell table:formula="of:=[$electricity_sales.C15]/1000" office:value-type="float" office:value="14.5093827079999" calcext:value-type="float">
            <text:p>14.509</text:p>
          </table:table-cell>
          <table:table-cell table:formula="of:=[$electricity_sales.B15]/1000" office:value-type="float" office:value="9.68609221199999" calcext:value-type="float">
            <text:p>9.686</text:p>
          </table:table-cell>
        </table:table-row>
        <table:table-row table:style-name="ro1">
          <table:table-cell table:style-name="Default" office:value-type="string" calcext:value-type="string">
            <text:p>-META-</text:p>
          </table:table-cell>
          <table:table-cell table:style-name="ce11"/>
          <table:table-cell table:style-name="Default"/>
        </table:table-row>
        <table:table-row table:style-name="ro1">
          <table:table-cell table:style-name="Default" office:value-type="string" calcext:value-type="string">
            <text:p>SYMBOLS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YAXISTITLE</text:p>
          </table:table-cell>
          <table:table-cell table:style-name="ce11" office:value-type="string" calcext:value-type="string">
            <text:p>Electricity sales / 1000 GWh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#change</text:p>
          </table:table-cell>
          <table:table-cell table:style-name="ce23" table:formula="of:=[.B15]/[.B2]-1" office:value-type="percentage" office:value="-0.15219219890149" calcext:value-type="percentage">
            <text:p>-15.22%</text:p>
          </table:table-cell>
          <table:table-cell table:style-name="ce23" table:formula="of:=[.C15]/[.C2]-1" office:value-type="percentage" office:value="-0.218359246933506" calcext:value-type="percentage">
            <text:p>-21.84%</text:p>
          </table:table-cell>
        </table:table-row>
        <table:table-row table:style-name="ro1" table:number-rows-repeated="4">
          <table:table-cell table:style-name="Default" table:number-columns-repeated="3"/>
        </table:table-row>
        <table:table-row table:style-name="ro1">
          <table:table-cell table:style-name="Default" table:number-columns-repeated="3"/>
        </table:table-row>
      </table:table>
      <table:table table:name="Table renewable targets" table:style-name="ta2">
        <office:forms form:automatic-focus="false" form:apply-design-mode="false"/>
        <table:table-column table:style-name="co4" table:number-columns-repeated="5" table:default-cell-style-name="Default"/>
        <table:table-row table:style-name="ro1"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Target 2020</text:p>
          </table:table-cell>
          <table:table-cell table:style-name="ce23" office:value-type="percentage" office:value="1" calcext:value-type="percentage">
            <text:p>100.00%</text:p>
          </table:table-cell>
          <table:table-cell table:style-name="ce23" office:value-type="percentage" office:value="0.11" calcext:value-type="percentage">
            <text:p>11.00%</text:p>
          </table:table-cell>
          <table:table-cell table:style-name="ce23" office:value-type="percentage" office:value="0.1" calcext:value-type="percentage">
            <text:p>10.00%</text:p>
          </table:table-cell>
          <table:table-cell table:style-name="ce23" office:value-type="percentage" office:value="0.3" calcext:value-type="percentage">
            <text:p>30.00%</text:p>
          </table:table-cell>
        </table:table-row>
        <table:table-row table:style-name="ro1">
          <table:table-cell office:value-type="string" calcext:value-type="string">
            <text:p>Latest</text:p>
          </table:table-cell>
          <table:table-cell table:style-name="ce23" office:value-type="percentage" office:value="0.901" calcext:value-type="percentage">
            <text:p>90.10%</text:p>
          </table:table-cell>
          <table:table-cell table:style-name="ce23" office:value-type="percentage" office:value="0.063" calcext:value-type="percentage">
            <text:p>6.30%</text:p>
          </table:table-cell>
          <table:table-cell table:style-name="ce23" office:value-type="percentage" office:value="0.04" calcext:value-type="percentage">
            <text:p>4.00%</text:p>
          </table:table-cell>
          <table:table-cell table:style-name="ce23" office:value-type="percentage" office:value="0.211" calcext:value-type="percentage">
            <text:p>21.10%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table:number-columns-repeated="4" office:value-type="float" office:value="2018" calcext:value-type="float">
            <text:p>201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ttps://scotland.shinyapps.io/Energy/?Section=TargetTrack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ck first More information button on right then Transport tabe for numbers for transport</text:p>
          </table:table-cell>
          <table:table-cell table:number-columns-repeated="4"/>
        </table:table-row>
        <table:table-row table:style-name="ro1">
          <table:table-cell table:number-columns-repeated="5"/>
        </table:table-row>
      </table:table>
      <table:table table:name="electricity_mix" table:style-name="ta2">
        <office:forms form:automatic-focus="false" form:apply-design-mode="false"/>
        <table:table-column table:style-name="co8" table:default-cell-style-name="ce3"/>
        <table:table-column table:style-name="co8" table:number-columns-repeated="7" table:default-cell-style-name="ce9"/>
        <table:table-column table:style-name="co8" table:default-cell-style-name="ce8"/>
        <table:table-column table:style-name="co8" table:default-cell-style-name="ce9"/>
        <table:table-column table:style-name="co8" table:default-cell-style-name="ce8"/>
        <table:table-column table:style-name="co8" table:number-columns-repeated="2" table:default-cell-style-name="ce9"/>
        <table:table-column table:style-name="co8" table:default-cell-style-name="ce8"/>
        <table:table-column table:style-name="co8" table:number-columns-repeated="4" table:default-cell-style-name="ce9"/>
        <table:table-column table:style-name="co3" table:number-columns-repeated="46" table:default-cell-style-name="Default"/>
        <table:table-row table:style-name="ro1">
          <table:table-cell table:style-name="ce24" office:value-type="string" calcext:value-type="string">
            <text:p>https://scotland.shinyapps.io/Energy/?Section=RenLowCarbon&amp;Subsection=RenElec&amp;Chart=ElecGen</text:p>
          </table:table-cell>
          <table:table-cell table:style-name="Default" table:number-columns-repeated="17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18" table:number-rows-spanned="1">
            <text:p>Electricity Generation - Scotland (GWh)</text:p>
          </table:table-cell>
          <table:covered-table-cell table:number-columns-repeated="17" table:style-name="Default"/>
          <table:table-cell table:number-columns-repeated="46"/>
        </table:table-row>
        <table:table-row table:style-name="ro3">
          <table:table-cell table:style-name="ce25" office:value-type="string" calcext:value-type="string">
            <text:p>Year</text:p>
          </table:table-cell>
          <table:table-cell table:style-name="ce25" office:value-type="string" calcext:value-type="string">
            <text:p>Hydro</text:p>
          </table:table-cell>
          <table:table-cell table:style-name="ce25" office:value-type="string" calcext:value-type="string">
            <text:p>Wind</text:p>
          </table:table-cell>
          <table:table-cell table:style-name="ce25" office:value-type="string" calcext:value-type="string">
            <text:p>Wave / tidal</text:p>
          </table:table-cell>
          <table:table-cell table:style-name="ce25" office:value-type="string" calcext:value-type="string">
            <text:p>Landfill Gas</text:p>
          </table:table-cell>
          <table:table-cell table:style-name="ce25" office:value-type="string" calcext:value-type="string">
            <text:p>Sewage Gas</text:p>
          </table:table-cell>
          <table:table-cell table:style-name="ce25" office:value-type="string" calcext:value-type="string">
            <text:p>Solar PV</text:p>
          </table:table-cell>
          <table:table-cell table:style-name="ce25" office:value-type="string" calcext:value-type="string">
            <text:p>Other biofuels and co-firing</text:p>
          </table:table-cell>
          <table:table-cell table:style-name="ce25" office:value-type="string" calcext:value-type="string">
            <text:p>Renewables</text:p>
          </table:table-cell>
          <table:table-cell table:style-name="ce25" office:value-type="string" calcext:value-type="string">
            <text:p>Nuclear</text:p>
          </table:table-cell>
          <table:table-cell table:style-name="ce25" office:value-type="string" calcext:value-type="string">
            <text:p>Low Carbon</text:p>
          </table:table-cell>
          <table:table-cell table:style-name="ce25" office:value-type="string" calcext:value-type="string">
            <text:p>Coal</text:p>
          </table:table-cell>
          <table:table-cell table:style-name="ce25" office:value-type="string" calcext:value-type="string">
            <text:p>Oil</text:p>
          </table:table-cell>
          <table:table-cell table:style-name="ce25" office:value-type="string" calcext:value-type="string">
            <text:p>Gas</text:p>
          </table:table-cell>
          <table:table-cell table:style-name="ce25" office:value-type="string" calcext:value-type="string">
            <text:p>Fossil Fuels</text:p>
          </table:table-cell>
          <table:table-cell table:style-name="ce25" office:value-type="string" calcext:value-type="string">
            <text:p>Pumped hydro</text:p>
          </table:table-cell>
          <table:table-cell table:style-name="ce25" office:value-type="string" calcext:value-type="string">
            <text:p>Other</text:p>
          </table:table-cell>
          <table:table-cell table:style-name="ce25" office:value-type="string" calcext:value-type="string">
            <text:p>Total</text:p>
          </table:table-cell>
          <table:table-cell table:style-name="ce27" table:number-columns-repeated="4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474.8" calcext:value-type="float">
            <text:p>4,475</text:p>
          </table:table-cell>
          <table:table-cell office:value-type="float" office:value="848.4" calcext:value-type="float">
            <text:p>848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339.2" calcext:value-type="float">
            <text:p>33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float" office:value="169.8" calcext:value-type="float">
            <text:p>170</text:p>
          </table:table-cell>
          <table:table-cell table:style-name="ce9" office:value-type="float" office:value="5832.2" calcext:value-type="float">
            <text:p>5,832</text:p>
          </table:table-cell>
          <table:table-cell office:value-type="float" office:value="18012.8" calcext:value-type="float">
            <text:p>18,013</text:p>
          </table:table-cell>
          <table:table-cell office:value-type="float" office:value="23845" calcext:value-type="float">
            <text:p>23,845</text:p>
          </table:table-cell>
          <table:table-cell office:value-type="float" office:value="13054.7" calcext:value-type="float">
            <text:p>13,055</text:p>
          </table:table-cell>
          <table:table-cell office:value-type="float" office:value="1391.228" calcext:value-type="float">
            <text:p>1,391</text:p>
          </table:table-cell>
          <table:table-cell office:value-type="float" office:value="10834.69" calcext:value-type="float">
            <text:p>10,835</text:p>
          </table:table-cell>
          <table:table-cell office:value-type="float" office:value="25280.618" calcext:value-type="float">
            <text:p>25,281</text:p>
          </table:table-cell>
          <table:table-cell office:value-type="float" office:value="785.769" calcext:value-type="float">
            <text:p>786</text:p>
          </table:table-cell>
          <table:table-cell office:value-type="float" office:value="25.6414" calcext:value-type="float">
            <text:p>26</text:p>
          </table:table-cell>
          <table:table-cell office:value-type="float" office:value="49937.0284" calcext:value-type="float">
            <text:p>49,937</text:p>
          </table:table-cell>
          <table:table-cell table:number-columns-repeated="4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612.2" calcext:value-type="float">
            <text:p>4,612</text:p>
          </table:table-cell>
          <table:table-cell office:value-type="float" office:value="1280.9" calcext:value-type="float">
            <text:p>1,28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395.4" calcext:value-type="float">
            <text:p>39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float" office:value="197.2" calcext:value-type="float">
            <text:p>197</text:p>
          </table:table-cell>
          <table:table-cell office:value-type="float" office:value="6486.01" calcext:value-type="float">
            <text:p>6,486</text:p>
          </table:table-cell>
          <table:table-cell office:value-type="float" office:value="18680.7" calcext:value-type="float">
            <text:p>18,681</text:p>
          </table:table-cell>
          <table:table-cell office:value-type="float" office:value="25166.71" calcext:value-type="float">
            <text:p>25,167</text:p>
          </table:table-cell>
          <table:table-cell office:value-type="float" office:value="12142.2898" calcext:value-type="float">
            <text:p>12,142</text:p>
          </table:table-cell>
          <table:table-cell table:style-name="ce8" office:value-type="float" office:value="1902.94" calcext:value-type="float">
            <text:p>1,903</text:p>
          </table:table-cell>
          <table:table-cell office:value-type="float" office:value="9366.86" calcext:value-type="float">
            <text:p>9,367</text:p>
          </table:table-cell>
          <table:table-cell office:value-type="float" office:value="23412.0898" calcext:value-type="float">
            <text:p>23,412</text:p>
          </table:table-cell>
          <table:table-cell office:value-type="float" office:value="642.694" calcext:value-type="float">
            <text:p>643</text:p>
          </table:table-cell>
          <table:table-cell office:value-type="float" office:value="15.8884" calcext:value-type="float">
            <text:p>16</text:p>
          </table:table-cell>
          <table:table-cell office:value-type="float" office:value="49237.3822" calcext:value-type="float">
            <text:p>49,237</text:p>
          </table:table-cell>
          <table:table-cell table:number-columns-repeated="46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224.9" calcext:value-type="float">
            <text:p>4,225</text:p>
          </table:table-cell>
          <table:table-cell office:value-type="float" office:value="2022.9" calcext:value-type="float">
            <text:p>2,02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24" calcext:value-type="float">
            <text:p>42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float" office:value="283.749" calcext:value-type="float">
            <text:p>284</text:p>
          </table:table-cell>
          <table:table-cell table:style-name="ce9" office:value-type="float" office:value="6962.8" calcext:value-type="float">
            <text:p>6,963</text:p>
          </table:table-cell>
          <table:table-cell office:value-type="float" office:value="14140.9" calcext:value-type="float">
            <text:p>14,141</text:p>
          </table:table-cell>
          <table:table-cell table:style-name="ce9" office:value-type="float" office:value="21103.7" calcext:value-type="float">
            <text:p>21,104</text:p>
          </table:table-cell>
          <table:table-cell office:value-type="float" office:value="17549.1166" calcext:value-type="float">
            <text:p>17,549</text:p>
          </table:table-cell>
          <table:table-cell office:value-type="float" office:value="2189.227" calcext:value-type="float">
            <text:p>2,189</text:p>
          </table:table-cell>
          <table:table-cell table:style-name="ce9" office:value-type="float" office:value="10212.4" calcext:value-type="float">
            <text:p>10,212</text:p>
          </table:table-cell>
          <table:table-cell office:value-type="float" office:value="29950.7436" calcext:value-type="float">
            <text:p>29,951</text:p>
          </table:table-cell>
          <table:table-cell office:value-type="float" office:value="1184.3" calcext:value-type="float">
            <text:p>1,184</text:p>
          </table:table-cell>
          <table:table-cell office:value-type="float" office:value="11.3338" calcext:value-type="float">
            <text:p>11</text:p>
          </table:table-cell>
          <table:table-cell office:value-type="float" office:value="52250.0774" calcext:value-type="float">
            <text:p>52,250</text:p>
          </table:table-cell>
          <table:table-cell table:number-columns-repeated="46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8" office:value-type="float" office:value="4692.94" calcext:value-type="float">
            <text:p>4,693</text:p>
          </table:table-cell>
          <table:table-cell table:style-name="ce8" office:value-type="float" office:value="2644" calcext:value-type="float">
            <text:p>2,644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486.5" calcext:value-type="float">
            <text:p>48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float" office:value="179.7544" calcext:value-type="float">
            <text:p>180</text:p>
          </table:table-cell>
          <table:table-cell office:value-type="float" office:value="8226.15" calcext:value-type="float">
            <text:p>8,226</text:p>
          </table:table-cell>
          <table:table-cell office:value-type="float" office:value="12343.7" calcext:value-type="float">
            <text:p>12,344</text:p>
          </table:table-cell>
          <table:table-cell office:value-type="float" office:value="20569.85" calcext:value-type="float">
            <text:p>20,570</text:p>
          </table:table-cell>
          <table:table-cell office:value-type="float" office:value="13855.8774" calcext:value-type="float">
            <text:p>13,856</text:p>
          </table:table-cell>
          <table:table-cell office:value-type="float" office:value="1504.232" calcext:value-type="float">
            <text:p>1,504</text:p>
          </table:table-cell>
          <table:table-cell office:value-type="float" office:value="10930.54" calcext:value-type="float">
            <text:p>10,931</text:p>
          </table:table-cell>
          <table:table-cell office:value-type="float" office:value="26290.6494" calcext:value-type="float">
            <text:p>26,291</text:p>
          </table:table-cell>
          <table:table-cell table:style-name="ce8" office:value-type="float" office:value="1198.12" calcext:value-type="float">
            <text:p>1,198</text:p>
          </table:table-cell>
          <table:table-cell office:value-type="float" office:value="20.9962" calcext:value-type="float">
            <text:p>21</text:p>
          </table:table-cell>
          <table:table-cell office:value-type="float" office:value="48079.6156" calcext:value-type="float">
            <text:p>48,080</text:p>
          </table:table-cell>
          <table:table-cell table:number-columns-repeated="4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704.474" calcext:value-type="float">
            <text:p>4,704</text:p>
          </table:table-cell>
          <table:table-cell table:style-name="ce8" office:value-type="float" office:value="3361.52" calcext:value-type="float">
            <text:p>3,362</text:p>
          </table:table-cell>
          <table:table-cell office:value-type="float" office:value="0.036211" calcext:value-type="float">
            <text:p>0</text:p>
          </table:table-cell>
          <table:table-cell office:value-type="float" office:value="494.0057" calcext:value-type="float">
            <text:p>494</text:p>
          </table:table-cell>
          <table:table-cell office:value-type="float" office:value="20.34627" calcext:value-type="float">
            <text:p>20</text:p>
          </table:table-cell>
          <table:table-cell office:value-type="float" office:value="0.01219392" calcext:value-type="float">
            <text:p>0</text:p>
          </table:table-cell>
          <table:table-cell office:value-type="float" office:value="478.0777" calcext:value-type="float">
            <text:p>478</text:p>
          </table:table-cell>
          <table:table-cell office:value-type="float" office:value="9058.47" calcext:value-type="float">
            <text:p>9,058</text:p>
          </table:table-cell>
          <table:table-cell office:value-type="float" office:value="15079.2" calcext:value-type="float">
            <text:p>15,079</text:p>
          </table:table-cell>
          <table:table-cell office:value-type="float" office:value="24137.67" calcext:value-type="float">
            <text:p>24,138</text:p>
          </table:table-cell>
          <table:table-cell table:style-name="ce8" office:value-type="float" office:value="11662.49" calcext:value-type="float">
            <text:p>11,662</text:p>
          </table:table-cell>
          <table:table-cell office:value-type="float" office:value="1517.981" calcext:value-type="float">
            <text:p>1,518</text:p>
          </table:table-cell>
          <table:table-cell office:value-type="float" office:value="11607.86" calcext:value-type="float">
            <text:p>11,608</text:p>
          </table:table-cell>
          <table:table-cell office:value-type="float" office:value="24788.331" calcext:value-type="float">
            <text:p>24,788</text:p>
          </table:table-cell>
          <table:table-cell table:style-name="ce8" office:value-type="float" office:value="1091.41" calcext:value-type="float">
            <text:p>1,091</text:p>
          </table:table-cell>
          <table:table-cell office:value-type="float" office:value="20.9962" calcext:value-type="float">
            <text:p>21</text:p>
          </table:table-cell>
          <table:table-cell table:style-name="ce8" office:value-type="float" office:value="50038.41" calcext:value-type="float">
            <text:p>50,038</text:p>
          </table:table-cell>
          <table:table-cell table:number-columns-repeated="4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858.903" calcext:value-type="float">
            <text:p>4,859</text:p>
          </table:table-cell>
          <table:table-cell office:value-type="float" office:value="4555.125" calcext:value-type="float">
            <text:p>4,555</text:p>
          </table:table-cell>
          <table:table-cell office:value-type="float" office:value="0.063659" calcext:value-type="float">
            <text:p>0</text:p>
          </table:table-cell>
          <table:table-cell office:value-type="float" office:value="526.378" calcext:value-type="float">
            <text:p>526</text:p>
          </table:table-cell>
          <table:table-cell office:value-type="float" office:value="25.786" calcext:value-type="float">
            <text:p>26</text:p>
          </table:table-cell>
          <table:table-cell office:value-type="float" office:value="0.006136483" calcext:value-type="float">
            <text:p>0</text:p>
          </table:table-cell>
          <table:table-cell office:value-type="float" office:value="616.1437" calcext:value-type="float">
            <text:p>616</text:p>
          </table:table-cell>
          <table:table-cell table:style-name="ce9" office:value-type="float" office:value="10582.4" calcext:value-type="float">
            <text:p>10,582</text:p>
          </table:table-cell>
          <table:table-cell office:value-type="float" office:value="16680.8" calcext:value-type="float">
            <text:p>16,681</text:p>
          </table:table-cell>
          <table:table-cell table:style-name="ce9" office:value-type="float" office:value="27263.2" calcext:value-type="float">
            <text:p>27,263</text:p>
          </table:table-cell>
          <table:table-cell table:style-name="ce8" office:value-type="float" office:value="11964.32" calcext:value-type="float">
            <text:p>11,964</text:p>
          </table:table-cell>
          <table:table-cell office:value-type="float" office:value="1294.331" calcext:value-type="float">
            <text:p>1,294</text:p>
          </table:table-cell>
          <table:table-cell table:style-name="ce9" office:value-type="float" office:value="9370.3" calcext:value-type="float">
            <text:p>9,370</text:p>
          </table:table-cell>
          <table:table-cell office:value-type="float" office:value="22628.951" calcext:value-type="float">
            <text:p>22,629</text:p>
          </table:table-cell>
          <table:table-cell table:style-name="ce8" office:value-type="float" office:value="1087.29" calcext:value-type="float">
            <text:p>1,087</text:p>
          </table:table-cell>
          <table:table-cell office:value-type="float" office:value="17.7594" calcext:value-type="float">
            <text:p>18</text:p>
          </table:table-cell>
          <table:table-cell office:value-type="float" office:value="50997.2" calcext:value-type="float">
            <text:p>50,997</text:p>
          </table:table-cell>
          <table:table-cell table:number-columns-repeated="4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258.108" calcext:value-type="float">
            <text:p>3,258</text:p>
          </table:table-cell>
          <table:table-cell office:value-type="float" office:value="4872.627" calcext:value-type="float">
            <text:p>4,873</text:p>
          </table:table-cell>
          <table:table-cell office:value-type="float" office:value="0.0446652" calcext:value-type="float">
            <text:p>0</text:p>
          </table:table-cell>
          <table:table-cell office:value-type="float" office:value="529.1115" calcext:value-type="float">
            <text:p>529</text:p>
          </table:table-cell>
          <table:table-cell office:value-type="float" office:value="31.94725" calcext:value-type="float">
            <text:p>32</text:p>
          </table:table-cell>
          <table:table-cell office:value-type="float" office:value="0.7775698" calcext:value-type="float">
            <text:p>1</text:p>
          </table:table-cell>
          <table:table-cell office:value-type="float" office:value="726.5135" calcext:value-type="float">
            <text:p>727</text:p>
          </table:table-cell>
          <table:table-cell office:value-type="float" office:value="9501.36" calcext:value-type="float">
            <text:p>9,501</text:p>
          </table:table-cell>
          <table:table-cell table:style-name="ce8" office:value-type="float" office:value="15293" calcext:value-type="float">
            <text:p>15,293</text:p>
          </table:table-cell>
          <table:table-cell office:value-type="float" office:value="24794.36" calcext:value-type="float">
            <text:p>24,794</text:p>
          </table:table-cell>
          <table:table-cell table:style-name="ce8" office:value-type="float" office:value="14262.05" calcext:value-type="float">
            <text:p>14,262</text:p>
          </table:table-cell>
          <table:table-cell office:value-type="float" office:value="1298.241" calcext:value-type="float">
            <text:p>1,298</text:p>
          </table:table-cell>
          <table:table-cell office:value-type="float" office:value="8380.64" calcext:value-type="float">
            <text:p>8,381</text:p>
          </table:table-cell>
          <table:table-cell office:value-type="float" office:value="23940.931" calcext:value-type="float">
            <text:p>23,941</text:p>
          </table:table-cell>
          <table:table-cell office:value-type="float" office:value="778.539" calcext:value-type="float">
            <text:p>779</text:p>
          </table:table-cell>
          <table:table-cell table:style-name="ce8" office:value-type="float" office:value="18.56" calcext:value-type="float">
            <text:p>19</text:p>
          </table:table-cell>
          <table:table-cell table:style-name="ce8" office:value-type="float" office:value="49532.39" calcext:value-type="float">
            <text:p>49,532</text:p>
          </table:table-cell>
          <table:table-cell table:number-columns-repeated="4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329.639" calcext:value-type="float">
            <text:p>5,330</text:p>
          </table:table-cell>
          <table:table-cell office:value-type="float" office:value="7256.165" calcext:value-type="float">
            <text:p>7,256</text:p>
          </table:table-cell>
          <table:table-cell office:value-type="float" office:value="0.4509465" calcext:value-type="float">
            <text:p>0</text:p>
          </table:table-cell>
          <table:table-cell office:value-type="float" office:value="525.3799" calcext:value-type="float">
            <text:p>525</text:p>
          </table:table-cell>
          <table:table-cell office:value-type="float" office:value="35.62524" calcext:value-type="float">
            <text:p>36</text:p>
          </table:table-cell>
          <table:table-cell office:value-type="float" office:value="8.699419" calcext:value-type="float">
            <text:p>9</text:p>
          </table:table-cell>
          <table:table-cell office:value-type="float" office:value="712.8392" calcext:value-type="float">
            <text:p>713</text:p>
          </table:table-cell>
          <table:table-cell table:style-name="ce9" office:value-type="float" office:value="13868.8" calcext:value-type="float">
            <text:p>13,869</text:p>
          </table:table-cell>
          <table:table-cell office:value-type="float" office:value="16891.8" calcext:value-type="float">
            <text:p>16,892</text:p>
          </table:table-cell>
          <table:table-cell table:style-name="ce9" office:value-type="float" office:value="30760.6" calcext:value-type="float">
            <text:p>30,761</text:p>
          </table:table-cell>
          <table:table-cell table:style-name="ce8" office:value-type="float" office:value="10427.76" calcext:value-type="float">
            <text:p>10,428</text:p>
          </table:table-cell>
          <table:table-cell office:value-type="float" office:value="966.832" calcext:value-type="float">
            <text:p>967</text:p>
          </table:table-cell>
          <table:table-cell office:value-type="float" office:value="8094.88" calcext:value-type="float">
            <text:p>8,095</text:p>
          </table:table-cell>
          <table:table-cell office:value-type="float" office:value="19489.472" calcext:value-type="float">
            <text:p>19,489</text:p>
          </table:table-cell>
          <table:table-cell office:value-type="float" office:value="604.207" calcext:value-type="float">
            <text:p>604</text:p>
          </table:table-cell>
          <table:table-cell office:value-type="float" office:value="16.1775" calcext:value-type="float">
            <text:p>16</text:p>
          </table:table-cell>
          <table:table-cell table:style-name="ce8" office:value-type="float" office:value="50870.46" calcext:value-type="float">
            <text:p>50,870</text:p>
          </table:table-cell>
          <table:table-cell table:number-columns-repeated="4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846.577" calcext:value-type="float">
            <text:p>4,847</text:p>
          </table:table-cell>
          <table:table-cell office:value-type="float" office:value="8291.683" calcext:value-type="float">
            <text:p>8,292</text:p>
          </table:table-cell>
          <table:table-cell office:value-type="float" office:value="0.7361784" calcext:value-type="float">
            <text:p>1</text:p>
          </table:table-cell>
          <table:table-cell office:value-type="float" office:value="552.8463" calcext:value-type="float">
            <text:p>553</text:p>
          </table:table-cell>
          <table:table-cell office:value-type="float" office:value="37.06806" calcext:value-type="float">
            <text:p>37</text:p>
          </table:table-cell>
          <table:table-cell office:value-type="float" office:value="69.94663" calcext:value-type="float">
            <text:p>70</text:p>
          </table:table-cell>
          <table:table-cell office:value-type="float" office:value="868.347" calcext:value-type="float">
            <text:p>868</text:p>
          </table:table-cell>
          <table:table-cell table:style-name="ce9" office:value-type="float" office:value="14667.2" calcext:value-type="float">
            <text:p>14,667</text:p>
          </table:table-cell>
          <table:table-cell table:style-name="ce8" office:value-type="float" office:value="17050" calcext:value-type="float">
            <text:p>17,050</text:p>
          </table:table-cell>
          <table:table-cell table:style-name="ce9" office:value-type="float" office:value="31717.2" calcext:value-type="float">
            <text:p>31,717</text:p>
          </table:table-cell>
          <table:table-cell table:style-name="ce8" office:value-type="float" office:value="11685.64" calcext:value-type="float">
            <text:p>11,686</text:p>
          </table:table-cell>
          <table:table-cell office:value-type="float" office:value="639.057" calcext:value-type="float">
            <text:p>639</text:p>
          </table:table-cell>
          <table:table-cell table:style-name="ce9" office:value-type="float" office:value="5612.6" calcext:value-type="float">
            <text:p>5,613</text:p>
          </table:table-cell>
          <table:table-cell office:value-type="float" office:value="17937.297" calcext:value-type="float">
            <text:p>17,937</text:p>
          </table:table-cell>
          <table:table-cell office:value-type="float" office:value="609.738" calcext:value-type="float">
            <text:p>610</text:p>
          </table:table-cell>
          <table:table-cell office:value-type="float" office:value="68.7995" calcext:value-type="float">
            <text:p>69</text:p>
          </table:table-cell>
          <table:table-cell table:style-name="ce8" office:value-type="float" office:value="50333.04" calcext:value-type="float">
            <text:p>50,333</text:p>
          </table:table-cell>
          <table:table-cell table:number-columns-repeated="4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369.475424" calcext:value-type="float">
            <text:p>4,369</text:p>
          </table:table-cell>
          <table:table-cell office:value-type="float" office:value="11151.186777" calcext:value-type="float">
            <text:p>11,151</text:p>
          </table:table-cell>
          <table:table-cell office:value-type="float" office:value="1.387567" calcext:value-type="float">
            <text:p>1</text:p>
          </table:table-cell>
          <table:table-cell office:value-type="float" office:value="562.90228" calcext:value-type="float">
            <text:p>563</text:p>
          </table:table-cell>
          <table:table-cell office:value-type="float" office:value="30.646144" calcext:value-type="float">
            <text:p>31</text:p>
          </table:table-cell>
          <table:table-cell office:value-type="float" office:value="95.91968" calcext:value-type="float">
            <text:p>96</text:p>
          </table:table-cell>
          <table:table-cell office:value-type="float" office:value="778.125107" calcext:value-type="float">
            <text:p>778</text:p>
          </table:table-cell>
          <table:table-cell table:style-name="ce9" office:value-type="float" office:value="16989.6" calcext:value-type="float">
            <text:p>16,990</text:p>
          </table:table-cell>
          <table:table-cell office:value-type="float" office:value="18497.9" calcext:value-type="float">
            <text:p>18,498</text:p>
          </table:table-cell>
          <table:table-cell table:style-name="ce9" office:value-type="float" office:value="35487.5" calcext:value-type="float">
            <text:p>35,488</text:p>
          </table:table-cell>
          <table:table-cell office:value-type="float" office:value="10769.42064" calcext:value-type="float">
            <text:p>10,769</text:p>
          </table:table-cell>
          <table:table-cell office:value-type="float" office:value="639.447" calcext:value-type="float">
            <text:p>639</text:p>
          </table:table-cell>
          <table:table-cell office:value-type="float" office:value="5438.81" calcext:value-type="float">
            <text:p>5,439</text:p>
          </table:table-cell>
          <table:table-cell office:value-type="float" office:value="16847.67764" calcext:value-type="float">
            <text:p>16,848</text:p>
          </table:table-cell>
          <table:table-cell table:style-name="ce8" office:value-type="float" office:value="619.69" calcext:value-type="float">
            <text:p>620</text:p>
          </table:table-cell>
          <table:table-cell office:value-type="float" office:value="69.20147" calcext:value-type="float">
            <text:p>69</text:p>
          </table:table-cell>
          <table:table-cell office:value-type="float" office:value="53024.06911" calcext:value-type="float">
            <text:p>53,024</text:p>
          </table:table-cell>
          <table:table-cell table:number-columns-repeated="4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483.609204" calcext:value-type="float">
            <text:p>5,484</text:p>
          </table:table-cell>
          <table:table-cell office:value-type="float" office:value="11700.012021" calcext:value-type="float">
            <text:p>11,700</text:p>
          </table:table-cell>
          <table:table-cell office:value-type="float" office:value="2.146467" calcext:value-type="float">
            <text:p>2</text:p>
          </table:table-cell>
          <table:table-cell office:value-type="float" office:value="533.027224" calcext:value-type="float">
            <text:p>533</text:p>
          </table:table-cell>
          <table:table-cell office:value-type="float" office:value="27.670825" calcext:value-type="float">
            <text:p>28</text:p>
          </table:table-cell>
          <table:table-cell office:value-type="float" office:value="143.16096" calcext:value-type="float">
            <text:p>143</text:p>
          </table:table-cell>
          <table:table-cell office:value-type="float" office:value="1155.426174" calcext:value-type="float">
            <text:p>1,155</text:p>
          </table:table-cell>
          <table:table-cell table:style-name="ce9" office:value-type="float" office:value="19045.1" calcext:value-type="float">
            <text:p>19,045</text:p>
          </table:table-cell>
          <table:table-cell office:value-type="float" office:value="16633.3" calcext:value-type="float">
            <text:p>16,633</text:p>
          </table:table-cell>
          <table:table-cell table:style-name="ce9" office:value-type="float" office:value="35678.4" calcext:value-type="float">
            <text:p>35,678</text:p>
          </table:table-cell>
          <table:table-cell office:value-type="float" office:value="10156.7" calcext:value-type="float">
            <text:p>10,157</text:p>
          </table:table-cell>
          <table:table-cell office:value-type="float" office:value="831.795" calcext:value-type="float">
            <text:p>832</text:p>
          </table:table-cell>
          <table:table-cell table:style-name="ce9" office:value-type="float" office:value="2723.221" calcext:value-type="float">
            <text:p>2,723</text:p>
          </table:table-cell>
          <table:table-cell office:value-type="float" office:value="13711.716" calcext:value-type="float">
            <text:p>13,712</text:p>
          </table:table-cell>
          <table:table-cell office:value-type="float" office:value="494.132" calcext:value-type="float">
            <text:p>494</text:p>
          </table:table-cell>
          <table:table-cell office:value-type="float" office:value="157.8452" calcext:value-type="float">
            <text:p>158</text:p>
          </table:table-cell>
          <table:table-cell office:value-type="float" office:value="50042.0932" calcext:value-type="float">
            <text:p>50,042</text:p>
          </table:table-cell>
          <table:table-cell table:number-columns-repeated="4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814.024495" calcext:value-type="float">
            <text:p>5,814</text:p>
          </table:table-cell>
          <table:table-cell office:value-type="float" office:value="13878.000724" calcext:value-type="float">
            <text:p>13,878</text:p>
          </table:table-cell>
          <table:table-cell office:value-type="float" office:value="1.994133" calcext:value-type="float">
            <text:p>2</text:p>
          </table:table-cell>
          <table:table-cell office:value-type="float" office:value="503.439267" calcext:value-type="float">
            <text:p>503</text:p>
          </table:table-cell>
          <table:table-cell office:value-type="float" office:value="26.184034" calcext:value-type="float">
            <text:p>26</text:p>
          </table:table-cell>
          <table:table-cell office:value-type="float" office:value="185.229982" calcext:value-type="float">
            <text:p>185</text:p>
          </table:table-cell>
          <table:table-cell office:value-type="float" office:value="1333.96159" calcext:value-type="float">
            <text:p>1,334</text:p>
          </table:table-cell>
          <table:table-cell table:style-name="ce9" office:value-type="float" office:value="21742.8" calcext:value-type="float">
            <text:p>21,743</text:p>
          </table:table-cell>
          <table:table-cell office:value-type="float" office:value="17762.8" calcext:value-type="float">
            <text:p>17,763</text:p>
          </table:table-cell>
          <table:table-cell table:style-name="ce9" office:value-type="float" office:value="39505.6" calcext:value-type="float">
            <text:p>39,506</text:p>
          </table:table-cell>
          <table:table-cell table:style-name="ce8" office:value-type="float" office:value="8274.94" calcext:value-type="float">
            <text:p>8,275</text:p>
          </table:table-cell>
          <table:table-cell office:value-type="float" office:value="880.229" calcext:value-type="float">
            <text:p>880</text:p>
          </table:table-cell>
          <table:table-cell table:style-name="ce9" office:value-type="float" office:value="1918.751" calcext:value-type="float">
            <text:p>1,919</text:p>
          </table:table-cell>
          <table:table-cell table:style-name="ce8" office:value-type="float" office:value="11073.92" calcext:value-type="float">
            <text:p>11,074</text:p>
          </table:table-cell>
          <table:table-cell office:value-type="float" office:value="522.616" calcext:value-type="float">
            <text:p>523</text:p>
          </table:table-cell>
          <table:table-cell office:value-type="float" office:value="232.9017" calcext:value-type="float">
            <text:p>233</text:p>
          </table:table-cell>
          <table:table-cell office:value-type="float" office:value="51335.0377" calcext:value-type="float">
            <text:p>51,335</text:p>
          </table:table-cell>
          <table:table-cell table:number-columns-repeated="4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915.79656" calcext:value-type="float">
            <text:p>4,916</text:p>
          </table:table-cell>
          <table:table-cell office:value-type="float" office:value="12415.6994" calcext:value-type="float">
            <text:p>12,416</text:p>
          </table:table-cell>
          <table:table-cell office:value-type="float" office:value="0.0086" calcext:value-type="float">
            <text:p>0</text:p>
          </table:table-cell>
          <table:table-cell office:value-type="float" office:value="492.8133" calcext:value-type="float">
            <text:p>493</text:p>
          </table:table-cell>
          <table:table-cell office:value-type="float" office:value="31.98638" calcext:value-type="float">
            <text:p>32</text:p>
          </table:table-cell>
          <table:table-cell office:value-type="float" office:value="246.51121" calcext:value-type="float">
            <text:p>247</text:p>
          </table:table-cell>
          <table:table-cell office:value-type="float" office:value="1372.77604" calcext:value-type="float">
            <text:p>1,373</text:p>
          </table:table-cell>
          <table:table-cell table:style-name="ce9" office:value-type="float" office:value="19570.3" calcext:value-type="float">
            <text:p>19,570</text:p>
          </table:table-cell>
          <table:table-cell office:value-type="float" office:value="19630.5" calcext:value-type="float">
            <text:p>19,631</text:p>
          </table:table-cell>
          <table:table-cell table:style-name="ce9" office:value-type="float" office:value="39200.8" calcext:value-type="float">
            <text:p>39,201</text:p>
          </table:table-cell>
          <table:table-cell office:value-type="float" office:value="1805.7" calcext:value-type="float">
            <text:p>1,806</text:p>
          </table:table-cell>
          <table:table-cell office:value-type="float" office:value="683.309" calcext:value-type="float">
            <text:p>683</text:p>
          </table:table-cell>
          <table:table-cell office:value-type="float" office:value="3140.89" calcext:value-type="float">
            <text:p>3,141</text:p>
          </table:table-cell>
          <table:table-cell office:value-type="float" office:value="5629.899" calcext:value-type="float">
            <text:p>5,630</text:p>
          </table:table-cell>
          <table:table-cell office:value-type="float" office:value="485.634" calcext:value-type="float">
            <text:p>486</text:p>
          </table:table-cell>
          <table:table-cell office:value-type="float" office:value="457.4935" calcext:value-type="float">
            <text:p>457</text:p>
          </table:table-cell>
          <table:table-cell office:value-type="float" office:value="45773.8265" calcext:value-type="float">
            <text:p>45,774</text:p>
          </table:table-cell>
          <table:table-cell table:number-columns-repeated="46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356.18874" calcext:value-type="float">
            <text:p>5,356</text:p>
          </table:table-cell>
          <table:table-cell office:value-type="float" office:value="17201.13793" calcext:value-type="float">
            <text:p>17,201</text:p>
          </table:table-cell>
          <table:table-cell office:value-type="float" office:value="4.1936" calcext:value-type="float">
            <text:p>4</text:p>
          </table:table-cell>
          <table:table-cell office:value-type="float" office:value="445.47962" calcext:value-type="float">
            <text:p>445</text:p>
          </table:table-cell>
          <table:table-cell office:value-type="float" office:value="35.96177" calcext:value-type="float">
            <text:p>36</text:p>
          </table:table-cell>
          <table:table-cell office:value-type="float" office:value="289.57518" calcext:value-type="float">
            <text:p>290</text:p>
          </table:table-cell>
          <table:table-cell office:value-type="float" office:value="1968.84586" calcext:value-type="float">
            <text:p>1,969</text:p>
          </table:table-cell>
          <table:table-cell table:style-name="ce9" office:value-type="float" office:value="24991.1" calcext:value-type="float">
            <text:p>24,991</text:p>
          </table:table-cell>
          <table:table-cell office:value-type="float" office:value="17826.9" calcext:value-type="float">
            <text:p>17,827</text:p>
          </table:table-cell>
          <table:table-cell office:value-type="float" office:value="42818" calcext:value-type="float">
            <text:p>42,818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663.225" calcext:value-type="float">
            <text:p>663</text:p>
          </table:table-cell>
          <table:table-cell office:value-type="float" office:value="4333.05" calcext:value-type="float">
            <text:p>4,333</text:p>
          </table:table-cell>
          <table:table-cell office:value-type="float" office:value="4996.275" calcext:value-type="float">
            <text:p>4,996</text:p>
          </table:table-cell>
          <table:table-cell office:value-type="float" office:value="573.084" calcext:value-type="float">
            <text:p>573</text:p>
          </table:table-cell>
          <table:table-cell office:value-type="float" office:value="115.5652" calcext:value-type="float">
            <text:p>116</text:p>
          </table:table-cell>
          <table:table-cell office:value-type="float" office:value="48502.9242" calcext:value-type="float">
            <text:p>48,503</text:p>
          </table:table-cell>
          <table:table-cell table:number-columns-repeated="46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994.66936" calcext:value-type="float">
            <text:p>4,995</text:p>
          </table:table-cell>
          <table:table-cell office:value-type="float" office:value="19383.12761" calcext:value-type="float">
            <text:p>19,383</text:p>
          </table:table-cell>
          <table:table-cell office:value-type="float" office:value="9.2984" calcext:value-type="float">
            <text:p>9</text:p>
          </table:table-cell>
          <table:table-cell office:value-type="float" office:value="422.05521" calcext:value-type="float">
            <text:p>422</text:p>
          </table:table-cell>
          <table:table-cell office:value-type="float" office:value="35.09068" calcext:value-type="float">
            <text:p>35</text:p>
          </table:table-cell>
          <table:table-cell office:value-type="float" office:value="317.91326" calcext:value-type="float">
            <text:p>318</text:p>
          </table:table-cell>
          <table:table-cell office:value-type="float" office:value="1702.50484" calcext:value-type="float">
            <text:p>1,703</text:p>
          </table:table-cell>
          <table:table-cell table:style-name="ce9" office:value-type="float" office:value="26472.5" calcext:value-type="float">
            <text:p>26,473</text:p>
          </table:table-cell>
          <table:table-cell office:value-type="float" office:value="13610.8" calcext:value-type="float">
            <text:p>13,611</text:p>
          </table:table-cell>
          <table:table-cell table:style-name="ce9" office:value-type="float" office:value="40083.3" calcext:value-type="float">
            <text:p>40,083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304.512" calcext:value-type="float">
            <text:p>305</text:p>
          </table:table-cell>
          <table:table-cell office:value-type="float" office:value="7261.57" calcext:value-type="float">
            <text:p>7,262</text:p>
          </table:table-cell>
          <table:table-cell office:value-type="float" office:value="7566.082" calcext:value-type="float">
            <text:p>7,566</text:p>
          </table:table-cell>
          <table:table-cell office:value-type="float" office:value="453.936" calcext:value-type="float">
            <text:p>454</text:p>
          </table:table-cell>
          <table:table-cell office:value-type="float" office:value="133.0656" calcext:value-type="float">
            <text:p>133</text:p>
          </table:table-cell>
          <table:table-cell office:value-type="float" office:value="48236.3836" calcext:value-type="float">
            <text:p>48,236</text:p>
          </table:table-cell>
          <table:table-cell table:number-columns-repeated="46"/>
        </table:table-row>
        <table:table-row table:style-name="ro1">
          <table:table-cell table:style-name="Default"/>
          <table:table-cell table:number-columns-repeated="7"/>
          <table:table-cell table:style-name="ce9"/>
          <table:table-cell/>
          <table:table-cell table:style-name="ce9"/>
          <table:table-cell table:number-columns-repeated="2"/>
          <table:table-cell table:style-name="ce9"/>
          <table:table-cell table:number-columns-repeated="50"/>
        </table:table-row>
        <table:table-row table:style-name="ro1">
          <table:table-cell table:style-name="ce1" office:value-type="string" calcext:value-type="string" table:number-columns-spanned="18" table:number-rows-spanned="1">
            <text:p>Electricity Generation - England and Wales (GWh)</text:p>
          </table:table-cell>
          <table:covered-table-cell table:number-columns-repeated="7"/>
          <table:covered-table-cell table:style-name="ce9"/>
          <table:covered-table-cell/>
          <table:covered-table-cell table:style-name="ce9"/>
          <table:covered-table-cell table:number-columns-repeated="2"/>
          <table:covered-table-cell table:style-name="ce9"/>
          <table:covered-table-cell table:number-columns-repeated="4"/>
          <table:table-cell table:number-columns-repeated="46"/>
        </table:table-row>
        <table:table-row table:style-name="ro3">
          <table:table-cell table:style-name="ce25" office:value-type="string" calcext:value-type="string">
            <text:p>Year</text:p>
          </table:table-cell>
          <table:table-cell table:style-name="ce26" office:value-type="string" calcext:value-type="string">
            <text:p>Hydro</text:p>
          </table:table-cell>
          <table:table-cell table:style-name="ce26" office:value-type="string" calcext:value-type="string">
            <text:p>Wind</text:p>
          </table:table-cell>
          <table:table-cell table:style-name="ce26" office:value-type="string" calcext:value-type="string">
            <text:p>Wave / tidal</text:p>
          </table:table-cell>
          <table:table-cell table:style-name="ce26" office:value-type="string" calcext:value-type="string">
            <text:p>Landfill Gas</text:p>
          </table:table-cell>
          <table:table-cell table:style-name="ce26" office:value-type="string" calcext:value-type="string">
            <text:p>Sewage Gas</text:p>
          </table:table-cell>
          <table:table-cell table:style-name="ce26" office:value-type="string" calcext:value-type="string">
            <text:p>Solar PV</text:p>
          </table:table-cell>
          <table:table-cell table:style-name="ce26" office:value-type="string" calcext:value-type="string">
            <text:p>Other biofuels and co-firing</text:p>
          </table:table-cell>
          <table:table-cell table:style-name="ce26" office:value-type="string" calcext:value-type="string">
            <text:p>Renewables</text:p>
          </table:table-cell>
          <table:table-cell table:style-name="ce26" office:value-type="string" calcext:value-type="string">
            <text:p>Nuclear</text:p>
          </table:table-cell>
          <table:table-cell table:style-name="ce26" office:value-type="string" calcext:value-type="string">
            <text:p>Low Carbon</text:p>
          </table:table-cell>
          <table:table-cell table:style-name="ce26" office:value-type="string" calcext:value-type="string">
            <text:p>Coal</text:p>
          </table:table-cell>
          <table:table-cell table:style-name="ce26" office:value-type="string" calcext:value-type="string">
            <text:p>Oil</text:p>
          </table:table-cell>
          <table:table-cell table:style-name="ce26" office:value-type="string" calcext:value-type="string">
            <text:p>Gas</text:p>
          </table:table-cell>
          <table:table-cell table:style-name="ce26" office:value-type="string" calcext:value-type="string">
            <text:p>Fossil Fuels</text:p>
          </table:table-cell>
          <table:table-cell table:style-name="ce26" office:value-type="string" calcext:value-type="string">
            <text:p>Pumped hydro</text:p>
          </table:table-cell>
          <table:table-cell table:style-name="ce26" office:value-type="string" calcext:value-type="string">
            <text:p>Other</text:p>
          </table:table-cell>
          <table:table-cell table:style-name="ce26" office:value-type="string" calcext:value-type="string">
            <text:p>Total</text:p>
          </table:table-cell>
          <table:table-cell table:style-name="ce27" table:number-columns-repeated="4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56.7" calcext:value-type="float">
            <text:p>357</text:p>
          </table:table-cell>
          <table:table-cell office:value-type="float" office:value="938.4" calcext:value-type="float">
            <text:p>938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3664.8" calcext:value-type="float">
            <text:p>3,665</text:p>
          </table:table-cell>
          <table:table-cell office:value-type="float" office:value="391.2522" calcext:value-type="float">
            <text:p>39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2797.3478" calcext:value-type="float">
            <text:p>2,797</text:p>
          </table:table-cell>
          <table:table-cell office:value-type="float" office:value="8141.58" calcext:value-type="float">
            <text:p>8,142</text:p>
          </table:table-cell>
          <table:table-cell office:value-type="float" office:value="61986.3" calcext:value-type="float">
            <text:p>61,986</text:p>
          </table:table-cell>
          <table:table-cell office:value-type="float" office:value="70127.88" calcext:value-type="float">
            <text:p>70,128</text:p>
          </table:table-cell>
          <table:table-cell table:style-name="ce8" office:value-type="float" office:value="115980.24" calcext:value-type="float">
            <text:p>115,980</text:p>
          </table:table-cell>
          <table:table-cell office:value-type="float" office:value="2865.3773" calcext:value-type="float">
            <text:p>2,865</text:p>
          </table:table-cell>
          <table:table-cell office:value-type="float" office:value="142110.22" calcext:value-type="float">
            <text:p>142,110</text:p>
          </table:table-cell>
          <table:table-cell office:value-type="float" office:value="260955.8373" calcext:value-type="float">
            <text:p>260,956</text:p>
          </table:table-cell>
          <table:table-cell table:style-name="ce8" office:value-type="float" office:value="1862.78" calcext:value-type="float">
            <text:p>1,863</text:p>
          </table:table-cell>
          <table:table-cell office:value-type="float" office:value="3618.9582" calcext:value-type="float">
            <text:p>3,619</text:p>
          </table:table-cell>
          <table:table-cell office:value-type="float" office:value="336565.4555" calcext:value-type="float">
            <text:p>336,565</text:p>
          </table:table-cell>
          <table:table-cell table:number-columns-repeated="46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8" office:value-type="float" office:value="293" calcext:value-type="float">
            <text:p>293</text:p>
          </table:table-cell>
          <table:table-cell office:value-type="float" office:value="1360.5" calcext:value-type="float">
            <text:p>1,36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3895.2" calcext:value-type="float">
            <text:p>3,895</text:p>
          </table:table-cell>
          <table:table-cell office:value-type="float" office:value="565.6997" calcext:value-type="float">
            <text:p>566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4044.6003" calcext:value-type="float">
            <text:p>4,045</text:p>
          </table:table-cell>
          <table:table-cell office:value-type="float" office:value="10183.11" calcext:value-type="float">
            <text:p>10,183</text:p>
          </table:table-cell>
          <table:table-cell office:value-type="float" office:value="62937.4" calcext:value-type="float">
            <text:p>62,937</text:p>
          </table:table-cell>
          <table:table-cell office:value-type="float" office:value="73120.51" calcext:value-type="float">
            <text:p>73,121</text:p>
          </table:table-cell>
          <table:table-cell table:style-name="ce8" office:value-type="float" office:value="120006.95" calcext:value-type="float">
            <text:p>120,007</text:p>
          </table:table-cell>
          <table:table-cell office:value-type="float" office:value="3068.7121" calcext:value-type="float">
            <text:p>3,069</text:p>
          </table:table-cell>
          <table:table-cell office:value-type="float" office:value="136780.77" calcext:value-type="float">
            <text:p>136,781</text:p>
          </table:table-cell>
          <table:table-cell office:value-type="float" office:value="259856.4321" calcext:value-type="float">
            <text:p>259,856</text:p>
          </table:table-cell>
          <table:table-cell office:value-type="float" office:value="2287.1" calcext:value-type="float">
            <text:p>2,287</text:p>
          </table:table-cell>
          <table:table-cell office:value-type="float" office:value="4238.381" calcext:value-type="float">
            <text:p>4,238</text:p>
          </table:table-cell>
          <table:table-cell office:value-type="float" office:value="339502.4231" calcext:value-type="float">
            <text:p>339,502</text:p>
          </table:table-cell>
          <table:table-cell table:number-columns-repeated="46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35.2" calcext:value-type="float">
            <text:p>335</text:p>
          </table:table-cell>
          <table:table-cell office:value-type="float" office:value="1887.5" calcext:value-type="float">
            <text:p>1,888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4000.3" calcext:value-type="float">
            <text:p>4,000</text:p>
          </table:table-cell>
          <table:table-cell office:value-type="float" office:value="558.3376" calcext:value-type="float">
            <text:p>558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3991.9634" calcext:value-type="float">
            <text:p>3,992</text:p>
          </table:table-cell>
          <table:table-cell office:value-type="float" office:value="10793.13" calcext:value-type="float">
            <text:p>10,793</text:p>
          </table:table-cell>
          <table:table-cell table:style-name="ce8" office:value-type="float" office:value="61309.76" calcext:value-type="float">
            <text:p>61,310</text:p>
          </table:table-cell>
          <table:table-cell office:value-type="float" office:value="72102.89" calcext:value-type="float">
            <text:p>72,103</text:p>
          </table:table-cell>
          <table:table-cell office:value-type="float" office:value="128563.9" calcext:value-type="float">
            <text:p>128,564</text:p>
          </table:table-cell>
          <table:table-cell office:value-type="float" office:value="3661.962" calcext:value-type="float">
            <text:p>3,662</text:p>
          </table:table-cell>
          <table:table-cell office:value-type="float" office:value="123778.12" calcext:value-type="float">
            <text:p>123,778</text:p>
          </table:table-cell>
          <table:table-cell office:value-type="float" office:value="256003.982" calcext:value-type="float">
            <text:p>256,004</text:p>
          </table:table-cell>
          <table:table-cell office:value-type="float" office:value="2668.2952" calcext:value-type="float">
            <text:p>2,668</text:p>
          </table:table-cell>
          <table:table-cell office:value-type="float" office:value="4008.7036" calcext:value-type="float">
            <text:p>4,009</text:p>
          </table:table-cell>
          <table:table-cell office:value-type="float" office:value="334783.8708" calcext:value-type="float">
            <text:p>334,784</text:p>
          </table:table-cell>
          <table:table-cell table:number-columns-repeated="46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8" office:value-type="float" office:value="353.74" calcext:value-type="float">
            <text:p>354</text:p>
          </table:table-cell>
          <table:table-cell office:value-type="float" office:value="2272.4" calcext:value-type="float">
            <text:p>2,272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4190.4" calcext:value-type="float">
            <text:p>4,190</text:p>
          </table:table-cell>
          <table:table-cell office:value-type="float" office:value="532.7982" calcext:value-type="float">
            <text:p>533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3809.3634" calcext:value-type="float">
            <text:p>3,809</text:p>
          </table:table-cell>
          <table:table-cell table:style-name="ce9" office:value-type="float" office:value="11063.9" calcext:value-type="float">
            <text:p>11,064</text:p>
          </table:table-cell>
          <table:table-cell table:style-name="ce8" office:value-type="float" office:value="50684.68" calcext:value-type="float">
            <text:p>50,685</text:p>
          </table:table-cell>
          <table:table-cell office:value-type="float" office:value="61748.58" calcext:value-type="float">
            <text:p>61,749</text:p>
          </table:table-cell>
          <table:table-cell table:style-name="ce8" office:value-type="float" office:value="120201.28" calcext:value-type="float">
            <text:p>120,201</text:p>
          </table:table-cell>
          <table:table-cell office:value-type="float" office:value="3346.7576" calcext:value-type="float">
            <text:p>3,347</text:p>
          </table:table-cell>
          <table:table-cell office:value-type="float" office:value="148251.76" calcext:value-type="float">
            <text:p>148,252</text:p>
          </table:table-cell>
          <table:table-cell office:value-type="float" office:value="271799.7976" calcext:value-type="float">
            <text:p>271,800</text:p>
          </table:table-cell>
          <table:table-cell table:style-name="ce8" office:value-type="float" office:value="2661.11" calcext:value-type="float">
            <text:p>2,661</text:p>
          </table:table-cell>
          <table:table-cell office:value-type="float" office:value="3446.385" calcext:value-type="float">
            <text:p>3,446</text:p>
          </table:table-cell>
          <table:table-cell office:value-type="float" office:value="339655.8726" calcext:value-type="float">
            <text:p>339,656</text:p>
          </table:table-cell>
          <table:table-cell table:number-columns-repeated="4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14.2426" calcext:value-type="float">
            <text:p>414</text:p>
          </table:table-cell>
          <table:table-cell office:value-type="float" office:value="3193.791" calcext:value-type="float">
            <text:p>3,194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4233.409" calcext:value-type="float">
            <text:p>4,233</text:p>
          </table:table-cell>
          <table:table-cell office:value-type="float" office:value="527.4673" calcext:value-type="float">
            <text:p>527</text:p>
          </table:table-cell>
          <table:table-cell office:value-type="float" office:value="0.4957344" calcext:value-type="float">
            <text:p>0</text:p>
          </table:table-cell>
          <table:table-cell office:value-type="float" office:value="3771.249" calcext:value-type="float">
            <text:p>3,771</text:p>
          </table:table-cell>
          <table:table-cell office:value-type="float" office:value="12155.41" calcext:value-type="float">
            <text:p>12,155</text:p>
          </table:table-cell>
          <table:table-cell table:style-name="ce8" office:value-type="float" office:value="37406.57" calcext:value-type="float">
            <text:p>37,407</text:p>
          </table:table-cell>
          <table:table-cell office:value-type="float" office:value="49561.98" calcext:value-type="float">
            <text:p>49,562</text:p>
          </table:table-cell>
          <table:table-cell office:value-type="float" office:value="110641.9" calcext:value-type="float">
            <text:p>110,642</text:p>
          </table:table-cell>
          <table:table-cell table:style-name="ce8" office:value-type="float" office:value="4821.07" calcext:value-type="float">
            <text:p>4,821</text:p>
          </table:table-cell>
          <table:table-cell table:style-name="ce9" office:value-type="float" office:value="158042.4" calcext:value-type="float">
            <text:p>158,042</text:p>
          </table:table-cell>
          <table:table-cell table:style-name="ce8" office:value-type="float" office:value="273505.37" calcext:value-type="float">
            <text:p>273,505</text:p>
          </table:table-cell>
          <table:table-cell table:style-name="ce8" office:value-type="float" office:value="2997.53" calcext:value-type="float">
            <text:p>2,998</text:p>
          </table:table-cell>
          <table:table-cell office:value-type="float" office:value="3167.209" calcext:value-type="float">
            <text:p>3,167</text:p>
          </table:table-cell>
          <table:table-cell office:value-type="float" office:value="329232.1" calcext:value-type="float">
            <text:p>329,232</text:p>
          </table:table-cell>
          <table:table-cell table:number-columns-repeated="4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40.8362" calcext:value-type="float">
            <text:p>341</text:p>
          </table:table-cell>
          <table:table-cell office:value-type="float" office:value="3966.441" calcext:value-type="float">
            <text:p>3,966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4380.453" calcext:value-type="float">
            <text:p>4,380</text:p>
          </table:table-cell>
          <table:table-cell office:value-type="float" office:value="576.8704" calcext:value-type="float">
            <text:p>577</text:p>
          </table:table-cell>
          <table:table-cell office:value-type="float" office:value="0.5612759" calcext:value-type="float">
            <text:p>1</text:p>
          </table:table-cell>
          <table:table-cell office:value-type="float" office:value="4504.375" calcext:value-type="float">
            <text:p>4,504</text:p>
          </table:table-cell>
          <table:table-cell office:value-type="float" office:value="13807.95" calcext:value-type="float">
            <text:p>13,808</text:p>
          </table:table-cell>
          <table:table-cell office:value-type="float" office:value="52416.9" calcext:value-type="float">
            <text:p>52,417</text:p>
          </table:table-cell>
          <table:table-cell office:value-type="float" office:value="66224.85" calcext:value-type="float">
            <text:p>66,225</text:p>
          </table:table-cell>
          <table:table-cell office:value-type="float" office:value="89671.7" calcext:value-type="float">
            <text:p>89,672</text:p>
          </table:table-cell>
          <table:table-cell office:value-type="float" office:value="4588.416" calcext:value-type="float">
            <text:p>4,588</text:p>
          </table:table-cell>
          <table:table-cell table:style-name="ce9" office:value-type="float" office:value="151454.4" calcext:value-type="float">
            <text:p>151,454</text:p>
          </table:table-cell>
          <table:table-cell office:value-type="float" office:value="245714.516" calcext:value-type="float">
            <text:p>245,715</text:p>
          </table:table-cell>
          <table:table-cell table:style-name="ce8" office:value-type="float" office:value="2597.98" calcext:value-type="float">
            <text:p>2,598</text:p>
          </table:table-cell>
          <table:table-cell office:value-type="float" office:value="3178.017" calcext:value-type="float">
            <text:p>3,178</text:p>
          </table:table-cell>
          <table:table-cell office:value-type="float" office:value="317715.4" calcext:value-type="float">
            <text:p>317,715</text:p>
          </table:table-cell>
          <table:table-cell table:number-columns-repeated="4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73.7561" calcext:value-type="float">
            <text:p>274</text:p>
          </table:table-cell>
          <table:table-cell office:value-type="float" office:value="4646.1461" calcext:value-type="float">
            <text:p>4,646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4450.2125" calcext:value-type="float">
            <text:p>4,450</text:p>
          </table:table-cell>
          <table:table-cell office:value-type="float" office:value="664.0713" calcext:value-type="float">
            <text:p>664</text:p>
          </table:table-cell>
          <table:table-cell office:value-type="float" office:value="23.9046" calcext:value-type="float">
            <text:p>24</text:p>
          </table:table-cell>
          <table:table-cell office:value-type="float" office:value="5508.1407" calcext:value-type="float">
            <text:p>5,508</text:p>
          </table:table-cell>
          <table:table-cell office:value-type="float" office:value="15902.81" calcext:value-type="float">
            <text:p>15,903</text:p>
          </table:table-cell>
          <table:table-cell table:style-name="ce8" office:value-type="float" office:value="46846.61" calcext:value-type="float">
            <text:p>46,847</text:p>
          </table:table-cell>
          <table:table-cell office:value-type="float" office:value="62749.42" calcext:value-type="float">
            <text:p>62,749</text:p>
          </table:table-cell>
          <table:table-cell table:style-name="ce8" office:value-type="float" office:value="91525.97" calcext:value-type="float">
            <text:p>91,526</text:p>
          </table:table-cell>
          <table:table-cell office:value-type="float" office:value="3368.761" calcext:value-type="float">
            <text:p>3,369</text:p>
          </table:table-cell>
          <table:table-cell table:style-name="ce9" office:value-type="float" office:value="162390.312" calcext:value-type="float">
            <text:p>162,390</text:p>
          </table:table-cell>
          <table:table-cell office:value-type="float" office:value="257285.043" calcext:value-type="float">
            <text:p>257,285</text:p>
          </table:table-cell>
          <table:table-cell table:style-name="ce8" office:value-type="float" office:value="2371.89" calcext:value-type="float">
            <text:p>2,372</text:p>
          </table:table-cell>
          <table:table-cell office:value-type="float" office:value="2526.065" calcext:value-type="float">
            <text:p>2,526</text:p>
          </table:table-cell>
          <table:table-cell office:value-type="float" office:value="324932.418" calcext:value-type="float">
            <text:p>324,932</text:p>
          </table:table-cell>
          <table:table-cell table:number-columns-repeated="4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42.9884" calcext:value-type="float">
            <text:p>343</text:p>
          </table:table-cell>
          <table:table-cell office:value-type="float" office:value="7704.944" calcext:value-type="float">
            <text:p>7,705</text:p>
          </table:table-cell>
          <table:table-cell office:value-type="float" office:value="0.02540121" calcext:value-type="float">
            <text:p>0</text:p>
          </table:table-cell>
          <table:table-cell office:value-type="float" office:value="4733.4" calcext:value-type="float">
            <text:p>4,733</text:p>
          </table:table-cell>
          <table:table-cell office:value-type="float" office:value="738.7443" calcext:value-type="float">
            <text:p>739</text:p>
          </table:table-cell>
          <table:table-cell office:value-type="float" office:value="233.8311" calcext:value-type="float">
            <text:p>234</text:p>
          </table:table-cell>
          <table:table-cell office:value-type="float" office:value="6484.776" calcext:value-type="float">
            <text:p>6,485</text:p>
          </table:table-cell>
          <table:table-cell office:value-type="float" office:value="20238.72" calcext:value-type="float">
            <text:p>20,239</text:p>
          </table:table-cell>
          <table:table-cell table:style-name="ce8" office:value-type="float" office:value="52088.66" calcext:value-type="float">
            <text:p>52,089</text:p>
          </table:table-cell>
          <table:table-cell office:value-type="float" office:value="72327.38" calcext:value-type="float">
            <text:p>72,327</text:p>
          </table:table-cell>
          <table:table-cell table:style-name="ce8" office:value-type="float" office:value="96607.12" calcext:value-type="float">
            <text:p>96,607</text:p>
          </table:table-cell>
          <table:table-cell office:value-type="float" office:value="2056.035" calcext:value-type="float">
            <text:p>2,056</text:p>
          </table:table-cell>
          <table:table-cell table:style-name="ce9" office:value-type="float" office:value="133007.2" calcext:value-type="float">
            <text:p>133,007</text:p>
          </table:table-cell>
          <table:table-cell office:value-type="float" office:value="231670.355" calcext:value-type="float">
            <text:p>231,670</text:p>
          </table:table-cell>
          <table:table-cell table:style-name="ce8" office:value-type="float" office:value="2301.35" calcext:value-type="float">
            <text:p>2,301</text:p>
          </table:table-cell>
          <table:table-cell office:value-type="float" office:value="2807.293" calcext:value-type="float">
            <text:p>2,807</text:p>
          </table:table-cell>
          <table:table-cell office:value-type="float" office:value="309106.4" calcext:value-type="float">
            <text:p>309,106</text:p>
          </table:table-cell>
          <table:table-cell table:number-columns-repeated="4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38.1341" calcext:value-type="float">
            <text:p>438</text:p>
          </table:table-cell>
          <table:table-cell table:style-name="ce8" office:value-type="float" office:value="10513.45" calcext:value-type="float">
            <text:p>10,513</text:p>
          </table:table-cell>
          <table:table-cell office:value-type="float" office:value="0.1318637" calcext:value-type="float">
            <text:p>0</text:p>
          </table:table-cell>
          <table:table-cell office:value-type="float" office:value="4595.052" calcext:value-type="float">
            <text:p>4,595</text:p>
          </table:table-cell>
          <table:table-cell office:value-type="float" office:value="700.9309" calcext:value-type="float">
            <text:p>701</text:p>
          </table:table-cell>
          <table:table-cell office:value-type="float" office:value="1281.523" calcext:value-type="float">
            <text:p>1,282</text:p>
          </table:table-cell>
          <table:table-cell office:value-type="float" office:value="7868.327" calcext:value-type="float">
            <text:p>7,868</text:p>
          </table:table-cell>
          <table:table-cell office:value-type="float" office:value="25397.62" calcext:value-type="float">
            <text:p>25,398</text:p>
          </table:table-cell>
          <table:table-cell table:style-name="ce8" office:value-type="float" office:value="53355.07" calcext:value-type="float">
            <text:p>53,355</text:p>
          </table:table-cell>
          <table:table-cell office:value-type="float" office:value="78752.69" calcext:value-type="float">
            <text:p>78,753</text:p>
          </table:table-cell>
          <table:table-cell office:value-type="float" office:value="128736.9" calcext:value-type="float">
            <text:p>128,737</text:p>
          </table:table-cell>
          <table:table-cell table:style-name="ce8" office:value-type="float" office:value="2157.47" calcext:value-type="float">
            <text:p>2,157</text:p>
          </table:table-cell>
          <table:table-cell office:value-type="float" office:value="90824.32" calcext:value-type="float">
            <text:p>90,824</text:p>
          </table:table-cell>
          <table:table-cell table:style-name="ce8" office:value-type="float" office:value="221718.69" calcext:value-type="float">
            <text:p>221,719</text:p>
          </table:table-cell>
          <table:table-cell table:style-name="ce8" office:value-type="float" office:value="2356.72" calcext:value-type="float">
            <text:p>2,357</text:p>
          </table:table-cell>
          <table:table-cell office:value-type="float" office:value="3331.843" calcext:value-type="float">
            <text:p>3,332</text:p>
          </table:table-cell>
          <table:table-cell table:style-name="ce8" office:value-type="float" office:value="306160" calcext:value-type="float">
            <text:p>306,160</text:p>
          </table:table-cell>
          <table:table-cell table:number-columns-repeated="4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10.4053" calcext:value-type="float">
            <text:p>310</text:p>
          </table:table-cell>
          <table:table-cell table:style-name="ce8" office:value-type="float" office:value="15900.78" calcext:value-type="float">
            <text:p>15,901</text:p>
          </table:table-cell>
          <table:table-cell office:value-type="float" office:value="0.1816153" calcext:value-type="float">
            <text:p>0</text:p>
          </table:table-cell>
          <table:table-cell office:value-type="float" office:value="4551.072" calcext:value-type="float">
            <text:p>4,551</text:p>
          </table:table-cell>
          <table:table-cell office:value-type="float" office:value="734.6728" calcext:value-type="float">
            <text:p>735</text:p>
          </table:table-cell>
          <table:table-cell office:value-type="float" office:value="1901.723" calcext:value-type="float">
            <text:p>1,902</text:p>
          </table:table-cell>
          <table:table-cell table:style-name="ce8" office:value-type="float" office:value="11308.06" calcext:value-type="float">
            <text:p>11,308</text:p>
          </table:table-cell>
          <table:table-cell table:style-name="ce9" office:value-type="float" office:value="34706.6" calcext:value-type="float">
            <text:p>34,707</text:p>
          </table:table-cell>
          <table:table-cell table:style-name="ce8" office:value-type="float" office:value="52109" calcext:value-type="float">
            <text:p>52,109</text:p>
          </table:table-cell>
          <table:table-cell table:style-name="ce9" office:value-type="float" office:value="86815.6" calcext:value-type="float">
            <text:p>86,816</text:p>
          </table:table-cell>
          <table:table-cell office:value-type="float" office:value="116852.9" calcext:value-type="float">
            <text:p>116,853</text:p>
          </table:table-cell>
          <table:table-cell office:value-type="float" office:value="1363.094" calcext:value-type="float">
            <text:p>1,363</text:p>
          </table:table-cell>
          <table:table-cell office:value-type="float" office:value="86844.75" calcext:value-type="float">
            <text:p>86,845</text:p>
          </table:table-cell>
          <table:table-cell office:value-type="float" office:value="205060.744" calcext:value-type="float">
            <text:p>205,061</text:p>
          </table:table-cell>
          <table:table-cell office:value-type="float" office:value="2284.2" calcext:value-type="float">
            <text:p>2,284</text:p>
          </table:table-cell>
          <table:table-cell office:value-type="float" office:value="3316.673" calcext:value-type="float">
            <text:p>3,317</text:p>
          </table:table-cell>
          <table:table-cell office:value-type="float" office:value="297477.2" calcext:value-type="float">
            <text:p>297,477</text:p>
          </table:table-cell>
          <table:table-cell table:number-columns-repeated="4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7.0077" calcext:value-type="float">
            <text:p>377</text:p>
          </table:table-cell>
          <table:table-cell table:style-name="ce8" office:value-type="float" office:value="18800.82" calcext:value-type="float">
            <text:p>18,801</text:p>
          </table:table-cell>
          <table:table-cell office:value-type="float" office:value="0.03832387" calcext:value-type="float">
            <text:p>0</text:p>
          </table:table-cell>
          <table:table-cell office:value-type="float" office:value="4438.582" calcext:value-type="float">
            <text:p>4,439</text:p>
          </table:table-cell>
          <table:table-cell office:value-type="float" office:value="811.7844" calcext:value-type="float">
            <text:p>812</text:p>
          </table:table-cell>
          <table:table-cell office:value-type="float" office:value="3865.265" calcext:value-type="float">
            <text:p>3,865</text:p>
          </table:table-cell>
          <table:table-cell table:style-name="ce8" office:value-type="float" office:value="15484.37" calcext:value-type="float">
            <text:p>15,484</text:p>
          </table:table-cell>
          <table:table-cell office:value-type="float" office:value="43778.01" calcext:value-type="float">
            <text:p>43,778</text:p>
          </table:table-cell>
          <table:table-cell table:style-name="ce8" office:value-type="float" office:value="47114.67" calcext:value-type="float">
            <text:p>47,115</text:p>
          </table:table-cell>
          <table:table-cell office:value-type="float" office:value="90892.68" calcext:value-type="float">
            <text:p>90,893</text:p>
          </table:table-cell>
          <table:table-cell table:style-name="ce8" office:value-type="float" office:value="87882.73" calcext:value-type="float">
            <text:p>87,883</text:p>
          </table:table-cell>
          <table:table-cell office:value-type="float" office:value="1024.995" calcext:value-type="float">
            <text:p>1,025</text:p>
          </table:table-cell>
          <table:table-cell office:value-type="float" office:value="94250.83" calcext:value-type="float">
            <text:p>94,251</text:p>
          </table:table-cell>
          <table:table-cell office:value-type="float" office:value="183158.555" calcext:value-type="float">
            <text:p>183,159</text:p>
          </table:table-cell>
          <table:table-cell table:style-name="ce8" office:value-type="float" office:value="2389.35" calcext:value-type="float">
            <text:p>2,389</text:p>
          </table:table-cell>
          <table:table-cell office:value-type="float" office:value="3733.233" calcext:value-type="float">
            <text:p>3,733</text:p>
          </table:table-cell>
          <table:table-cell office:value-type="float" office:value="280173.8" calcext:value-type="float">
            <text:p>280,174</text:p>
          </table:table-cell>
          <table:table-cell table:number-columns-repeated="4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54.2179" calcext:value-type="float">
            <text:p>454</text:p>
          </table:table-cell>
          <table:table-cell office:value-type="float" office:value="24536.3385" calcext:value-type="float">
            <text:p>24,536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4285.5796" calcext:value-type="float">
            <text:p>4,286</text:p>
          </table:table-cell>
          <table:table-cell office:value-type="float" office:value="867.5506" calcext:value-type="float">
            <text:p>868</text:p>
          </table:table-cell>
          <table:table-cell office:value-type="float" office:value="7269.4695" calcext:value-type="float">
            <text:p>7,269</text:p>
          </table:table-cell>
          <table:table-cell office:value-type="float" office:value="21970.6375" calcext:value-type="float">
            <text:p>21,971</text:p>
          </table:table-cell>
          <table:table-cell office:value-type="float" office:value="59383.76" calcext:value-type="float">
            <text:p>59,384</text:p>
          </table:table-cell>
          <table:table-cell table:style-name="ce8" office:value-type="float" office:value="52582.11" calcext:value-type="float">
            <text:p>52,582</text:p>
          </table:table-cell>
          <table:table-cell office:value-type="float" office:value="111965.87" calcext:value-type="float">
            <text:p>111,966</text:p>
          </table:table-cell>
          <table:table-cell office:value-type="float" office:value="65463.4603" calcext:value-type="float">
            <text:p>65,463</text:p>
          </table:table-cell>
          <table:table-cell office:value-type="float" office:value="1075.1107" calcext:value-type="float">
            <text:p>1,075</text:p>
          </table:table-cell>
          <table:table-cell table:style-name="ce9" office:value-type="float" office:value="93654.688" calcext:value-type="float">
            <text:p>93,655</text:p>
          </table:table-cell>
          <table:table-cell office:value-type="float" office:value="160193.259" calcext:value-type="float">
            <text:p>160,193</text:p>
          </table:table-cell>
          <table:table-cell office:value-type="float" office:value="2216.8" calcext:value-type="float">
            <text:p>2,217</text:p>
          </table:table-cell>
          <table:table-cell office:value-type="float" office:value="4403.531" calcext:value-type="float">
            <text:p>4,404</text:p>
          </table:table-cell>
          <table:table-cell table:style-name="ce8" office:value-type="float" office:value="278779.46" calcext:value-type="float">
            <text:p>278,779</text:p>
          </table:table-cell>
          <table:table-cell table:number-columns-repeated="4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1.0261" calcext:value-type="float">
            <text:p>431</text:p>
          </table:table-cell>
          <table:table-cell office:value-type="float" office:value="23010.1747" calcext:value-type="float">
            <text:p>23,01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4116.3836" calcext:value-type="float">
            <text:p>4,116</text:p>
          </table:table-cell>
          <table:table-cell office:value-type="float" office:value="917.7247" calcext:value-type="float">
            <text:p>918</text:p>
          </table:table-cell>
          <table:table-cell office:value-type="float" office:value="10037.5869" calcext:value-type="float">
            <text:p>10,038</text:p>
          </table:table-cell>
          <table:table-cell office:value-type="float" office:value="22664.3785" calcext:value-type="float">
            <text:p>22,664</text:p>
          </table:table-cell>
          <table:table-cell table:style-name="ce9" office:value-type="float" office:value="61128.4" calcext:value-type="float">
            <text:p>61,128</text:p>
          </table:table-cell>
          <table:table-cell office:value-type="float" office:value="52095.6" calcext:value-type="float">
            <text:p>52,096</text:p>
          </table:table-cell>
          <table:table-cell office:value-type="float" office:value="113224" calcext:value-type="float">
            <text:p>113,224</text:p>
          </table:table-cell>
          <table:table-cell office:value-type="float" office:value="26720.086" calcext:value-type="float">
            <text:p>26,720</text:p>
          </table:table-cell>
          <table:table-cell office:value-type="float" office:value="1097.1314" calcext:value-type="float">
            <text:p>1,097</text:p>
          </table:table-cell>
          <table:table-cell table:style-name="ce9" office:value-type="float" office:value="135618.577" calcext:value-type="float">
            <text:p>135,619</text:p>
          </table:table-cell>
          <table:table-cell office:value-type="float" office:value="163435.7944" calcext:value-type="float">
            <text:p>163,436</text:p>
          </table:table-cell>
          <table:table-cell table:style-name="ce8" office:value-type="float" office:value="2473.58" calcext:value-type="float">
            <text:p>2,474</text:p>
          </table:table-cell>
          <table:table-cell office:value-type="float" office:value="5108.669" calcext:value-type="float">
            <text:p>5,109</text:p>
          </table:table-cell>
          <table:table-cell office:value-type="float" office:value="284242.0434" calcext:value-type="float">
            <text:p>284,242</text:p>
          </table:table-cell>
          <table:table-cell table:number-columns-repeated="46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96.0677" calcext:value-type="float">
            <text:p>496</text:p>
          </table:table-cell>
          <table:table-cell office:value-type="float" office:value="29934.757" calcext:value-type="float">
            <text:p>29,935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3732.1001" calcext:value-type="float">
            <text:p>3,732</text:p>
          </table:table-cell>
          <table:table-cell office:value-type="float" office:value="930.7615" calcext:value-type="float">
            <text:p>931</text:p>
          </table:table-cell>
          <table:table-cell office:value-type="float" office:value="10982.2325" calcext:value-type="float">
            <text:p>10,982</text:p>
          </table:table-cell>
          <table:table-cell office:value-type="float" office:value="24200.7198" calcext:value-type="float">
            <text:p>24,201</text:p>
          </table:table-cell>
          <table:table-cell office:value-type="float" office:value="70547.37" calcext:value-type="float">
            <text:p>70,547</text:p>
          </table:table-cell>
          <table:table-cell office:value-type="float" office:value="52509.5" calcext:value-type="float">
            <text:p>52,510</text:p>
          </table:table-cell>
          <table:table-cell office:value-type="float" office:value="123056.87" calcext:value-type="float">
            <text:p>123,057</text:p>
          </table:table-cell>
          <table:table-cell office:value-type="float" office:value="21140.849" calcext:value-type="float">
            <text:p>21,141</text:p>
          </table:table-cell>
          <table:table-cell office:value-type="float" office:value="853.7517" calcext:value-type="float">
            <text:p>854</text:p>
          </table:table-cell>
          <table:table-cell table:style-name="ce9" office:value-type="float" office:value="127491.704" calcext:value-type="float">
            <text:p>127,492</text:p>
          </table:table-cell>
          <table:table-cell office:value-type="float" office:value="149486.3047" calcext:value-type="float">
            <text:p>149,486</text:p>
          </table:table-cell>
          <table:table-cell table:style-name="ce8" office:value-type="float" office:value="2298.95" calcext:value-type="float">
            <text:p>2,299</text:p>
          </table:table-cell>
          <table:table-cell office:value-type="float" office:value="5165.097" calcext:value-type="float">
            <text:p>5,165</text:p>
          </table:table-cell>
          <table:table-cell office:value-type="float" office:value="280007.2217" calcext:value-type="float">
            <text:p>280,007</text:p>
          </table:table-cell>
          <table:table-cell table:number-columns-repeated="46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18.9716" calcext:value-type="float">
            <text:p>419</text:p>
          </table:table-cell>
          <table:table-cell office:value-type="float" office:value="34544.0668" calcext:value-type="float">
            <text:p>34,544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3413.7829" calcext:value-type="float">
            <text:p>3,414</text:p>
          </table:table-cell>
          <table:table-cell office:value-type="float" office:value="956.3149" calcext:value-type="float">
            <text:p>956</text:p>
          </table:table-cell>
          <table:table-cell office:value-type="float" office:value="12141.1361" calcext:value-type="float">
            <text:p>12,141</text:p>
          </table:table-cell>
          <table:table-cell office:value-type="float" office:value="27755.985" calcext:value-type="float">
            <text:p>27,756</text:p>
          </table:table-cell>
          <table:table-cell office:value-type="float" office:value="79581.84" calcext:value-type="float">
            <text:p>79,582</text:p>
          </table:table-cell>
          <table:table-cell table:style-name="ce8" office:value-type="float" office:value="51453" calcext:value-type="float">
            <text:p>51,453</text:p>
          </table:table-cell>
          <table:table-cell office:value-type="float" office:value="131034.84" calcext:value-type="float">
            <text:p>131,035</text:p>
          </table:table-cell>
          <table:table-cell office:value-type="float" office:value="15496.9201" calcext:value-type="float">
            <text:p>15,497</text:p>
          </table:table-cell>
          <table:table-cell office:value-type="float" office:value="676.8051" calcext:value-type="float">
            <text:p>677</text:p>
          </table:table-cell>
          <table:table-cell table:style-name="ce9" office:value-type="float" office:value="120243.307" calcext:value-type="float">
            <text:p>120,243</text:p>
          </table:table-cell>
          <table:table-cell office:value-type="float" office:value="136417.0322" calcext:value-type="float">
            <text:p>136,417</text:p>
          </table:table-cell>
          <table:table-cell table:style-name="ce8" office:value-type="float" office:value="2044.51" calcext:value-type="float">
            <text:p>2,045</text:p>
          </table:table-cell>
          <table:table-cell office:value-type="float" office:value="5794.057" calcext:value-type="float">
            <text:p>5,794</text:p>
          </table:table-cell>
          <table:table-cell office:value-type="float" office:value="275290.4392" calcext:value-type="float">
            <text:p>275,290</text:p>
          </table:table-cell>
          <table:table-cell table:number-columns-repeated="46"/>
        </table:table-row>
        <table:table-row table:style-name="ro1">
          <table:table-cell table:style-name="Default" table:number-columns-repeated="18"/>
          <table:table-cell table:number-columns-repeated="46"/>
        </table:table-row>
        <table:table-row table:style-name="ro1">
          <table:table-cell table:style-name="Default" office:value-type="string" calcext:value-type="string">
            <text:p>GB</text:p>
          </table:table-cell>
          <table:table-cell table:style-name="Default" table:number-columns-repeated="17"/>
          <table:table-cell table:number-columns-repeated="46"/>
        </table:table-row>
        <table:table-row table:style-name="ro1">
          <table:table-cell table:style-name="Default" office:value-type="float" office:value="2018" calcext:value-type="float">
            <text:p>2018</text:p>
          </table:table-cell>
          <table:table-cell table:style-name="ce5" table:formula="of:=[.B18]+[.B36]" office:value-type="float" office:value="5413.64096" calcext:value-type="float">
            <text:p>5414</text:p>
          </table:table-cell>
          <table:table-cell table:style-name="ce5" table:formula="of:=[.C18]+[.C36]" office:value-type="float" office:value="53927.19441" calcext:value-type="float">
            <text:p>53927</text:p>
          </table:table-cell>
          <table:table-cell table:style-name="ce5" table:formula="of:=[.D18]+[.D36]" office:value-type="float" office:value="9.2984" calcext:value-type="float">
            <text:p>9</text:p>
          </table:table-cell>
          <table:table-cell table:style-name="ce5" table:formula="of:=[.E18]+[.E36]" office:value-type="float" office:value="3835.83811" calcext:value-type="float">
            <text:p>3836</text:p>
          </table:table-cell>
          <table:table-cell table:style-name="ce5" table:formula="of:=[.F18]+[.F36]" office:value-type="float" office:value="991.40558" calcext:value-type="float">
            <text:p>991</text:p>
          </table:table-cell>
          <table:table-cell table:style-name="ce5" table:formula="of:=[.G18]+[.G36]" office:value-type="float" office:value="12459.04936" calcext:value-type="float">
            <text:p>12459</text:p>
          </table:table-cell>
          <table:table-cell table:style-name="ce5" table:formula="of:=[.H18]+[.H36]" office:value-type="float" office:value="29458.48984" calcext:value-type="float">
            <text:p>29458</text:p>
          </table:table-cell>
          <table:table-cell table:style-name="ce5" table:formula="of:=[.I18]+[.I36]" office:value-type="float" office:value="106054.34" calcext:value-type="float">
            <text:p>106054</text:p>
          </table:table-cell>
          <table:table-cell table:style-name="ce5" table:formula="of:=[.J18]+[.J36]" office:value-type="float" office:value="65063.8" calcext:value-type="float">
            <text:p>65064</text:p>
          </table:table-cell>
          <table:table-cell table:style-name="ce5" table:formula="of:=[.K18]+[.K36]" office:value-type="float" office:value="171118.14" calcext:value-type="float">
            <text:p>171118</text:p>
          </table:table-cell>
          <table:table-cell table:style-name="ce5" table:formula="of:=[.L18]+[.L36]" office:value-type="float" office:value="15496.9201" calcext:value-type="float">
            <text:p>15497</text:p>
          </table:table-cell>
          <table:table-cell table:style-name="ce5" table:formula="of:=[.M18]+[.M36]" office:value-type="float" office:value="981.3171" calcext:value-type="float">
            <text:p>981</text:p>
          </table:table-cell>
          <table:table-cell table:style-name="ce5" table:formula="of:=[.N18]+[.N36]" office:value-type="float" office:value="127504.877" calcext:value-type="float">
            <text:p>127505</text:p>
          </table:table-cell>
          <table:table-cell table:style-name="ce5" table:formula="of:=[.O18]+[.O36]" office:value-type="float" office:value="143983.1142" calcext:value-type="float">
            <text:p>143983</text:p>
          </table:table-cell>
          <table:table-cell table:style-name="ce5" table:formula="of:=[.P18]+[.P36]" office:value-type="float" office:value="2498.446" calcext:value-type="float">
            <text:p>2498</text:p>
          </table:table-cell>
          <table:table-cell table:style-name="ce5" table:formula="of:=[.Q18]+[.Q36]" office:value-type="float" office:value="5927.1226" calcext:value-type="float">
            <text:p>5927</text:p>
          </table:table-cell>
          <table:table-cell table:style-name="ce5" table:formula="of:=[.R18]+[.R36]" office:value-type="float" office:value="323526.8228" calcext:value-type="float">
            <text:p>323527</text:p>
          </table:table-cell>
          <table:table-cell table:number-columns-repeated="46"/>
        </table:table-row>
      </table:table>
      <table:table table:name="Table electricity_generation_mix" table:style-name="ta2">
        <office:forms form:automatic-focus="false" form:apply-design-mode="false"/>
        <table:table-column table:style-name="co4" table:default-cell-style-name="Default"/>
        <table:table-column table:style-name="co4" table:number-columns-repeated="5" table:default-cell-style-name="ce23"/>
        <table:table-row table:style-name="ro1">
          <table:table-cell/>
          <table:table-cell table:style-name="Default" office:value-type="string" calcext:value-type="string">
            <text:p>Nuclear</text:p>
          </table:table-cell>
          <table:table-cell table:style-name="Default" office:value-type="string" calcext:value-type="string">
            <text:p>Renewables</text:p>
          </table:table-cell>
          <table:table-cell table:style-name="Default" office:value-type="string" calcext:value-type="string">
            <text:p>Coal</text:p>
          </table:table-cell>
          <table:table-cell table:style-name="Default" office:value-type="string" calcext:value-type="string">
            <text:p>Gas</text:p>
          </table:table-cell>
          <table:table-cell table:style-name="Default" office:value-type="string" calcext:value-type="string">
            <text:p>Oil</text:p>
          </table:table-cell>
        </table:table-row>
        <table:table-row table:style-name="ro1">
          <table:table-cell office:value-type="string" calcext:value-type="string">
            <text:p>Scotland</text:p>
          </table:table-cell>
          <table:table-cell table:formula="of:=[$electricity_mix.J18]/[$electricity_mix.R18]" office:value-type="percentage" office:value="0.282168748653869" calcext:value-type="percentage">
            <text:p>28.22%</text:p>
          </table:table-cell>
          <table:table-cell table:formula="of:=[$electricity_mix.I18]/[$electricity_mix.R18]" office:value-type="percentage" office:value="0.548807726124808" calcext:value-type="percentage">
            <text:p>54.88%</text:p>
          </table:table-cell>
          <table:table-cell table:formula="of:=[$electricity_mix.L18]/[$electricity_mix.R18]" office:value-type="percentage" office:value="0" calcext:value-type="percentage">
            <text:p>0.00%</text:p>
          </table:table-cell>
          <table:table-cell table:formula="of:=[$electricity_mix.N18]/[$electricity_mix.R18]" office:value-type="percentage" office:value="0.150541343650812" calcext:value-type="percentage">
            <text:p>15.05%</text:p>
          </table:table-cell>
          <table:table-cell table:formula="of:=[$electricity_mix.M18]/[$electricity_mix.R18]" office:value-type="percentage" office:value="0.00631291106989206" calcext:value-type="percentage">
            <text:p>0.63%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table:formula="of:=[$electricity_mix.J39]/[$electricity_mix.R39]" office:value-type="percentage" office:value="0.2011079002257" calcext:value-type="percentage">
            <text:p>20.11%</text:p>
          </table:table-cell>
          <table:table-cell table:formula="of:=[$electricity_mix.I39]/[$electricity_mix.R39]" office:value-type="percentage" office:value="0.327806946830994" calcext:value-type="percentage">
            <text:p>32.78%</text:p>
          </table:table-cell>
          <table:table-cell table:formula="of:=[$electricity_mix.L39]/[$electricity_mix.R39]" office:value-type="percentage" office:value="0.0478999545258106" calcext:value-type="percentage">
            <text:p>4.79%</text:p>
          </table:table-cell>
          <table:table-cell table:formula="of:=[$electricity_mix.N39]/[$electricity_mix.R39]" office:value-type="percentage" office:value="0.39410913721618" calcext:value-type="percentage">
            <text:p>39.41%</text:p>
          </table:table-cell>
          <table:table-cell table:formula="of:=[$electricity_mix.M39]/[$electricity_mix.R39]" office:value-type="percentage" office:value="0.00303318621778274" calcext:value-type="percentage">
            <text:p>0.30%</text:p>
          </table:table-cell>
        </table:table-row>
      </table:table>
      <table:table table:name="CSV electricity_generation_time" table:style-name="ta2">
        <office:forms form:automatic-focus="false" form:apply-design-mode="false"/>
        <table:table-column table:style-name="co4" table:default-cell-style-name="ce5"/>
        <table:table-column table:style-name="co4" table:number-columns-repeated="5" table:default-cell-style-name="ce30"/>
        <table:table-row table:style-name="ro1">
          <table:table-cell table:style-name="ce28"/>
          <table:table-cell table:style-name="ce29" office:value-type="string" calcext:value-type="string">
            <text:p>Nuclear</text:p>
          </table:table-cell>
          <table:table-cell table:style-name="ce5" office:value-type="string" calcext:value-type="string">
            <text:p>Renewables</text:p>
          </table:table-cell>
          <table:table-cell table:style-name="ce5" office:value-type="string" calcext:value-type="string">
            <text:p>Coal</text:p>
          </table:table-cell>
          <table:table-cell table:style-name="ce5" office:value-type="string" calcext:value-type="string">
            <text:p>Gas</text:p>
          </table:table-cell>
          <table:table-cell table:style-name="Default" office:value-type="string" calcext:value-type="string">
            <text:p>Other</text:p>
          </table:table-cell>
        </table:table-row>
        <table:table-row table:style-name="ro1">
          <table:table-cell table:formula="of:=[$electricity_mix.A4]" office:value-type="float" office:value="2004" calcext:value-type="float">
            <text:p>2004</text:p>
          </table:table-cell>
          <table:table-cell table:formula="of:=[$electricity_mix.J4]/1000" office:value-type="float" office:value="18.0128" calcext:value-type="float">
            <text:p>18.01</text:p>
          </table:table-cell>
          <table:table-cell table:formula="of:=[$electricity_mix.I4]/1000" office:value-type="float" office:value="5.8322" calcext:value-type="float">
            <text:p>5.83</text:p>
          </table:table-cell>
          <table:table-cell table:formula="of:=[$electricity_mix.L4]/1000" office:value-type="float" office:value="13.0547" calcext:value-type="float">
            <text:p>13.05</text:p>
          </table:table-cell>
          <table:table-cell table:formula="of:=[$electricity_mix.N4]/1000" office:value-type="float" office:value="10.83469" calcext:value-type="float">
            <text:p>10.83</text:p>
          </table:table-cell>
          <table:table-cell table:formula="of:=[$electricity_mix.R4]/1000-SUM([.B2:.E2])" office:value-type="float" office:value="2.2026384" calcext:value-type="float">
            <text:p>2.20</text:p>
          </table:table-cell>
        </table:table-row>
        <table:table-row table:style-name="ro1">
          <table:table-cell table:formula="of:=[$electricity_mix.A5]" office:value-type="float" office:value="2005" calcext:value-type="float">
            <text:p>2005</text:p>
          </table:table-cell>
          <table:table-cell table:formula="of:=[$electricity_mix.J5]/1000" office:value-type="float" office:value="18.6807" calcext:value-type="float">
            <text:p>18.68</text:p>
          </table:table-cell>
          <table:table-cell table:formula="of:=[$electricity_mix.I5]/1000" office:value-type="float" office:value="6.48601" calcext:value-type="float">
            <text:p>6.49</text:p>
          </table:table-cell>
          <table:table-cell table:formula="of:=[$electricity_mix.L5]/1000" office:value-type="float" office:value="12.1422898" calcext:value-type="float">
            <text:p>12.14</text:p>
          </table:table-cell>
          <table:table-cell table:formula="of:=[$electricity_mix.N5]/1000" office:value-type="float" office:value="9.36686" calcext:value-type="float">
            <text:p>9.37</text:p>
          </table:table-cell>
          <table:table-cell table:formula="of:=[$electricity_mix.R5]/1000-SUM([.B3:.E3])" office:value-type="float" office:value="2.56152239999999" calcext:value-type="float">
            <text:p>2.56</text:p>
          </table:table-cell>
        </table:table-row>
        <table:table-row table:style-name="ro1">
          <table:table-cell table:formula="of:=[$electricity_mix.A6]" office:value-type="float" office:value="2006" calcext:value-type="float">
            <text:p>2006</text:p>
          </table:table-cell>
          <table:table-cell table:formula="of:=[$electricity_mix.J6]/1000" office:value-type="float" office:value="14.1409" calcext:value-type="float">
            <text:p>14.14</text:p>
          </table:table-cell>
          <table:table-cell table:formula="of:=[$electricity_mix.I6]/1000" office:value-type="float" office:value="6.9628" calcext:value-type="float">
            <text:p>6.96</text:p>
          </table:table-cell>
          <table:table-cell table:formula="of:=[$electricity_mix.L6]/1000" office:value-type="float" office:value="17.5491166" calcext:value-type="float">
            <text:p>17.55</text:p>
          </table:table-cell>
          <table:table-cell table:formula="of:=[$electricity_mix.N6]/1000" office:value-type="float" office:value="10.2124" calcext:value-type="float">
            <text:p>10.21</text:p>
          </table:table-cell>
          <table:table-cell table:formula="of:=[$electricity_mix.R6]/1000-SUM([.B4:.E4])" office:value-type="float" office:value="3.3848608" calcext:value-type="float">
            <text:p>3.38</text:p>
          </table:table-cell>
        </table:table-row>
        <table:table-row table:style-name="ro1">
          <table:table-cell table:formula="of:=[$electricity_mix.A7]" office:value-type="float" office:value="2007" calcext:value-type="float">
            <text:p>2007</text:p>
          </table:table-cell>
          <table:table-cell table:formula="of:=[$electricity_mix.J7]/1000" office:value-type="float" office:value="12.3437" calcext:value-type="float">
            <text:p>12.34</text:p>
          </table:table-cell>
          <table:table-cell table:formula="of:=[$electricity_mix.I7]/1000" office:value-type="float" office:value="8.22615" calcext:value-type="float">
            <text:p>8.23</text:p>
          </table:table-cell>
          <table:table-cell table:formula="of:=[$electricity_mix.L7]/1000" office:value-type="float" office:value="13.8558774" calcext:value-type="float">
            <text:p>13.86</text:p>
          </table:table-cell>
          <table:table-cell table:formula="of:=[$electricity_mix.N7]/1000" office:value-type="float" office:value="10.93054" calcext:value-type="float">
            <text:p>10.93</text:p>
          </table:table-cell>
          <table:table-cell table:formula="of:=[$electricity_mix.R7]/1000-SUM([.B5:.E5])" office:value-type="float" office:value="2.7233482" calcext:value-type="float">
            <text:p>2.72</text:p>
          </table:table-cell>
        </table:table-row>
        <table:table-row table:style-name="ro1">
          <table:table-cell table:formula="of:=[$electricity_mix.A8]" office:value-type="float" office:value="2008" calcext:value-type="float">
            <text:p>2008</text:p>
          </table:table-cell>
          <table:table-cell table:formula="of:=[$electricity_mix.J8]/1000" office:value-type="float" office:value="15.0792" calcext:value-type="float">
            <text:p>15.08</text:p>
          </table:table-cell>
          <table:table-cell table:formula="of:=[$electricity_mix.I8]/1000" office:value-type="float" office:value="9.05847" calcext:value-type="float">
            <text:p>9.06</text:p>
          </table:table-cell>
          <table:table-cell table:formula="of:=[$electricity_mix.L8]/1000" office:value-type="float" office:value="11.66249" calcext:value-type="float">
            <text:p>11.66</text:p>
          </table:table-cell>
          <table:table-cell table:formula="of:=[$electricity_mix.N8]/1000" office:value-type="float" office:value="11.60786" calcext:value-type="float">
            <text:p>11.61</text:p>
          </table:table-cell>
          <table:table-cell table:formula="of:=[$electricity_mix.R8]/1000-SUM([.B6:.E6])" office:value-type="float" office:value="2.63039000000001" calcext:value-type="float">
            <text:p>2.63</text:p>
          </table:table-cell>
        </table:table-row>
        <table:table-row table:style-name="ro1">
          <table:table-cell table:formula="of:=[$electricity_mix.A9]" office:value-type="float" office:value="2009" calcext:value-type="float">
            <text:p>2009</text:p>
          </table:table-cell>
          <table:table-cell table:formula="of:=[$electricity_mix.J9]/1000" office:value-type="float" office:value="16.6808" calcext:value-type="float">
            <text:p>16.68</text:p>
          </table:table-cell>
          <table:table-cell table:formula="of:=[$electricity_mix.I9]/1000" office:value-type="float" office:value="10.5824" calcext:value-type="float">
            <text:p>10.58</text:p>
          </table:table-cell>
          <table:table-cell table:formula="of:=[$electricity_mix.L9]/1000" office:value-type="float" office:value="11.96432" calcext:value-type="float">
            <text:p>11.96</text:p>
          </table:table-cell>
          <table:table-cell table:formula="of:=[$electricity_mix.N9]/1000" office:value-type="float" office:value="9.3703" calcext:value-type="float">
            <text:p>9.37</text:p>
          </table:table-cell>
          <table:table-cell table:formula="of:=[$electricity_mix.R9]/1000-SUM([.B7:.E7])" office:value-type="float" office:value="2.39938" calcext:value-type="float">
            <text:p>2.40</text:p>
          </table:table-cell>
        </table:table-row>
        <table:table-row table:style-name="ro1">
          <table:table-cell table:formula="of:=[$electricity_mix.A10]" office:value-type="float" office:value="2010" calcext:value-type="float">
            <text:p>2010</text:p>
          </table:table-cell>
          <table:table-cell table:formula="of:=[$electricity_mix.J10]/1000" office:value-type="float" office:value="15.293" calcext:value-type="float">
            <text:p>15.29</text:p>
          </table:table-cell>
          <table:table-cell table:formula="of:=[$electricity_mix.I10]/1000" office:value-type="float" office:value="9.50136" calcext:value-type="float">
            <text:p>9.50</text:p>
          </table:table-cell>
          <table:table-cell table:formula="of:=[$electricity_mix.L10]/1000" office:value-type="float" office:value="14.26205" calcext:value-type="float">
            <text:p>14.26</text:p>
          </table:table-cell>
          <table:table-cell table:formula="of:=[$electricity_mix.N10]/1000" office:value-type="float" office:value="8.38064" calcext:value-type="float">
            <text:p>8.38</text:p>
          </table:table-cell>
          <table:table-cell table:formula="of:=[$electricity_mix.R10]/1000-SUM([.B8:.E8])" office:value-type="float" office:value="2.09534" calcext:value-type="float">
            <text:p>2.10</text:p>
          </table:table-cell>
        </table:table-row>
        <table:table-row table:style-name="ro1">
          <table:table-cell table:formula="of:=[$electricity_mix.A11]" office:value-type="float" office:value="2011" calcext:value-type="float">
            <text:p>2011</text:p>
          </table:table-cell>
          <table:table-cell table:formula="of:=[$electricity_mix.J11]/1000" office:value-type="float" office:value="16.8918" calcext:value-type="float">
            <text:p>16.89</text:p>
          </table:table-cell>
          <table:table-cell table:formula="of:=[$electricity_mix.I11]/1000" office:value-type="float" office:value="13.8688" calcext:value-type="float">
            <text:p>13.87</text:p>
          </table:table-cell>
          <table:table-cell table:formula="of:=[$electricity_mix.L11]/1000" office:value-type="float" office:value="10.42776" calcext:value-type="float">
            <text:p>10.43</text:p>
          </table:table-cell>
          <table:table-cell table:formula="of:=[$electricity_mix.N11]/1000" office:value-type="float" office:value="8.09488" calcext:value-type="float">
            <text:p>8.09</text:p>
          </table:table-cell>
          <table:table-cell table:formula="of:=[$electricity_mix.R11]/1000-SUM([.B9:.E9])" office:value-type="float" office:value="1.58722" calcext:value-type="float">
            <text:p>1.59</text:p>
          </table:table-cell>
        </table:table-row>
        <table:table-row table:style-name="ro1">
          <table:table-cell table:formula="of:=[$electricity_mix.A12]" office:value-type="float" office:value="2012" calcext:value-type="float">
            <text:p>2012</text:p>
          </table:table-cell>
          <table:table-cell table:formula="of:=[$electricity_mix.J12]/1000" office:value-type="float" office:value="17.05" calcext:value-type="float">
            <text:p>17.05</text:p>
          </table:table-cell>
          <table:table-cell table:formula="of:=[$electricity_mix.I12]/1000" office:value-type="float" office:value="14.6672" calcext:value-type="float">
            <text:p>14.67</text:p>
          </table:table-cell>
          <table:table-cell table:formula="of:=[$electricity_mix.L12]/1000" office:value-type="float" office:value="11.68564" calcext:value-type="float">
            <text:p>11.69</text:p>
          </table:table-cell>
          <table:table-cell table:formula="of:=[$electricity_mix.N12]/1000" office:value-type="float" office:value="5.6126" calcext:value-type="float">
            <text:p>5.61</text:p>
          </table:table-cell>
          <table:table-cell table:formula="of:=[$electricity_mix.R12]/1000-SUM([.B10:.E10])" office:value-type="float" office:value="1.31760000000001" calcext:value-type="float">
            <text:p>1.32</text:p>
          </table:table-cell>
        </table:table-row>
        <table:table-row table:style-name="ro1">
          <table:table-cell table:formula="of:=[$electricity_mix.A13]" office:value-type="float" office:value="2013" calcext:value-type="float">
            <text:p>2013</text:p>
          </table:table-cell>
          <table:table-cell table:formula="of:=[$electricity_mix.J13]/1000" office:value-type="float" office:value="18.4979" calcext:value-type="float">
            <text:p>18.50</text:p>
          </table:table-cell>
          <table:table-cell table:formula="of:=[$electricity_mix.I13]/1000" office:value-type="float" office:value="16.9896" calcext:value-type="float">
            <text:p>16.99</text:p>
          </table:table-cell>
          <table:table-cell table:formula="of:=[$electricity_mix.L13]/1000" office:value-type="float" office:value="10.76942064" calcext:value-type="float">
            <text:p>10.77</text:p>
          </table:table-cell>
          <table:table-cell table:formula="of:=[$electricity_mix.N13]/1000" office:value-type="float" office:value="5.43881" calcext:value-type="float">
            <text:p>5.44</text:p>
          </table:table-cell>
          <table:table-cell table:formula="of:=[$electricity_mix.R13]/1000-SUM([.B11:.E11])" office:value-type="float" office:value="1.32833847" calcext:value-type="float">
            <text:p>1.33</text:p>
          </table:table-cell>
        </table:table-row>
        <table:table-row table:style-name="ro1">
          <table:table-cell table:formula="of:=[$electricity_mix.A14]" office:value-type="float" office:value="2014" calcext:value-type="float">
            <text:p>2014</text:p>
          </table:table-cell>
          <table:table-cell table:formula="of:=[$electricity_mix.J14]/1000" office:value-type="float" office:value="16.6333" calcext:value-type="float">
            <text:p>16.63</text:p>
          </table:table-cell>
          <table:table-cell table:formula="of:=[$electricity_mix.I14]/1000" office:value-type="float" office:value="19.0451" calcext:value-type="float">
            <text:p>19.05</text:p>
          </table:table-cell>
          <table:table-cell table:formula="of:=[$electricity_mix.L14]/1000" office:value-type="float" office:value="10.1567" calcext:value-type="float">
            <text:p>10.16</text:p>
          </table:table-cell>
          <table:table-cell table:formula="of:=[$electricity_mix.N14]/1000" office:value-type="float" office:value="2.723221" calcext:value-type="float">
            <text:p>2.72</text:p>
          </table:table-cell>
          <table:table-cell table:formula="of:=[$electricity_mix.R14]/1000-SUM([.B12:.E12])" office:value-type="float" office:value="1.48377220000001" calcext:value-type="float">
            <text:p>1.48</text:p>
          </table:table-cell>
        </table:table-row>
        <table:table-row table:style-name="ro1">
          <table:table-cell table:formula="of:=[$electricity_mix.A15]" office:value-type="float" office:value="2015" calcext:value-type="float">
            <text:p>2015</text:p>
          </table:table-cell>
          <table:table-cell table:formula="of:=[$electricity_mix.J15]/1000" office:value-type="float" office:value="17.7628" calcext:value-type="float">
            <text:p>17.76</text:p>
          </table:table-cell>
          <table:table-cell table:formula="of:=[$electricity_mix.I15]/1000" office:value-type="float" office:value="21.7428" calcext:value-type="float">
            <text:p>21.74</text:p>
          </table:table-cell>
          <table:table-cell table:formula="of:=[$electricity_mix.L15]/1000" office:value-type="float" office:value="8.27494" calcext:value-type="float">
            <text:p>8.27</text:p>
          </table:table-cell>
          <table:table-cell table:formula="of:=[$electricity_mix.N15]/1000" office:value-type="float" office:value="1.918751" calcext:value-type="float">
            <text:p>1.92</text:p>
          </table:table-cell>
          <table:table-cell table:formula="of:=[$electricity_mix.R15]/1000-SUM([.B13:.E13])" office:value-type="float" office:value="1.6357467" calcext:value-type="float">
            <text:p>1.64</text:p>
          </table:table-cell>
        </table:table-row>
        <table:table-row table:style-name="ro1">
          <table:table-cell table:formula="of:=[$electricity_mix.A16]" office:value-type="float" office:value="2016" calcext:value-type="float">
            <text:p>2016</text:p>
          </table:table-cell>
          <table:table-cell table:formula="of:=[$electricity_mix.J16]/1000" office:value-type="float" office:value="19.6305" calcext:value-type="float">
            <text:p>19.63</text:p>
          </table:table-cell>
          <table:table-cell table:formula="of:=[$electricity_mix.I16]/1000" office:value-type="float" office:value="19.5703" calcext:value-type="float">
            <text:p>19.57</text:p>
          </table:table-cell>
          <table:table-cell table:formula="of:=[$electricity_mix.L16]/1000" office:value-type="float" office:value="1.8057" calcext:value-type="float">
            <text:p>1.81</text:p>
          </table:table-cell>
          <table:table-cell table:formula="of:=[$electricity_mix.N16]/1000" office:value-type="float" office:value="3.14089" calcext:value-type="float">
            <text:p>3.14</text:p>
          </table:table-cell>
          <table:table-cell table:formula="of:=[$electricity_mix.R16]/1000-SUM([.B14:.E14])" office:value-type="float" office:value="1.6264365" calcext:value-type="float">
            <text:p>1.63</text:p>
          </table:table-cell>
        </table:table-row>
        <table:table-row table:style-name="ro1">
          <table:table-cell table:formula="of:=[$electricity_mix.A17]" office:value-type="float" office:value="2017" calcext:value-type="float">
            <text:p>2017</text:p>
          </table:table-cell>
          <table:table-cell table:formula="of:=[$electricity_mix.J17]/1000" office:value-type="float" office:value="17.8269" calcext:value-type="float">
            <text:p>17.83</text:p>
          </table:table-cell>
          <table:table-cell table:formula="of:=[$electricity_mix.I17]/1000" office:value-type="float" office:value="24.9911" calcext:value-type="float">
            <text:p>24.99</text:p>
          </table:table-cell>
          <table:table-cell table:formula="of:=[$electricity_mix.L17]/1000" office:value-type="float" office:value="0" calcext:value-type="float">
            <text:p>0.00</text:p>
          </table:table-cell>
          <table:table-cell table:formula="of:=[$electricity_mix.N17]/1000" office:value-type="float" office:value="4.33305" calcext:value-type="float">
            <text:p>4.33</text:p>
          </table:table-cell>
          <table:table-cell table:formula="of:=[$electricity_mix.R17]/1000-SUM([.B15:.E15])" office:value-type="float" office:value="1.3518742" calcext:value-type="float">
            <text:p>1.35</text:p>
          </table:table-cell>
        </table:table-row>
        <table:table-row table:style-name="ro1">
          <table:table-cell table:formula="of:=[$electricity_mix.A18]" office:value-type="float" office:value="2018" calcext:value-type="float">
            <text:p>2018</text:p>
          </table:table-cell>
          <table:table-cell table:formula="of:=[$electricity_mix.J18]/1000" office:value-type="float" office:value="13.6108" calcext:value-type="float">
            <text:p>13.61</text:p>
          </table:table-cell>
          <table:table-cell table:formula="of:=[$electricity_mix.I18]/1000" office:value-type="float" office:value="26.4725" calcext:value-type="float">
            <text:p>26.47</text:p>
          </table:table-cell>
          <table:table-cell table:formula="of:=[$electricity_mix.L18]/1000" office:value-type="float" office:value="0" calcext:value-type="float">
            <text:p>0.00</text:p>
          </table:table-cell>
          <table:table-cell table:formula="of:=[$electricity_mix.N18]/1000" office:value-type="float" office:value="7.26157" calcext:value-type="float">
            <text:p>7.26</text:p>
          </table:table-cell>
          <table:table-cell table:formula="of:=[$electricity_mix.R18]/1000-SUM([.B16:.E16])" office:value-type="float" office:value="0.891513600000003" calcext:value-type="float">
            <text:p>0.89</text:p>
          </table:table-cell>
        </table:table-row>
        <table:table-row table:style-name="ro1">
          <table:table-cell table:style-name="Default" office:value-type="string" calcext:value-type="string">
            <text:p>-META-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BARS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STACKED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Energy Generation / GWh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XAXISTITLE</text:p>
          </table:table-cell>
          <table:table-cell table:style-name="Default" table:formula="of:=['Table electricity_generation_mix'.B20]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LEGENDX</text:p>
          </table:table-cell>
          <table:table-cell table:style-name="Default" office:value-type="float" office:value="2007" calcext:value-type="float">
            <text:p>2007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STACKEDLEGENDRIGHT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RIGHTPADDING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4"/>
        </table:table-row>
      </table:table>
      <table:table table:name="renewable_capacity_time" table:style-name="ta2">
        <office:forms form:automatic-focus="false" form:apply-design-mode="false"/>
        <table:table-column table:style-name="co9" table:default-cell-style-name="ce3"/>
        <table:table-column table:style-name="co2" table:default-cell-style-name="Default"/>
        <table:table-column table:style-name="co2" table:default-cell-style-name="ce3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3" table:default-cell-style-name="ce6"/>
        <table:table-column table:style-name="co3" table:number-columns-repeated="5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Operational renewable capacity by technology (MW)</text:p>
          </table:table-cell>
          <table:covered-table-cell/>
          <table:covered-table-cell table:style-name="Default"/>
          <table:covered-table-cell table:number-columns-repeated="7"/>
          <table:table-cell/>
          <table:table-cell table:style-name="Default"/>
          <table:table-cell table:number-columns-repeated="52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Onshore Wind</text:p>
          </table:table-cell>
          <table:table-cell table:style-name="ce2" office:value-type="string" calcext:value-type="string">
            <text:p>Offshore Wind</text:p>
          </table:table-cell>
          <table:table-cell table:style-name="ce2" office:value-type="string" calcext:value-type="string">
            <text:p>Hydro</text:p>
          </table:table-cell>
          <table:table-cell table:style-name="ce2" office:value-type="string" calcext:value-type="string">
            <text:p>Solar PV</text:p>
          </table:table-cell>
          <table:table-cell table:style-name="ce2" office:value-type="string" calcext:value-type="string">
            <text:p>Landfill gas</text:p>
          </table:table-cell>
          <table:table-cell table:style-name="ce2" office:value-type="string" calcext:value-type="string">
            <text:p>Wave and tidal</text:p>
          </table:table-cell>
          <table:table-cell table:style-name="ce2" office:value-type="string" calcext:value-type="string">
            <text:p>Sewage gas</text:p>
          </table:table-cell>
          <table:table-cell table:style-name="ce2" office:value-type="string" calcext:value-type="string">
            <text:p>Other bioenergy</text:p>
          </table:table-cell>
          <table:table-cell table:style-name="ce2" office:value-type="string" calcext:value-type="string">
            <text:p>Total</text:p>
          </table:table-cell>
          <table:table-cell/>
          <table:table-cell table:style-name="Default" office:value-type="string" calcext:value-type="string">
            <text:p>wind exp factor</text:p>
          </table:table-cell>
          <table:table-cell table:number-columns-repeated="5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8.5" calcext:value-type="float">
            <text:p>38.5</text:p>
          </table:table-cell>
          <table:table-cell office:value-type="float" office:value="0" calcext:value-type="float">
            <text:p>0</text:p>
          </table:table-cell>
          <table:table-cell office:value-type="float" office:value="1319.9" calcext:value-type="float">
            <text:p>1319.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8.2" calcext:value-type="float">
            <text:p>18.2</text:p>
          </table:table-cell>
          <table:table-cell table:style-name="ce3" office:value-type="float" office:value="1391" calcext:value-type="float">
            <text:p>1391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3.5" calcext:value-type="float">
            <text:p>43.5</text:p>
          </table:table-cell>
          <table:table-cell office:value-type="float" office:value="0" calcext:value-type="float">
            <text:p>0</text:p>
          </table:table-cell>
          <table:table-cell office:value-type="float" office:value="1325.1" calcext:value-type="float">
            <text:p>1325.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8.3" calcext:value-type="float">
            <text:p>18.3</text:p>
          </table:table-cell>
          <table:table-cell office:value-type="float" office:value="1403.5" calcext:value-type="float">
            <text:p>1403.5</text:p>
          </table:table-cell>
          <table:table-cell/>
          <table:table-cell table:formula="of:=([.B4]+[.C4])/([.B3]+[.C3])" office:value-type="float" office:value="1.12987012987013" calcext:value-type="float">
            <text:p>1.13</text:p>
          </table:table-cell>
          <table:table-cell table:number-columns-repeated="5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85.7" calcext:value-type="float">
            <text:p>185.7</text:p>
          </table:table-cell>
          <table:table-cell office:value-type="float" office:value="0" calcext:value-type="float">
            <text:p>0</text:p>
          </table:table-cell>
          <table:table-cell office:value-type="float" office:value="1303.8" calcext:value-type="float">
            <text:p>1303.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21.8" calcext:value-type="float">
            <text:p>21.8</text:p>
          </table:table-cell>
          <table:table-cell office:value-type="float" office:value="1537.5" calcext:value-type="float">
            <text:p>1537.5</text:p>
          </table:table-cell>
          <table:table-cell/>
          <table:table-cell table:formula="of:=([.B5]+[.C5])/([.B4]+[.C4])" office:value-type="float" office:value="4.26896551724138" calcext:value-type="float">
            <text:p>4.27</text:p>
          </table:table-cell>
          <table:table-cell table:number-columns-repeated="5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07.8" calcext:value-type="float">
            <text:p>307.8</text:p>
          </table:table-cell>
          <table:table-cell office:value-type="float" office:value="0" calcext:value-type="float">
            <text:p>0</text:p>
          </table:table-cell>
          <table:table-cell office:value-type="float" office:value="1298.5" calcext:value-type="float">
            <text:p>1298.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8.2" calcext:value-type="float">
            <text:p>48.2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0.8" calcext:value-type="float">
            <text:p>20.8</text:p>
          </table:table-cell>
          <table:table-cell office:value-type="float" office:value="1675.8" calcext:value-type="float">
            <text:p>1675.8</text:p>
          </table:table-cell>
          <table:table-cell/>
          <table:table-cell table:formula="of:=([.B6]+[.C6])/([.B5]+[.C5])" office:value-type="float" office:value="1.65751211631664" calcext:value-type="float">
            <text:p>1.66</text:p>
          </table:table-cell>
          <table:table-cell table:number-columns-repeated="5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11.5" calcext:value-type="float">
            <text:p>411.5</text:p>
          </table:table-cell>
          <table:table-cell office:value-type="float" office:value="0" calcext:value-type="float">
            <text:p>0</text:p>
          </table:table-cell>
          <table:table-cell office:value-type="float" office:value="1307.6" calcext:value-type="float">
            <text:p>1307.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1.7" calcext:value-type="float">
            <text:p>61.7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1802.3" calcext:value-type="float">
            <text:p>1802.3</text:p>
          </table:table-cell>
          <table:table-cell/>
          <table:table-cell table:formula="of:=([.B7]+[.C7])/([.B6]+[.C6])" office:value-type="float" office:value="1.33690708252112" calcext:value-type="float">
            <text:p>1.34</text:p>
          </table:table-cell>
          <table:table-cell table:number-columns-repeated="52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3"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1311.6" calcext:value-type="float">
            <text:p>1311.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71.5" calcext:value-type="float">
            <text:p>71.5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2150.6" calcext:value-type="float">
            <text:p>2150.6</text:p>
          </table:table-cell>
          <table:table-cell/>
          <table:table-cell table:formula="of:=([.B8]+[.C8])/([.B7]+[.C7])" office:value-type="float" office:value="1.81287970838396" calcext:value-type="float">
            <text:p>1.81</text:p>
          </table:table-cell>
          <table:table-cell table:number-columns-repeated="52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3"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  <table:table-cell office:value-type="float" office:value="1330.6" calcext:value-type="float">
            <text:p>1330.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78.3" calcext:value-type="float">
            <text:p>78.3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2.2" calcext:value-type="float">
            <text:p>22.2</text:p>
          </table:table-cell>
          <table:table-cell office:value-type="float" office:value="2377.6" calcext:value-type="float">
            <text:p>2377.6</text:p>
          </table:table-cell>
          <table:table-cell/>
          <table:table-cell table:formula="of:=([.B9]+[.C9])/([.B8]+[.C8])" office:value-type="float" office:value="1.26809651474531" calcext:value-type="float">
            <text:p>1.27</text:p>
          </table:table-cell>
          <table:table-cell table:number-columns-repeated="5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139.3" calcext:value-type="float">
            <text:p>1139.3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1338.53" calcext:value-type="float">
            <text:p>1338.5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92.2" calcext:value-type="float">
            <text:p>92.2</text:p>
          </table:table-cell>
          <table:table-cell office:value-type="float" office:value="0.5" calcext:value-type="float">
            <text:p>0.5</text:p>
          </table:table-cell>
          <table:table-cell office:value-type="float" office:value="6.352" calcext:value-type="float">
            <text:p>6.352</text:p>
          </table:table-cell>
          <table:table-cell office:value-type="float" office:value="64.248" calcext:value-type="float">
            <text:p>64.248</text:p>
          </table:table-cell>
          <table:table-cell table:style-name="ce4" office:value-type="float" office:value="2651.13" calcext:value-type="float">
            <text:p>2651.13</text:p>
          </table:table-cell>
          <table:table-cell/>
          <table:table-cell table:formula="of:=([.B10]+[.C10])/([.B9]+[.C9])" office:value-type="float" office:value="1.21490486257928" calcext:value-type="float">
            <text:p>1.21</text:p>
          </table:table-cell>
          <table:table-cell table:number-columns-repeated="5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735.2" calcext:value-type="float">
            <text:p>1735.2</text:p>
          </table:table-cell>
          <table:table-cell office:value-type="float" office:value="10" calcext:value-type="float">
            <text:p>10</text:p>
          </table:table-cell>
          <table:table-cell office:value-type="float" office:value="1441.671" calcext:value-type="float">
            <text:p>1441.671</text:p>
          </table:table-cell>
          <table:table-cell office:value-type="float" office:value="0.029" calcext:value-type="float">
            <text:p>0.029</text:p>
          </table:table-cell>
          <table:table-cell office:value-type="float" office:value="92.662" calcext:value-type="float">
            <text:p>92.662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7.03" calcext:value-type="float">
            <text:p>7.03</text:p>
          </table:table-cell>
          <table:table-cell office:value-type="float" office:value="66.164" calcext:value-type="float">
            <text:p>66.164</text:p>
          </table:table-cell>
          <table:table-cell office:value-type="float" office:value="3353.256" calcext:value-type="float">
            <text:p>3353.256</text:p>
          </table:table-cell>
          <table:table-cell/>
          <table:table-cell table:formula="of:=([.B11]+[.C11])/([.B10]+[.C10])" office:value-type="float" office:value="1.51848951535717" calcext:value-type="float">
            <text:p>1.52</text:p>
          </table:table-cell>
          <table:table-cell table:number-columns-repeated="5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21.2" calcext:value-type="float">
            <text:p>2021.2</text:p>
          </table:table-cell>
          <table:table-cell office:value-type="float" office:value="100" calcext:value-type="float">
            <text:p>100</text:p>
          </table:table-cell>
          <table:table-cell office:value-type="float" office:value="1450.465" calcext:value-type="float">
            <text:p>1450.465</text:p>
          </table:table-cell>
          <table:table-cell office:value-type="float" office:value="0.029" calcext:value-type="float">
            <text:p>0.029</text:p>
          </table:table-cell>
          <table:table-cell table:style-name="ce4" office:value-type="float" office:value="106.19" calcext:value-type="float">
            <text:p>106.19</text:p>
          </table:table-cell>
          <table:table-cell table:style-name="ce4" office:value-type="float" office:value="1.25" calcext:value-type="float">
            <text:p>1.25</text:p>
          </table:table-cell>
          <table:table-cell table:style-name="ce4" office:value-type="float" office:value="7.21" calcext:value-type="float">
            <text:p>7.21</text:p>
          </table:table-cell>
          <table:table-cell office:value-type="float" office:value="112.369" calcext:value-type="float">
            <text:p>112.369</text:p>
          </table:table-cell>
          <table:table-cell office:value-type="float" office:value="3798.713" calcext:value-type="float">
            <text:p>3798.713</text:p>
          </table:table-cell>
          <table:table-cell/>
          <table:table-cell table:formula="of:=([.B12]+[.C12])/([.B11]+[.C11])" office:value-type="float" office:value="1.21544808617923" calcext:value-type="float">
            <text:p>1.22</text:p>
          </table:table-cell>
          <table:table-cell table:number-columns-repeated="5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486.15833694637" calcext:value-type="float">
            <text:p>2486.15833694637</text:p>
          </table:table-cell>
          <table:table-cell office:value-type="float" office:value="190" calcext:value-type="float">
            <text:p>190</text:p>
          </table:table-cell>
          <table:table-cell office:value-type="float" office:value="1457.01375" calcext:value-type="float">
            <text:p>1457.01375</text:p>
          </table:table-cell>
          <table:table-cell office:value-type="float" office:value="2.40666654711503" calcext:value-type="float">
            <text:p>2.40666654711503</text:p>
          </table:table-cell>
          <table:table-cell office:value-type="float" office:value="108.553" calcext:value-type="float">
            <text:p>108.553</text:p>
          </table:table-cell>
          <table:table-cell table:style-name="ce4" office:value-type="float" office:value="2.45" calcext:value-type="float">
            <text:p>2.45</text:p>
          </table:table-cell>
          <table:table-cell office:value-type="float" office:value="8.164" calcext:value-type="float">
            <text:p>8.164</text:p>
          </table:table-cell>
          <table:table-cell office:value-type="float" office:value="114.5882" calcext:value-type="float">
            <text:p>114.5882</text:p>
          </table:table-cell>
          <table:table-cell office:value-type="float" office:value="4369.33395349349" calcext:value-type="float">
            <text:p>4369.33395349349</text:p>
          </table:table-cell>
          <table:table-cell/>
          <table:table-cell table:formula="of:=([.B13]+[.C13])/([.B12]+[.C12])" office:value-type="float" office:value="1.26162471098735" calcext:value-type="float">
            <text:p>1.26</text:p>
          </table:table-cell>
          <table:table-cell table:number-columns-repeated="5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897.8598067958" calcext:value-type="float">
            <text:p>2897.8598067958</text:p>
          </table:table-cell>
          <table:table-cell office:value-type="float" office:value="190" calcext:value-type="float">
            <text:p>190</text:p>
          </table:table-cell>
          <table:table-cell office:value-type="float" office:value="1485.10315" calcext:value-type="float">
            <text:p>1485.10315</text:p>
          </table:table-cell>
          <table:table-cell office:value-type="float" office:value="48.3166015821245" calcext:value-type="float">
            <text:p>48.3166015821245</text:p>
          </table:table-cell>
          <table:table-cell office:value-type="float" office:value="112.804" calcext:value-type="float">
            <text:p>112.804</text:p>
          </table:table-cell>
          <table:table-cell table:style-name="ce4" office:value-type="float" office:value="2.56" calcext:value-type="float">
            <text:p>2.56</text:p>
          </table:table-cell>
          <table:table-cell office:value-type="float" office:value="9.447" calcext:value-type="float">
            <text:p>9.447</text:p>
          </table:table-cell>
          <table:table-cell office:value-type="float" office:value="123.334" calcext:value-type="float">
            <text:p>123.334</text:p>
          </table:table-cell>
          <table:table-cell office:value-type="float" office:value="4869.42455837792" calcext:value-type="float">
            <text:p>4869.42455837792</text:p>
          </table:table-cell>
          <table:table-cell/>
          <table:table-cell table:formula="of:=([.B14]+[.C14])/([.B13]+[.C13])" office:value-type="float" office:value="1.15384047504424" calcext:value-type="float">
            <text:p>1.15</text:p>
          </table:table-cell>
          <table:table-cell table:number-columns-repeated="5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764.99353561552" calcext:value-type="float">
            <text:p>3764.99353561552</text:p>
          </table:table-cell>
          <table:table-cell office:value-type="float" office:value="190" calcext:value-type="float">
            <text:p>190</text:p>
          </table:table-cell>
          <table:table-cell office:value-type="float" office:value="1496.81775" calcext:value-type="float">
            <text:p>1496.81775</text:p>
          </table:table-cell>
          <table:table-cell office:value-type="float" office:value="94.7435503389355" calcext:value-type="float">
            <text:p>94.7435503389355</text:p>
          </table:table-cell>
          <table:table-cell office:value-type="float" office:value="114.854" calcext:value-type="float">
            <text:p>114.854</text:p>
          </table:table-cell>
          <table:table-cell office:value-type="float" office:value="6.748" calcext:value-type="float">
            <text:p>6.748</text:p>
          </table:table-cell>
          <table:table-cell office:value-type="float" office:value="9.447" calcext:value-type="float">
            <text:p>9.447</text:p>
          </table:table-cell>
          <table:table-cell office:value-type="float" office:value="138.1927" calcext:value-type="float">
            <text:p>138.1927</text:p>
          </table:table-cell>
          <table:table-cell office:value-type="float" office:value="5815.79653595446" calcext:value-type="float">
            <text:p>5815.79653595446</text:p>
          </table:table-cell>
          <table:table-cell/>
          <table:table-cell table:formula="of:=([.B15]+[.C15])/([.B14]+[.C14])" office:value-type="float" office:value="1.28082030372989" calcext:value-type="float">
            <text:p>1.28</text:p>
          </table:table-cell>
          <table:table-cell table:number-columns-repeated="5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588.75040518182" calcext:value-type="float">
            <text:p>4588.75040518182</text:p>
          </table:table-cell>
          <table:table-cell office:value-type="float" office:value="190" calcext:value-type="float">
            <text:p>190</text:p>
          </table:table-cell>
          <table:table-cell office:value-type="float" office:value="1509.70124" calcext:value-type="float">
            <text:p>1509.70124</text:p>
          </table:table-cell>
          <table:table-cell office:value-type="float" office:value="132.741393303187" calcext:value-type="float">
            <text:p>132.741393303187</text:p>
          </table:table-cell>
          <table:table-cell office:value-type="float" office:value="115.334" calcext:value-type="float">
            <text:p>115.334</text:p>
          </table:table-cell>
          <table:table-cell office:value-type="float" office:value="6.748" calcext:value-type="float">
            <text:p>6.748</text:p>
          </table:table-cell>
          <table:table-cell office:value-type="float" office:value="6.847" calcext:value-type="float">
            <text:p>6.847</text:p>
          </table:table-cell>
          <table:table-cell office:value-type="float" office:value="149.613281744558" calcext:value-type="float">
            <text:p>149.613281744558</text:p>
          </table:table-cell>
          <table:table-cell office:value-type="float" office:value="6699.73532022957" calcext:value-type="float">
            <text:p>6699.73532022957</text:p>
          </table:table-cell>
          <table:table-cell/>
          <table:table-cell table:formula="of:=([.B16]+[.C16])/([.B15]+[.C15])" office:value-type="float" office:value="1.20828273476257" calcext:value-type="float">
            <text:p>1.21</text:p>
          </table:table-cell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079.47319504574" calcext:value-type="float">
            <text:p>5079.47319504574</text:p>
          </table:table-cell>
          <table:table-cell table:style-name="ce4" office:value-type="float" office:value="197.35" calcext:value-type="float">
            <text:p>197.35</text:p>
          </table:table-cell>
          <table:table-cell office:value-type="float" office:value="1527.72644" calcext:value-type="float">
            <text:p>1527.72644</text:p>
          </table:table-cell>
          <table:table-cell office:value-type="float" office:value="174.958522860154" calcext:value-type="float">
            <text:p>174.958522860154</text:p>
          </table:table-cell>
          <table:table-cell office:value-type="float" office:value="116.334" calcext:value-type="float">
            <text:p>116.334</text:p>
          </table:table-cell>
          <table:table-cell office:value-type="float" office:value="7.388" calcext:value-type="float">
            <text:p>7.388</text:p>
          </table:table-cell>
          <table:table-cell office:value-type="float" office:value="6.847" calcext:value-type="float">
            <text:p>6.847</text:p>
          </table:table-cell>
          <table:table-cell office:value-type="float" office:value="229.759369528873" calcext:value-type="float">
            <text:p>229.759369528873</text:p>
          </table:table-cell>
          <table:table-cell office:value-type="float" office:value="7339.83652743477" calcext:value-type="float">
            <text:p>7339.83652743477</text:p>
          </table:table-cell>
          <table:table-cell/>
          <table:table-cell table:formula="of:=([.B17]+[.C17])/([.B16]+[.C16])" office:value-type="float" office:value="1.10422657549217" calcext:value-type="float">
            <text:p>1.10</text:p>
          </table:table-cell>
          <table:table-cell table:number-columns-repeated="5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397.99336831317" calcext:value-type="float">
            <text:p>5397.99336831317</text:p>
          </table:table-cell>
          <table:table-cell table:style-name="ce4" office:value-type="float" office:value="187.35" calcext:value-type="float">
            <text:p>187.35</text:p>
          </table:table-cell>
          <table:table-cell office:value-type="float" office:value="1571.43913" calcext:value-type="float">
            <text:p>1571.43913</text:p>
          </table:table-cell>
          <table:table-cell office:value-type="float" office:value="264.060272148266" calcext:value-type="float">
            <text:p>264.060272148266</text:p>
          </table:table-cell>
          <table:table-cell office:value-type="float" office:value="116.334" calcext:value-type="float">
            <text:p>116.334</text:p>
          </table:table-cell>
          <table:table-cell office:value-type="float" office:value="7.638" calcext:value-type="float">
            <text:p>7.638</text:p>
          </table:table-cell>
          <table:table-cell office:value-type="float" office:value="6.9513" calcext:value-type="float">
            <text:p>6.9513</text:p>
          </table:table-cell>
          <table:table-cell office:value-type="float" office:value="236.466134059619" calcext:value-type="float">
            <text:p>236.466134059619</text:p>
          </table:table-cell>
          <table:table-cell office:value-type="float" office:value="7788.23220452105" calcext:value-type="float">
            <text:p>7788.23220452105</text:p>
          </table:table-cell>
          <table:table-cell/>
          <table:table-cell table:formula="of:=([.B18]+[.C18])/([.B17]+[.C17])" office:value-type="float" office:value="1.05846702871476" calcext:value-type="float">
            <text:p>1.06</text:p>
          </table:table-cell>
          <table:table-cell table:number-columns-repeated="5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297.98190659281" calcext:value-type="float">
            <text:p>6297.98190659281</text:p>
          </table:table-cell>
          <table:table-cell office:value-type="float" office:value="180" calcext:value-type="float">
            <text:p>180</text:p>
          </table:table-cell>
          <table:table-cell office:value-type="float" office:value="1626.78701" calcext:value-type="float">
            <text:p>1626.78701</text:p>
          </table:table-cell>
          <table:table-cell office:value-type="float" office:value="325.770489491192" calcext:value-type="float">
            <text:p>325.770489491192</text:p>
          </table:table-cell>
          <table:table-cell office:value-type="float" office:value="116.334" calcext:value-type="float">
            <text:p>116.334</text:p>
          </table:table-cell>
          <table:table-cell office:value-type="float" office:value="13.007" calcext:value-type="float">
            <text:p>13.007</text:p>
          </table:table-cell>
          <table:table-cell office:value-type="float" office:value="7.248" calcext:value-type="float">
            <text:p>7.248</text:p>
          </table:table-cell>
          <table:table-cell office:value-type="float" office:value="258.959257502966" calcext:value-type="float">
            <text:p>258.959257502966</text:p>
          </table:table-cell>
          <table:table-cell office:value-type="float" office:value="8826.08766358697" calcext:value-type="float">
            <text:p>8826.08766358697</text:p>
          </table:table-cell>
          <table:table-cell/>
          <table:table-cell table:formula="of:=([.B19]+[.C19])/([.B18]+[.C18])" office:value-type="float" office:value="1.1598180236051" calcext:value-type="float">
            <text:p>1.16</text:p>
          </table:table-cell>
          <table:table-cell table:number-columns-repeated="5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331.04742563897" calcext:value-type="float">
            <text:p>7331.04742563897</text:p>
          </table:table-cell>
          <table:table-cell table:style-name="Default" office:value-type="float" office:value="247.000000000001" calcext:value-type="float">
            <text:p>247.000000000001</text:p>
          </table:table-cell>
          <table:table-cell office:value-type="float" office:value="1648.67666" calcext:value-type="float">
            <text:p>1648.67666</text:p>
          </table:table-cell>
          <table:table-cell office:value-type="float" office:value="342.972872245231" calcext:value-type="float">
            <text:p>342.972872245231</text:p>
          </table:table-cell>
          <table:table-cell office:value-type="float" office:value="115.834" calcext:value-type="float">
            <text:p>115.834</text:p>
          </table:table-cell>
          <table:table-cell office:value-type="float" office:value="17.918" calcext:value-type="float">
            <text:p>17.918</text:p>
          </table:table-cell>
          <table:table-cell office:value-type="float" office:value="7.248" calcext:value-type="float">
            <text:p>7.248</text:p>
          </table:table-cell>
          <table:table-cell office:value-type="float" office:value="301.2704" calcext:value-type="float">
            <text:p>301.2704</text:p>
          </table:table-cell>
          <table:table-cell office:value-type="float" office:value="10011.9673578842" calcext:value-type="float">
            <text:p>10011.9673578842</text:p>
          </table:table-cell>
          <table:table-cell/>
          <table:table-cell table:formula="of:=([.B20]+[.C20])/([.B19]+[.C19])" office:value-type="float" office:value="1.16981608391444" calcext:value-type="float">
            <text:p>1.17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933.95279298918" calcext:value-type="float">
            <text:p>7933.95279298918</text:p>
          </table:table-cell>
          <table:table-cell table:style-name="Default" office:value-type="float" office:value="627.8" calcext:value-type="float">
            <text:p>627.8</text:p>
          </table:table-cell>
          <table:table-cell office:value-type="float" office:value="1648.86452" calcext:value-type="float">
            <text:p>1648.86452</text:p>
          </table:table-cell>
          <table:table-cell office:value-type="float" office:value="343.863897810381" calcext:value-type="float">
            <text:p>343.863897810381</text:p>
          </table:table-cell>
          <table:table-cell office:value-type="float" office:value="115.864" calcext:value-type="float">
            <text:p>115.864</text:p>
          </table:table-cell>
          <table:table-cell office:value-type="float" office:value="19.918" calcext:value-type="float">
            <text:p>19.918</text:p>
          </table:table-cell>
          <table:table-cell office:value-type="float" office:value="7.248" calcext:value-type="float">
            <text:p>7.248</text:p>
          </table:table-cell>
          <table:table-cell office:value-type="float" office:value="340.1282" calcext:value-type="float">
            <text:p>340.1282</text:p>
          </table:table-cell>
          <table:table-cell office:value-type="float" office:value="11037.6394107996" calcext:value-type="float">
            <text:p>11037.6394107996</text:p>
          </table:table-cell>
          <table:table-cell/>
          <table:table-cell table:formula="of:=([.B21]+[.C21])/([.B20]+[.C20])" office:value-type="float" office:value="1.12980987213435" calcext:value-type="float">
            <text:p>1.13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353.08402676338" calcext:value-type="float">
            <text:p>8353.08402676338</text:p>
          </table:table-cell>
          <table:table-cell table:style-name="Default" office:value-type="float" office:value="980.7825" calcext:value-type="float">
            <text:p>980.7825</text:p>
          </table:table-cell>
          <table:table-cell office:value-type="float" office:value="1649.40362" calcext:value-type="float">
            <text:p>1649.40362</text:p>
          </table:table-cell>
          <table:table-cell office:value-type="float" office:value="364.165861069243" calcext:value-type="float">
            <text:p>364.165861069243</text:p>
          </table:table-cell>
          <table:table-cell office:value-type="float" office:value="115.864" calcext:value-type="float">
            <text:p>115.864</text:p>
          </table:table-cell>
          <table:table-cell office:value-type="float" office:value="21.918" calcext:value-type="float">
            <text:p>21.918</text:p>
          </table:table-cell>
          <table:table-cell office:value-type="float" office:value="7.248" calcext:value-type="float">
            <text:p>7.248</text:p>
          </table:table-cell>
          <table:table-cell office:value-type="float" office:value="393.2038" calcext:value-type="float">
            <text:p>393.2038</text:p>
          </table:table-cell>
          <table:table-cell office:value-type="float" office:value="11885.6698078326" calcext:value-type="float">
            <text:p>11885.6698078326</text:p>
          </table:table-cell>
          <table:table-cell/>
          <table:table-cell table:formula="of:=([.B22]+[.C22])/([.B21]+[.C21])" office:value-type="float" office:value="1.09018173643211" calcext:value-type="float">
            <text:p>1.09</text:p>
          </table:table-cell>
          <table:table-cell table:number-columns-repeated="5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8"/>
          <table:table-cell table:style-name="Default"/>
          <table:table-cell table:number-columns-repeated="52"/>
        </table:table-row>
        <table:table-row table:style-name="ro1">
          <table:table-cell table:style-name="Default" office:value-type="string" calcext:value-type="string">
            <text:p>https://scotland.shinyapps.io/Energy/?Section=RenLowCarbon&amp;Subsection=RenElec&amp;Chart=RenElecCapacity</text:p>
          </table:table-cell>
          <table:table-cell/>
          <table:table-cell table:style-name="Default"/>
          <table:table-cell table:number-columns-repeated="8"/>
          <table:table-cell table:style-name="Default"/>
          <table:table-cell table:number-columns-repeated="52"/>
        </table:table-row>
      </table:table>
      <table:table table:name="CSV renewables_mix_time" table:style-name="ta2">
        <office:forms form:automatic-focus="false" form:apply-design-mode="false"/>
        <table:table-column table:style-name="co4" table:default-cell-style-name="ce5"/>
        <table:table-column table:style-name="co4" table:number-columns-repeated="5" table:default-cell-style-name="ce10"/>
        <table:table-row table:style-name="ro1">
          <table:table-cell table:style-name="Default" office:value-type="string" calcext:value-type="string">
            <text:p>Year</text:p>
          </table:table-cell>
          <table:table-cell table:style-name="Default" table:formula="of:=[$electricity_mix.B3]" office:value-type="string" office:string-value="Hydro" calcext:value-type="string">
            <text:p>Hydro</text:p>
          </table:table-cell>
          <table:table-cell table:style-name="Default" table:formula="of:=[$electricity_mix.C3]" office:value-type="string" office:string-value="Wind" calcext:value-type="string">
            <text:p>Wind</text:p>
          </table:table-cell>
          <table:table-cell table:style-name="Default" table:formula="of:=[$electricity_mix.G3]" office:value-type="string" office:string-value="Solar PV" calcext:value-type="string">
            <text:p>Solar PV</text:p>
          </table:table-cell>
          <table:table-cell table:style-name="Default" table:formula="of:=[$electricity_mix.E3]" office:value-type="string" office:string-value="Landfill Gas" calcext:value-type="string">
            <text:p>Landfill Gas</text:p>
          </table:table-cell>
          <table:table-cell table:style-name="Default" office:value-type="string" calcext:value-type="string">
            <text:p>Other</text:p>
          </table:table-cell>
        </table:table-row>
        <table:table-row table:style-name="ro1">
          <table:table-cell table:formula="of:=[$renewable_capacity_time.A3]" office:value-type="float" office:value="2000" calcext:value-type="float">
            <text:p>2000</text:p>
          </table:table-cell>
          <table:table-cell table:formula="of:=[$renewable_capacity_time.D3]/1000" office:value-type="float" office:value="1.3199" calcext:value-type="float">
            <text:p>1.320</text:p>
          </table:table-cell>
          <table:table-cell table:formula="of:=([$renewable_capacity_time.B3]+[$renewable_capacity_time.C3])/1000" office:value-type="float" office:value="0.0385" calcext:value-type="float">
            <text:p>0.039</text:p>
          </table:table-cell>
          <table:table-cell table:formula="of:=[$renewable_capacity_time.E3]/1000" office:value-type="float" office:value="0" calcext:value-type="float">
            <text:p>0.000</text:p>
          </table:table-cell>
          <table:table-cell table:formula="of:=[$renewable_capacity_time.F3]/1000" office:value-type="float" office:value="0.0144" calcext:value-type="float">
            <text:p>0.014</text:p>
          </table:table-cell>
          <table:table-cell table:formula="of:=([$renewable_capacity_time.G3]+[$renewable_capacity_time.H3]+[$renewable_capacity_time.I3])/1000" office:value-type="float" office:value="0.0182" calcext:value-type="float">
            <text:p>0.018</text:p>
          </table:table-cell>
        </table:table-row>
        <table:table-row table:style-name="ro1">
          <table:table-cell table:formula="of:=[$renewable_capacity_time.A4]" office:value-type="float" office:value="2001" calcext:value-type="float">
            <text:p>2001</text:p>
          </table:table-cell>
          <table:table-cell table:formula="of:=[$renewable_capacity_time.D4]/1000" office:value-type="float" office:value="1.3251" calcext:value-type="float">
            <text:p>1.325</text:p>
          </table:table-cell>
          <table:table-cell table:formula="of:=([$renewable_capacity_time.B4]+[$renewable_capacity_time.C4])/1000" office:value-type="float" office:value="0.0435" calcext:value-type="float">
            <text:p>0.044</text:p>
          </table:table-cell>
          <table:table-cell table:formula="of:=[$renewable_capacity_time.E4]/1000" office:value-type="float" office:value="0" calcext:value-type="float">
            <text:p>0.000</text:p>
          </table:table-cell>
          <table:table-cell table:formula="of:=[$renewable_capacity_time.F4]/1000" office:value-type="float" office:value="0.0166" calcext:value-type="float">
            <text:p>0.017</text:p>
          </table:table-cell>
          <table:table-cell table:formula="of:=([$renewable_capacity_time.G4]+[$renewable_capacity_time.H4]+[$renewable_capacity_time.I4])/1000" office:value-type="float" office:value="0.0183" calcext:value-type="float">
            <text:p>0.018</text:p>
          </table:table-cell>
        </table:table-row>
        <table:table-row table:style-name="ro1">
          <table:table-cell table:formula="of:=[$renewable_capacity_time.A5]" office:value-type="float" office:value="2002" calcext:value-type="float">
            <text:p>2002</text:p>
          </table:table-cell>
          <table:table-cell table:formula="of:=[$renewable_capacity_time.D5]/1000" office:value-type="float" office:value="1.3038" calcext:value-type="float">
            <text:p>1.304</text:p>
          </table:table-cell>
          <table:table-cell table:formula="of:=([$renewable_capacity_time.B5]+[$renewable_capacity_time.C5])/1000" office:value-type="float" office:value="0.1857" calcext:value-type="float">
            <text:p>0.186</text:p>
          </table:table-cell>
          <table:table-cell table:formula="of:=[$renewable_capacity_time.E5]/1000" office:value-type="float" office:value="0" calcext:value-type="float">
            <text:p>0.000</text:p>
          </table:table-cell>
          <table:table-cell table:formula="of:=[$renewable_capacity_time.F5]/1000" office:value-type="float" office:value="0.0262" calcext:value-type="float">
            <text:p>0.026</text:p>
          </table:table-cell>
          <table:table-cell table:formula="of:=([$renewable_capacity_time.G5]+[$renewable_capacity_time.H5]+[$renewable_capacity_time.I5])/1000" office:value-type="float" office:value="0.0218" calcext:value-type="float">
            <text:p>0.022</text:p>
          </table:table-cell>
        </table:table-row>
        <table:table-row table:style-name="ro1">
          <table:table-cell table:formula="of:=[$renewable_capacity_time.A6]" office:value-type="float" office:value="2003" calcext:value-type="float">
            <text:p>2003</text:p>
          </table:table-cell>
          <table:table-cell table:formula="of:=[$renewable_capacity_time.D6]/1000" office:value-type="float" office:value="1.2985" calcext:value-type="float">
            <text:p>1.299</text:p>
          </table:table-cell>
          <table:table-cell table:formula="of:=([$renewable_capacity_time.B6]+[$renewable_capacity_time.C6])/1000" office:value-type="float" office:value="0.3078" calcext:value-type="float">
            <text:p>0.308</text:p>
          </table:table-cell>
          <table:table-cell table:formula="of:=[$renewable_capacity_time.E6]/1000" office:value-type="float" office:value="0" calcext:value-type="float">
            <text:p>0.000</text:p>
          </table:table-cell>
          <table:table-cell table:formula="of:=[$renewable_capacity_time.F6]/1000" office:value-type="float" office:value="0.0482" calcext:value-type="float">
            <text:p>0.048</text:p>
          </table:table-cell>
          <table:table-cell table:formula="of:=([$renewable_capacity_time.G6]+[$renewable_capacity_time.H6]+[$renewable_capacity_time.I6])/1000" office:value-type="float" office:value="0.0213" calcext:value-type="float">
            <text:p>0.021</text:p>
          </table:table-cell>
        </table:table-row>
        <table:table-row table:style-name="ro1">
          <table:table-cell table:formula="of:=[$renewable_capacity_time.A7]" office:value-type="float" office:value="2004" calcext:value-type="float">
            <text:p>2004</text:p>
          </table:table-cell>
          <table:table-cell table:formula="of:=[$renewable_capacity_time.D7]/1000" office:value-type="float" office:value="1.3076" calcext:value-type="float">
            <text:p>1.308</text:p>
          </table:table-cell>
          <table:table-cell table:formula="of:=([$renewable_capacity_time.B7]+[$renewable_capacity_time.C7])/1000" office:value-type="float" office:value="0.4115" calcext:value-type="float">
            <text:p>0.412</text:p>
          </table:table-cell>
          <table:table-cell table:formula="of:=[$renewable_capacity_time.E7]/1000" office:value-type="float" office:value="0" calcext:value-type="float">
            <text:p>0.000</text:p>
          </table:table-cell>
          <table:table-cell table:formula="of:=[$renewable_capacity_time.F7]/1000" office:value-type="float" office:value="0.0617" calcext:value-type="float">
            <text:p>0.062</text:p>
          </table:table-cell>
          <table:table-cell table:formula="of:=([$renewable_capacity_time.G7]+[$renewable_capacity_time.H7]+[$renewable_capacity_time.I7])/1000" office:value-type="float" office:value="0.0215" calcext:value-type="float">
            <text:p>0.022</text:p>
          </table:table-cell>
        </table:table-row>
        <table:table-row table:style-name="ro1">
          <table:table-cell table:formula="of:=[$renewable_capacity_time.A8]" office:value-type="float" office:value="2005" calcext:value-type="float">
            <text:p>2005</text:p>
          </table:table-cell>
          <table:table-cell table:formula="of:=[$renewable_capacity_time.D8]/1000" office:value-type="float" office:value="1.3116" calcext:value-type="float">
            <text:p>1.312</text:p>
          </table:table-cell>
          <table:table-cell table:formula="of:=([$renewable_capacity_time.B8]+[$renewable_capacity_time.C8])/1000" office:value-type="float" office:value="0.746" calcext:value-type="float">
            <text:p>0.746</text:p>
          </table:table-cell>
          <table:table-cell table:formula="of:=[$renewable_capacity_time.E8]/1000" office:value-type="float" office:value="0" calcext:value-type="float">
            <text:p>0.000</text:p>
          </table:table-cell>
          <table:table-cell table:formula="of:=[$renewable_capacity_time.F8]/1000" office:value-type="float" office:value="0.0715" calcext:value-type="float">
            <text:p>0.072</text:p>
          </table:table-cell>
          <table:table-cell table:formula="of:=([$renewable_capacity_time.G8]+[$renewable_capacity_time.H8]+[$renewable_capacity_time.I8])/1000" office:value-type="float" office:value="0.0215" calcext:value-type="float">
            <text:p>0.022</text:p>
          </table:table-cell>
        </table:table-row>
        <table:table-row table:style-name="ro1">
          <table:table-cell table:formula="of:=[$renewable_capacity_time.A9]" office:value-type="float" office:value="2006" calcext:value-type="float">
            <text:p>2006</text:p>
          </table:table-cell>
          <table:table-cell table:formula="of:=[$renewable_capacity_time.D9]/1000" office:value-type="float" office:value="1.3306" calcext:value-type="float">
            <text:p>1.331</text:p>
          </table:table-cell>
          <table:table-cell table:formula="of:=([$renewable_capacity_time.B9]+[$renewable_capacity_time.C9])/1000" office:value-type="float" office:value="0.946" calcext:value-type="float">
            <text:p>0.946</text:p>
          </table:table-cell>
          <table:table-cell table:formula="of:=[$renewable_capacity_time.E9]/1000" office:value-type="float" office:value="0" calcext:value-type="float">
            <text:p>0.000</text:p>
          </table:table-cell>
          <table:table-cell table:formula="of:=[$renewable_capacity_time.F9]/1000" office:value-type="float" office:value="0.0783" calcext:value-type="float">
            <text:p>0.078</text:p>
          </table:table-cell>
          <table:table-cell table:formula="of:=([$renewable_capacity_time.G9]+[$renewable_capacity_time.H9]+[$renewable_capacity_time.I9])/1000" office:value-type="float" office:value="0.0227" calcext:value-type="float">
            <text:p>0.023</text:p>
          </table:table-cell>
        </table:table-row>
        <table:table-row table:style-name="ro1">
          <table:table-cell table:formula="of:=[$renewable_capacity_time.A10]" office:value-type="float" office:value="2007" calcext:value-type="float">
            <text:p>2007</text:p>
          </table:table-cell>
          <table:table-cell table:formula="of:=[$renewable_capacity_time.D10]/1000" office:value-type="float" office:value="1.33853" calcext:value-type="float">
            <text:p>1.339</text:p>
          </table:table-cell>
          <table:table-cell table:formula="of:=([$renewable_capacity_time.B10]+[$renewable_capacity_time.C10])/1000" office:value-type="float" office:value="1.1493" calcext:value-type="float">
            <text:p>1.149</text:p>
          </table:table-cell>
          <table:table-cell table:formula="of:=[$renewable_capacity_time.E10]/1000" office:value-type="float" office:value="0" calcext:value-type="float">
            <text:p>0.000</text:p>
          </table:table-cell>
          <table:table-cell table:formula="of:=[$renewable_capacity_time.F10]/1000" office:value-type="float" office:value="0.0922" calcext:value-type="float">
            <text:p>0.092</text:p>
          </table:table-cell>
          <table:table-cell table:formula="of:=([$renewable_capacity_time.G10]+[$renewable_capacity_time.H10]+[$renewable_capacity_time.I10])/1000" office:value-type="float" office:value="0.0711" calcext:value-type="float">
            <text:p>0.071</text:p>
          </table:table-cell>
        </table:table-row>
        <table:table-row table:style-name="ro1">
          <table:table-cell table:formula="of:=[$renewable_capacity_time.A11]" office:value-type="float" office:value="2008" calcext:value-type="float">
            <text:p>2008</text:p>
          </table:table-cell>
          <table:table-cell table:formula="of:=[$renewable_capacity_time.D11]/1000" office:value-type="float" office:value="1.441671" calcext:value-type="float">
            <text:p>1.442</text:p>
          </table:table-cell>
          <table:table-cell table:formula="of:=([$renewable_capacity_time.B11]+[$renewable_capacity_time.C11])/1000" office:value-type="float" office:value="1.7452" calcext:value-type="float">
            <text:p>1.745</text:p>
          </table:table-cell>
          <table:table-cell table:formula="of:=[$renewable_capacity_time.E11]/1000" office:value-type="float" office:value="0.000029" calcext:value-type="float">
            <text:p>0.000</text:p>
          </table:table-cell>
          <table:table-cell table:formula="of:=[$renewable_capacity_time.F11]/1000" office:value-type="float" office:value="0.092662" calcext:value-type="float">
            <text:p>0.093</text:p>
          </table:table-cell>
          <table:table-cell table:formula="of:=([$renewable_capacity_time.G11]+[$renewable_capacity_time.H11]+[$renewable_capacity_time.I11])/1000" office:value-type="float" office:value="0.073694" calcext:value-type="float">
            <text:p>0.074</text:p>
          </table:table-cell>
        </table:table-row>
        <table:table-row table:style-name="ro1">
          <table:table-cell table:formula="of:=[$renewable_capacity_time.A12]" office:value-type="float" office:value="2009" calcext:value-type="float">
            <text:p>2009</text:p>
          </table:table-cell>
          <table:table-cell table:formula="of:=[$renewable_capacity_time.D12]/1000" office:value-type="float" office:value="1.450465" calcext:value-type="float">
            <text:p>1.450</text:p>
          </table:table-cell>
          <table:table-cell table:formula="of:=([$renewable_capacity_time.B12]+[$renewable_capacity_time.C12])/1000" office:value-type="float" office:value="2.1212" calcext:value-type="float">
            <text:p>2.121</text:p>
          </table:table-cell>
          <table:table-cell table:formula="of:=[$renewable_capacity_time.E12]/1000" office:value-type="float" office:value="0.000029" calcext:value-type="float">
            <text:p>0.000</text:p>
          </table:table-cell>
          <table:table-cell table:formula="of:=[$renewable_capacity_time.F12]/1000" office:value-type="float" office:value="0.10619" calcext:value-type="float">
            <text:p>0.106</text:p>
          </table:table-cell>
          <table:table-cell table:formula="of:=([$renewable_capacity_time.G12]+[$renewable_capacity_time.H12]+[$renewable_capacity_time.I12])/1000" office:value-type="float" office:value="0.120829" calcext:value-type="float">
            <text:p>0.121</text:p>
          </table:table-cell>
        </table:table-row>
        <table:table-row table:style-name="ro1">
          <table:table-cell table:formula="of:=[$renewable_capacity_time.A13]" office:value-type="float" office:value="2010" calcext:value-type="float">
            <text:p>2010</text:p>
          </table:table-cell>
          <table:table-cell table:formula="of:=[$renewable_capacity_time.D13]/1000" office:value-type="float" office:value="1.45701375" calcext:value-type="float">
            <text:p>1.457</text:p>
          </table:table-cell>
          <table:table-cell table:formula="of:=([$renewable_capacity_time.B13]+[$renewable_capacity_time.C13])/1000" office:value-type="float" office:value="2.67615833694637" calcext:value-type="float">
            <text:p>2.676</text:p>
          </table:table-cell>
          <table:table-cell table:formula="of:=[$renewable_capacity_time.E13]/1000" office:value-type="float" office:value="0.00240666654711503" calcext:value-type="float">
            <text:p>0.002</text:p>
          </table:table-cell>
          <table:table-cell table:formula="of:=[$renewable_capacity_time.F13]/1000" office:value-type="float" office:value="0.108553" calcext:value-type="float">
            <text:p>0.109</text:p>
          </table:table-cell>
          <table:table-cell table:formula="of:=([$renewable_capacity_time.G13]+[$renewable_capacity_time.H13]+[$renewable_capacity_time.I13])/1000" office:value-type="float" office:value="0.1252022" calcext:value-type="float">
            <text:p>0.125</text:p>
          </table:table-cell>
        </table:table-row>
        <table:table-row table:style-name="ro1">
          <table:table-cell table:formula="of:=[$renewable_capacity_time.A14]" office:value-type="float" office:value="2011" calcext:value-type="float">
            <text:p>2011</text:p>
          </table:table-cell>
          <table:table-cell table:formula="of:=[$renewable_capacity_time.D14]/1000" office:value-type="float" office:value="1.48510315" calcext:value-type="float">
            <text:p>1.485</text:p>
          </table:table-cell>
          <table:table-cell table:formula="of:=([$renewable_capacity_time.B14]+[$renewable_capacity_time.C14])/1000" office:value-type="float" office:value="3.0878598067958" calcext:value-type="float">
            <text:p>3.088</text:p>
          </table:table-cell>
          <table:table-cell table:formula="of:=[$renewable_capacity_time.E14]/1000" office:value-type="float" office:value="0.0483166015821245" calcext:value-type="float">
            <text:p>0.048</text:p>
          </table:table-cell>
          <table:table-cell table:formula="of:=[$renewable_capacity_time.F14]/1000" office:value-type="float" office:value="0.112804" calcext:value-type="float">
            <text:p>0.113</text:p>
          </table:table-cell>
          <table:table-cell table:formula="of:=([$renewable_capacity_time.G14]+[$renewable_capacity_time.H14]+[$renewable_capacity_time.I14])/1000" office:value-type="float" office:value="0.135341" calcext:value-type="float">
            <text:p>0.135</text:p>
          </table:table-cell>
        </table:table-row>
        <table:table-row table:style-name="ro1">
          <table:table-cell table:formula="of:=[$renewable_capacity_time.A15]" office:value-type="float" office:value="2012" calcext:value-type="float">
            <text:p>2012</text:p>
          </table:table-cell>
          <table:table-cell table:formula="of:=[$renewable_capacity_time.D15]/1000" office:value-type="float" office:value="1.49681775" calcext:value-type="float">
            <text:p>1.497</text:p>
          </table:table-cell>
          <table:table-cell table:formula="of:=([$renewable_capacity_time.B15]+[$renewable_capacity_time.C15])/1000" office:value-type="float" office:value="3.95499353561552" calcext:value-type="float">
            <text:p>3.955</text:p>
          </table:table-cell>
          <table:table-cell table:formula="of:=[$renewable_capacity_time.E15]/1000" office:value-type="float" office:value="0.0947435503389355" calcext:value-type="float">
            <text:p>0.095</text:p>
          </table:table-cell>
          <table:table-cell table:formula="of:=[$renewable_capacity_time.F15]/1000" office:value-type="float" office:value="0.114854" calcext:value-type="float">
            <text:p>0.115</text:p>
          </table:table-cell>
          <table:table-cell table:formula="of:=([$renewable_capacity_time.G15]+[$renewable_capacity_time.H15]+[$renewable_capacity_time.I15])/1000" office:value-type="float" office:value="0.1543877" calcext:value-type="float">
            <text:p>0.154</text:p>
          </table:table-cell>
        </table:table-row>
        <table:table-row table:style-name="ro1">
          <table:table-cell table:formula="of:=[$renewable_capacity_time.A16]" office:value-type="float" office:value="2013" calcext:value-type="float">
            <text:p>2013</text:p>
          </table:table-cell>
          <table:table-cell table:formula="of:=[$renewable_capacity_time.D16]/1000" office:value-type="float" office:value="1.50970124" calcext:value-type="float">
            <text:p>1.510</text:p>
          </table:table-cell>
          <table:table-cell table:formula="of:=([$renewable_capacity_time.B16]+[$renewable_capacity_time.C16])/1000" office:value-type="float" office:value="4.77875040518182" calcext:value-type="float">
            <text:p>4.779</text:p>
          </table:table-cell>
          <table:table-cell table:formula="of:=[$renewable_capacity_time.E16]/1000" office:value-type="float" office:value="0.132741393303187" calcext:value-type="float">
            <text:p>0.133</text:p>
          </table:table-cell>
          <table:table-cell table:formula="of:=[$renewable_capacity_time.F16]/1000" office:value-type="float" office:value="0.115334" calcext:value-type="float">
            <text:p>0.115</text:p>
          </table:table-cell>
          <table:table-cell table:formula="of:=([$renewable_capacity_time.G16]+[$renewable_capacity_time.H16]+[$renewable_capacity_time.I16])/1000" office:value-type="float" office:value="0.163208281744558" calcext:value-type="float">
            <text:p>0.163</text:p>
          </table:table-cell>
        </table:table-row>
        <table:table-row table:style-name="ro1">
          <table:table-cell table:formula="of:=[$renewable_capacity_time.A17]" office:value-type="float" office:value="2014" calcext:value-type="float">
            <text:p>2014</text:p>
          </table:table-cell>
          <table:table-cell table:formula="of:=[$renewable_capacity_time.D17]/1000" office:value-type="float" office:value="1.52772644" calcext:value-type="float">
            <text:p>1.528</text:p>
          </table:table-cell>
          <table:table-cell table:formula="of:=([$renewable_capacity_time.B17]+[$renewable_capacity_time.C17])/1000" office:value-type="float" office:value="5.27682319504574" calcext:value-type="float">
            <text:p>5.277</text:p>
          </table:table-cell>
          <table:table-cell table:formula="of:=[$renewable_capacity_time.E17]/1000" office:value-type="float" office:value="0.174958522860154" calcext:value-type="float">
            <text:p>0.175</text:p>
          </table:table-cell>
          <table:table-cell table:formula="of:=[$renewable_capacity_time.F17]/1000" office:value-type="float" office:value="0.116334" calcext:value-type="float">
            <text:p>0.116</text:p>
          </table:table-cell>
          <table:table-cell table:formula="of:=([$renewable_capacity_time.G17]+[$renewable_capacity_time.H17]+[$renewable_capacity_time.I17])/1000" office:value-type="float" office:value="0.243994369528873" calcext:value-type="float">
            <text:p>0.244</text:p>
          </table:table-cell>
        </table:table-row>
        <table:table-row table:style-name="ro1">
          <table:table-cell table:formula="of:=[$renewable_capacity_time.A18]" office:value-type="float" office:value="2015" calcext:value-type="float">
            <text:p>2015</text:p>
          </table:table-cell>
          <table:table-cell table:formula="of:=[$renewable_capacity_time.D18]/1000" office:value-type="float" office:value="1.57143913" calcext:value-type="float">
            <text:p>1.571</text:p>
          </table:table-cell>
          <table:table-cell table:formula="of:=([$renewable_capacity_time.B18]+[$renewable_capacity_time.C18])/1000" office:value-type="float" office:value="5.58534336831317" calcext:value-type="float">
            <text:p>5.585</text:p>
          </table:table-cell>
          <table:table-cell table:formula="of:=[$renewable_capacity_time.E18]/1000" office:value-type="float" office:value="0.264060272148266" calcext:value-type="float">
            <text:p>0.264</text:p>
          </table:table-cell>
          <table:table-cell table:formula="of:=[$renewable_capacity_time.F18]/1000" office:value-type="float" office:value="0.116334" calcext:value-type="float">
            <text:p>0.116</text:p>
          </table:table-cell>
          <table:table-cell table:formula="of:=([$renewable_capacity_time.G18]+[$renewable_capacity_time.H18]+[$renewable_capacity_time.I18])/1000" office:value-type="float" office:value="0.251055434059619" calcext:value-type="float">
            <text:p>0.251</text:p>
          </table:table-cell>
        </table:table-row>
        <table:table-row table:style-name="ro1">
          <table:table-cell table:formula="of:=[$renewable_capacity_time.A19]" office:value-type="float" office:value="2016" calcext:value-type="float">
            <text:p>2016</text:p>
          </table:table-cell>
          <table:table-cell table:formula="of:=[$renewable_capacity_time.D19]/1000" office:value-type="float" office:value="1.62678701" calcext:value-type="float">
            <text:p>1.627</text:p>
          </table:table-cell>
          <table:table-cell table:formula="of:=([$renewable_capacity_time.B19]+[$renewable_capacity_time.C19])/1000" office:value-type="float" office:value="6.47798190659281" calcext:value-type="float">
            <text:p>6.478</text:p>
          </table:table-cell>
          <table:table-cell table:formula="of:=[$renewable_capacity_time.E19]/1000" office:value-type="float" office:value="0.325770489491192" calcext:value-type="float">
            <text:p>0.326</text:p>
          </table:table-cell>
          <table:table-cell table:formula="of:=[$renewable_capacity_time.F19]/1000" office:value-type="float" office:value="0.116334" calcext:value-type="float">
            <text:p>0.116</text:p>
          </table:table-cell>
          <table:table-cell table:formula="of:=([$renewable_capacity_time.G19]+[$renewable_capacity_time.H19]+[$renewable_capacity_time.I19])/1000" office:value-type="float" office:value="0.279214257502966" calcext:value-type="float">
            <text:p>0.279</text:p>
          </table:table-cell>
        </table:table-row>
        <table:table-row table:style-name="ro1">
          <table:table-cell table:formula="of:=[$renewable_capacity_time.A20]" office:value-type="float" office:value="2017" calcext:value-type="float">
            <text:p>2017</text:p>
          </table:table-cell>
          <table:table-cell table:formula="of:=[$renewable_capacity_time.D20]/1000" office:value-type="float" office:value="1.64867666" calcext:value-type="float">
            <text:p>1.649</text:p>
          </table:table-cell>
          <table:table-cell table:formula="of:=([$renewable_capacity_time.B20]+[$renewable_capacity_time.C20])/1000" office:value-type="float" office:value="7.57804742563897" calcext:value-type="float">
            <text:p>7.578</text:p>
          </table:table-cell>
          <table:table-cell table:formula="of:=[$renewable_capacity_time.E20]/1000" office:value-type="float" office:value="0.342972872245231" calcext:value-type="float">
            <text:p>0.343</text:p>
          </table:table-cell>
          <table:table-cell table:formula="of:=[$renewable_capacity_time.F20]/1000" office:value-type="float" office:value="0.115834" calcext:value-type="float">
            <text:p>0.116</text:p>
          </table:table-cell>
          <table:table-cell table:formula="of:=([$renewable_capacity_time.G20]+[$renewable_capacity_time.H20]+[$renewable_capacity_time.I20])/1000" office:value-type="float" office:value="0.3264364" calcext:value-type="float">
            <text:p>0.326</text:p>
          </table:table-cell>
        </table:table-row>
        <table:table-row table:style-name="ro1">
          <table:table-cell table:formula="of:=[$renewable_capacity_time.A21]" office:value-type="float" office:value="2018" calcext:value-type="float">
            <text:p>2018</text:p>
          </table:table-cell>
          <table:table-cell table:formula="of:=[$renewable_capacity_time.D21]/1000" office:value-type="float" office:value="1.64886452" calcext:value-type="float">
            <text:p>1.649</text:p>
          </table:table-cell>
          <table:table-cell table:formula="of:=([$renewable_capacity_time.B21]+[$renewable_capacity_time.C21])/1000" office:value-type="float" office:value="8.56175279298918" calcext:value-type="float">
            <text:p>8.562</text:p>
          </table:table-cell>
          <table:table-cell table:formula="of:=[$renewable_capacity_time.E21]/1000" office:value-type="float" office:value="0.343863897810381" calcext:value-type="float">
            <text:p>0.344</text:p>
          </table:table-cell>
          <table:table-cell table:formula="of:=[$renewable_capacity_time.F21]/1000" office:value-type="float" office:value="0.115864" calcext:value-type="float">
            <text:p>0.116</text:p>
          </table:table-cell>
          <table:table-cell table:formula="of:=([$renewable_capacity_time.G21]+[$renewable_capacity_time.H21]+[$renewable_capacity_time.I21])/1000" office:value-type="float" office:value="0.3672942" calcext:value-type="float">
            <text:p>0.367</text:p>
          </table:table-cell>
        </table:table-row>
        <table:table-row table:style-name="ro1">
          <table:table-cell table:formula="of:=[$renewable_capacity_time.A22]" office:value-type="float" office:value="2019" calcext:value-type="float">
            <text:p>2019</text:p>
          </table:table-cell>
          <table:table-cell table:formula="of:=[$renewable_capacity_time.D22]/1000" office:value-type="float" office:value="1.64940362" calcext:value-type="float">
            <text:p>1.649</text:p>
          </table:table-cell>
          <table:table-cell table:formula="of:=([$renewable_capacity_time.B22]+[$renewable_capacity_time.C22])/1000" office:value-type="float" office:value="9.33386652676338" calcext:value-type="float">
            <text:p>9.334</text:p>
          </table:table-cell>
          <table:table-cell table:formula="of:=[$renewable_capacity_time.E22]/1000" office:value-type="float" office:value="0.364165861069243" calcext:value-type="float">
            <text:p>0.364</text:p>
          </table:table-cell>
          <table:table-cell table:formula="of:=[$renewable_capacity_time.F22]/1000" office:value-type="float" office:value="0.115864" calcext:value-type="float">
            <text:p>0.116</text:p>
          </table:table-cell>
          <table:table-cell table:formula="of:=([$renewable_capacity_time.G22]+[$renewable_capacity_time.H22]+[$renewable_capacity_time.I22])/1000" office:value-type="float" office:value="0.4223698" calcext:value-type="float">
            <text:p>0.422</text:p>
          </table:table-cell>
        </table:table-row>
        <table:table-row table:style-name="ro1">
          <table:table-cell table:style-name="Default" office:value-type="string" calcext:value-type="string">
            <text:p>-META-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BARS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STACKED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Installed capacity / GW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STACKEDLEGENDRIGHT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RIGHTPADDING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#2019</text:p>
          </table:table-cell>
          <table:table-cell table:style-name="ce39" table:formula="of:=[.B21]/SUM([.$B21:.$F21])" office:value-type="percentage" office:value="0.138772458487198" calcext:value-type="percentage">
            <text:p>13.9%</text:p>
          </table:table-cell>
          <table:table-cell table:style-name="ce39" table:formula="of:=[.C21]/SUM([.$B21:.$F21])" office:value-type="percentage" office:value="0.785304208990594" calcext:value-type="percentage">
            <text:p>78.5%</text:p>
          </table:table-cell>
          <table:table-cell table:style-name="ce39" table:formula="of:=[.D21]/SUM([.$B21:.$F21])" office:value-type="percentage" office:value="0.0306390693126322" calcext:value-type="percentage">
            <text:p>3.1%</text:p>
          </table:table-cell>
          <table:table-cell table:style-name="ce39" table:formula="of:=[.E21]/SUM([.$B21:.$F21])" office:value-type="percentage" office:value="0.00974820955598531" calcext:value-type="percentage">
            <text:p>1.0%</text:p>
          </table:table-cell>
          <table:table-cell table:style-name="ce39" table:formula="of:=[.F21]/SUM([.$B21:.$F21])" office:value-type="percentage" office:value="0.0355360536535904" calcext:value-type="percentage">
            <text:p>3.6%</text:p>
          </table:table-cell>
        </table:table-row>
      </table:table>
      <table:named-expressions/>
      <table:database-ranges>
        <table:database-range table:name="__Anonymous_Sheet_DB__0" table:target-range-address="energy_consumption_time.A3:energy_consumption_time.F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CSV_energy_consumption_time.A2:CSV_energy_consumption_time.E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electricity_sales.A2:electricity_sales.D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electricity_mix.A22:electricity_mix.R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">
      <number:number number:decimal-places="2" loext:min-decimal-places="2" number:min-integer-digits="1" number:grouping="true"/>
      <number:text>  </number:text>
      <number:currency-symbol number:language="chr" number:script="Cher" number:country="US">$</number:currency-symbol>
    </number:currency-style>
    <number:number-style style:name="N161">
      <number:text>£</number:text>
      <number:number number:decimal-places="2" loext:min-decimal-places="2" number:min-integer-digits="1" number:grouping="true"/>
    </number:number-style>
    <number:currency-style style:name="N162">
      <number:currency-symbol number:language="en" number:country="US">€</number:currency-symbol>
      <number:text> </number:text>
      <number:number number:decimal-places="2" loext:min-decimal-places="2" number:min-integer-digits="1" number:grouping="true"/>
    </number:currency-style>
    <number:percentage-style style:name="N163">
      <number:number number:decimal-places="1" loext:min-decimal-places="1" number:min-integer-digits="1"/>
      <number:text>%</number:text>
    </number:percentage-style>
    <number:number-style style:name="N164P0" style:volatile="true">
      <number:number number:decimal-places="0" loext:min-decimal-places="0" number:min-integer-digits="1" number:grouping="true"/>
    </number:number-style>
    <number:number-style style:name="N16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</number:number-style>
    <number:number-style style:name="N16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currency-style style:name="N179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9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9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79P0"/>
      <style:map style:condition="value()&lt;0" style:apply-style-name="N179P1"/>
    </number:currency-style>
    <number:number-style style:name="N180">
      <number:number number:decimal-places="1" loext:min-decimal-places="1" number:min-integer-digits="1" number:grouping="true"/>
    </number:number-style>
    <number:number-style style:name="N181">
      <number:number number:min-integer-digits="1"/>
      <number:text> </number:text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-</number:text>
      <style:map style:condition="value()&gt;0.5" style:apply-style-name="N183P0"/>
      <style:map style:condition="value()&lt;-0.5" style:apply-style-name="N183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186">
      <number:text>- 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88">
      <number:text>- 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number number:decimal-places="2" loext:min-decimal-places="2" number:min-integer-digits="1" number:grouping="true"/>
      <number:text> </number:text>
    </number:number-style>
    <number:number-style style:name="N19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90">
      <number:text>- </number:text>
      <style:map style:condition="value()&gt;0" style:apply-style-name="N190P0"/>
      <style:map style:condition="value()&lt;0" style:apply-style-name="N190P1"/>
    </number:number-style>
    <number:currency-style style:name="N194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94P1" style:volatile="true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94P2" style:volatile="true">
      <number:currency-symbol number:language="en" number:country="GB">£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currency-style style:name="N197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97P1" style:volatile="true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97P2" style:volatile="true">
      <number:currency-symbol number:language="en" number:country="GB">£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number:number number:decimal-places="1" loext:min-decimal-places="1" number:min-integer-digits="1" number:grouping="true"/>
    </number:number-style>
    <number:number-style style:name="N199P1" style:volatile="true">
      <number:text>-</number:text>
      <number:number number:decimal-places="1" loext:min-decimal-places="1" number:min-integer-digits="1" number:grouping="true"/>
    </number:number-style>
    <number:number-style style:name="N199">
      <number:text>-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number number:decimal-places="2" loext:min-decimal-places="2" number:min-integer-digits="1" number:grouping="true"/>
    </number:number-style>
    <number:number-style style:name="N201P1" style:volatile="true">
      <number:text>-</number:text>
      <number:number number:decimal-places="2" loext:min-decimal-places="2" number:min-integer-digits="1" number:grouping="true"/>
    </number:number-style>
    <number:number-style style:name="N201">
      <number:text>-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-</number:text>
      <number:number number:decimal-places="0" loext:min-decimal-places="0" number:min-integer-digits="1" number:grouping="true"/>
    </number:number-style>
    <number:number-style style:name="N202">
      <number:text>- </number:text>
      <style:map style:condition="value()&gt;0" style:apply-style-name="N202P0"/>
      <style:map style:condition="value()&lt;0" style:apply-style-name="N202P1"/>
    </number:number-style>
    <number:number-style style:name="N20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number number:decimal-places="11" loext:min-decimal-places="11" number:min-integer-digits="1"/>
    </number:number-style>
    <number:number-style style:name="N207">
      <number:number number:decimal-places="3" loext:min-decimal-places="3" number:min-integer-digits="1" number:grouping="true"/>
    </number:number-style>
    <number:number-style style:name="N208">
      <number:number number:decimal-places="5" loext:min-decimal-places="5" number:min-integer-digits="1" number:grouping="true"/>
    </number:number-style>
    <number:number-style style:name="N211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1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number number:decimal-places="5" loext:min-decimal-places="5" number:min-integer-digits="1" number:grouping="true"/>
      <number:text> </number:text>
    </number:number-style>
    <number:number-style style:name="N213">
      <number:text>-</number:text>
      <number:number number:decimal-places="5" loext:min-decimal-places="5" number:min-integer-digits="1" number:grouping="true"/>
      <number:text> </number:text>
      <style:map style:condition="value()&gt;=0" style:apply-style-name="N213P0"/>
    </number:number-style>
    <number:number-style style:name="N214">
      <number:number number:decimal-places="4" loext:min-decimal-places="4" number:min-integer-digits="1"/>
    </number:number-style>
    <number:number-style style:name="N217P0" style:volatile="true"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217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21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">
      <number:number number:decimal-places="4" loext:min-decimal-places="4" number:min-integer-digits="1" number:grouping="true"/>
    </number:number-style>
    <number:number-style style:name="N219">
      <number:number number:decimal-places="0" loext:min-decimal-places="0" number:min-integer-digits="1">
        <number:embedded-text number:position="3">  </number:embedded-text>
      </number:number>
    </number:number-style>
    <number:number-style style:name="N220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221">
      <number:number number:decimal-places="3" loext:min-decimal-places="3" number:min-integer-digits="1"/>
    </number:number-style>
    <number:number-style style:name="N222P0" style:volatile="true">
      <number:number number:decimal-places="0" loext:min-decimal-places="0" number:min-integer-digits="1" number:grouping="true"/>
      <number:text> </number:text>
    </number:number-style>
    <number:number-style style:name="N222">
      <number:text>-</number:text>
      <number:number number:decimal-places="0" loext:min-decimal-places="0" number:min-integer-digits="1" number:grouping="true"/>
      <number:text> </number:text>
      <style:map style:condition="value()&gt;=0" style:apply-style-name="N222P0"/>
    </number:number-style>
    <number:number-style style:name="N225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25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">
      <number:number number:decimal-places="13" loext:min-decimal-places="13" number:min-integer-digits="1"/>
    </number:number-style>
    <number:percentage-style style:name="N227">
      <number:number number:decimal-places="16" loext:min-decimal-places="16" number:min-integer-digits="1"/>
      <number:text>%</number:text>
    </number:percentage-style>
    <number:number-style style:name="N228">
      <number:number number:decimal-places="7" loext:min-decimal-places="7" number:min-integer-digits="1"/>
    </number:number-style>
    <number:number-style style:name="N229">
      <number:number number:decimal-places="6" loext:min-decimal-places="6" number:min-integer-digits="1"/>
    </number:number-style>
    <number:number-style style:name="N230P0" style:volatile="true">
      <number:number number:decimal-places="2" loext:min-decimal-places="2" number:min-integer-digits="1" number:grouping="true"/>
      <number:text> </number:text>
    </number:number-style>
    <number:number-style style:name="N230">
      <number:text>-</number:text>
      <number:number number:decimal-places="2" loext:min-decimal-places="2" number:min-integer-digits="1" number:grouping="true"/>
      <number:text> </number:text>
      <style:map style:condition="value()&gt;=0" style:apply-style-name="N230P0"/>
    </number:number-style>
    <number:number-style style:name="N231">
      <number:number number:decimal-places="5" loext:min-decimal-places="5" number:min-integer-digits="1"/>
    </number:number-style>
    <number:number-style style:name="N234P0" style:volatile="true"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34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36">
      <number:number number:decimal-places="6" loext:min-decimal-places="6" number:min-integer-digits="1" number:grouping="true"/>
    </number:number-style>
    <number:number-style style:name="N237">
      <number:number number:decimal-places="12" loext:min-decimal-places="12" number:min-integer-digits="1"/>
    </number:number-style>
    <number:number-style style:name="N238">
      <number:number number:decimal-places="10" loext:min-decimal-places="10" number:min-integer-digits="1"/>
    </number:number-style>
    <number:number-style style:name="N239">
      <number:number number:decimal-places="9" loext:min-decimal-places="9" number:min-integer-digits="1"/>
    </number:number-style>
    <number:number-style style:name="N240">
      <number:number number:decimal-places="8" loext:min-decimal-places="8" number:min-integer-digits="1"/>
    </number:number-style>
    <number:date-style style:name="N10111" number:language="en" number:country="GB">
      <number:month number:textual="true"/>
      <number:text>-</number:text>
      <number:year/>
    </number:date-style>
    <number:number-style style:name="N10112P0" style:volatile="true" number:language="en" number:country="GB">
      <number:number number:decimal-places="2" loext:min-decimal-places="2" number:min-integer-digits="1" number:grouping="true"/>
    </number:number-style>
    <number:number-style style:name="N10112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GB">
      <number:day number:style="long"/>
      <number:text>-</number:text>
      <number:month number:textual="true"/>
    </number:date-style>
    <number:time-style style:name="N10115" number:language="en" number:country="GB">
      <number:hours/>
      <number:text>:</number:text>
      <number:minutes number:style="long"/>
      <number:text> </number:text>
      <number:am-pm/>
    </number:time-style>
    <number:time-style style:name="N10116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0" loext:min-decimal-places="0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1:07:52.614599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5.2$Linux_X86_64 LibreOffice_project/40$Build-2</meta:generator>
    <dc:date>2020-10-22T15:04:44.358025215</dc:date>
    <dc:creator>Andrew Conway</dc:creator>
    <meta:editing-duration>PT3H7M57S</meta:editing-duration>
    <meta:editing-cycles>12</meta:editing-cycles>
    <meta:document-statistic meta:table-count="10" meta:cell-count="1435" meta:object-count="0"/>
  </office:meta>
</office:document-meta>
</file>